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1.ttf" xlink:type="simple" loext:font-style="normal" loext:font-weight="bold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49" style:family="table-column">
      <style:table-column-properties fo:break-before="auto" style:column-width="1.5756in"/>
    </style:style>
    <style:style style:name="co50" style:family="table-column">
      <style:table-column-properties fo:break-before="auto" style:column-width="1.628in"/>
    </style:style>
    <style:style style:name="co37" style:family="table-column">
      <style:table-column-properties fo:break-before="auto" style:column-width="0.8925in"/>
    </style:style>
    <style:style style:name="co51" style:family="table-column">
      <style:table-column-properties fo:break-before="auto" style:column-width="0.3728in"/>
    </style:style>
    <style:style style:name="co52" style:family="table-column">
      <style:table-column-properties fo:break-before="auto" style:column-width="0.5693in"/>
    </style:style>
    <style:style style:name="co53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65" style:family="table-column">
      <style:table-column-properties fo:break-before="auto" style:column-width="2.4126in"/>
    </style:style>
    <style:style style:name="co66" style:family="table-column">
      <style:table-column-properties fo:break-before="auto" style:column-width="0.75in"/>
    </style:style>
    <style:style style:name="co67" style:family="table-column">
      <style:table-column-properties fo:break-before="auto" style:column-width="0.3772in"/>
    </style:style>
    <style:style style:name="co68" style:family="table-column">
      <style:table-column-properties fo:break-before="auto" style:column-width="2.3945in"/>
    </style:style>
    <style:style style:name="co69" style:family="table-column">
      <style:table-column-properties fo:break-before="auto" style:column-width="0.3516in"/>
    </style:style>
    <style:style style:name="co70" style:family="table-column">
      <style:table-column-properties fo:break-before="auto" style:column-width="2.9272in"/>
    </style:style>
    <style:style style:name="co71" style:family="table-column">
      <style:table-column-properties fo:break-before="auto" style:column-width="0.3256in"/>
    </style:style>
    <style:style style:name="co72" style:family="table-column">
      <style:table-column-properties fo:break-before="auto" style:column-width="1.9583in"/>
    </style:style>
    <style:style style:name="co73" style:family="table-column">
      <style:table-column-properties fo:break-before="auto" style:column-width="0.3008in"/>
    </style:style>
    <style:style style:name="co74" style:family="table-column">
      <style:table-column-properties fo:break-before="auto" style:column-width="3.411in"/>
    </style:style>
    <style:style style:name="co75" style:family="table-column">
      <style:table-column-properties fo:break-before="auto" style:column-width="0.2689in"/>
    </style:style>
    <style:style style:name="co76" style:family="table-column">
      <style:table-column-properties fo:break-before="auto" style:column-width="1.248in"/>
    </style:style>
    <style:style style:name="co77" style:family="table-column">
      <style:table-column-properties fo:break-before="auto" style:column-width="0.9701in"/>
    </style:style>
    <style:style style:name="co78" style:family="table-column">
      <style:table-column-properties fo:break-before="auto" style:column-width="10.4953in"/>
    </style:style>
    <style:style style:name="co94" style:family="table-column">
      <style:table-column-properties fo:break-before="auto" style:column-width="5.8465in"/>
    </style:style>
    <style:style style:name="co24" style:family="table-column">
      <style:table-column-properties fo:break-before="auto" style:column-width="0.9492in"/>
    </style:style>
    <style:style style:name="co25" style:family="table-column">
      <style:table-column-properties fo:break-before="auto" style:column-width="0.7319in"/>
    </style:style>
    <style:style style:name="co26" style:family="table-column">
      <style:table-column-properties fo:break-before="auto" style:column-width="0.4335in"/>
    </style:style>
    <style:style style:name="co27" style:family="table-column">
      <style:table-column-properties fo:break-before="auto" style:column-width="0.4327in"/>
    </style:style>
    <style:style style:name="co28" style:family="table-column">
      <style:table-column-properties fo:break-before="auto" style:column-width="0.4937in"/>
    </style:style>
    <style:style style:name="co29" style:family="table-column">
      <style:table-column-properties fo:break-before="auto" style:column-width="0.2071in"/>
    </style:style>
    <style:style style:name="co30" style:family="table-column">
      <style:table-column-properties fo:break-before="auto" style:column-width="1.8445in"/>
    </style:style>
    <style:style style:name="co31" style:family="table-column">
      <style:table-column-properties fo:break-before="auto" style:column-width="0.4528in"/>
    </style:style>
    <style:style style:name="co32" style:family="table-column">
      <style:table-column-properties fo:break-before="auto" style:column-width="0.4945in"/>
    </style:style>
    <style:style style:name="co33" style:family="table-column">
      <style:table-column-properties fo:break-before="auto" style:column-width="0.502in"/>
    </style:style>
    <style:style style:name="co34" style:family="table-column">
      <style:table-column-properties fo:break-before="auto" style:column-width="1.3972in"/>
    </style:style>
    <style:style style:name="co35" style:family="table-column">
      <style:table-column-properties fo:break-before="auto" style:column-width="1.1028in"/>
    </style:style>
    <style:style style:name="co36" style:family="table-column">
      <style:table-column-properties fo:break-before="auto" style:column-width="1.0264in"/>
    </style:style>
    <style:style style:name="co38" style:family="table-column">
      <style:table-column-properties fo:break-before="auto" style:column-width="0.6953in"/>
    </style:style>
    <style:style style:name="co39" style:family="table-column">
      <style:table-column-properties fo:break-before="auto" style:column-width="0.8035in"/>
    </style:style>
    <style:style style:name="co40" style:family="table-column">
      <style:table-column-properties fo:break-before="auto" style:column-width="0.4862in"/>
    </style:style>
    <style:style style:name="co41" style:family="table-column">
      <style:table-column-properties fo:break-before="auto" style:column-width="0.4783in"/>
    </style:style>
    <style:style style:name="co42" style:family="table-column">
      <style:table-column-properties fo:break-before="auto" style:column-width="0.5346in"/>
    </style:style>
    <style:style style:name="co43" style:family="table-column">
      <style:table-column-properties fo:break-before="auto" style:column-width="0.1634in"/>
    </style:style>
    <style:style style:name="co44" style:family="table-column">
      <style:table-column-properties fo:break-before="auto" style:column-width="0.7492in"/>
    </style:style>
    <style:style style:name="co45" style:family="table-column">
      <style:table-column-properties fo:break-before="auto" style:column-width="0.3937in"/>
    </style:style>
    <style:style style:name="co46" style:family="table-column">
      <style:table-column-properties fo:break-before="auto" style:column-width="2.0398in"/>
    </style:style>
    <style:style style:name="co47" style:family="table-column">
      <style:table-column-properties fo:break-before="auto" style:column-width="1.5181in"/>
    </style:style>
    <style:style style:name="co48" style:family="table-column">
      <style:table-column-properties fo:break-before="auto" style:column-width="0.6429in"/>
    </style:style>
    <style:style style:name="co54" style:family="table-column">
      <style:table-column-properties fo:break-before="auto" style:column-width="0.6547in"/>
    </style:style>
    <style:style style:name="co55" style:family="table-column">
      <style:table-column-properties fo:break-before="auto" style:column-width="0.8283in"/>
    </style:style>
    <style:style style:name="co56" style:family="table-column">
      <style:table-column-properties fo:break-before="auto" style:column-width="0.8457in"/>
    </style:style>
    <style:style style:name="co57" style:family="table-column">
      <style:table-column-properties fo:break-before="auto" style:column-width="0.7874in"/>
    </style:style>
    <style:style style:name="co58" style:family="table-column">
      <style:table-column-properties fo:break-before="auto" style:column-width="0.5256in"/>
    </style:style>
    <style:style style:name="co59" style:family="table-column">
      <style:table-column-properties fo:break-before="auto" style:column-width="1.028in"/>
    </style:style>
    <style:style style:name="co60" style:family="table-column">
      <style:table-column-properties fo:break-before="auto" style:column-width="1.0161in"/>
    </style:style>
    <style:style style:name="co61" style:family="table-column">
      <style:table-column-properties fo:break-before="auto" style:column-width="0.8008in"/>
    </style:style>
    <style:style style:name="co62" style:family="table-column">
      <style:table-column-properties fo:break-before="auto" style:column-width="0.9445in"/>
    </style:style>
    <style:style style:name="co63" style:family="table-column">
      <style:table-column-properties fo:break-before="auto" style:column-width="0.9563in"/>
    </style:style>
    <style:style style:name="co64" style:family="table-column">
      <style:table-column-properties fo:break-before="auto" style:column-width="0.7772in"/>
    </style:style>
    <style:style style:name="co79" style:family="table-column">
      <style:table-column-properties fo:break-before="auto" style:column-width="0.7165in"/>
    </style:style>
    <style:style style:name="co80" style:family="table-column">
      <style:table-column-properties fo:break-before="auto" style:column-width="0.6535in"/>
    </style:style>
    <style:style style:name="co81" style:family="table-column">
      <style:table-column-properties fo:break-before="auto" style:column-width="0.5146in"/>
    </style:style>
    <style:style style:name="co82" style:family="table-column">
      <style:table-column-properties fo:break-before="auto" style:column-width="0.4744in"/>
    </style:style>
    <style:style style:name="co83" style:family="table-column">
      <style:table-column-properties fo:break-before="auto" style:column-width="0.5063in"/>
    </style:style>
    <style:style style:name="co84" style:family="table-column">
      <style:table-column-properties fo:break-before="auto" style:column-width="0.5134in"/>
    </style:style>
    <style:style style:name="co85" style:family="table-column">
      <style:table-column-properties fo:break-before="auto" style:column-width="0.3165in"/>
    </style:style>
    <style:style style:name="co86" style:family="table-column">
      <style:table-column-properties fo:break-before="auto" style:column-width="0.6638in"/>
    </style:style>
    <style:style style:name="co87" style:family="table-column">
      <style:table-column-properties fo:break-before="auto" style:column-width="0.622in"/>
    </style:style>
    <style:style style:name="co88" style:family="table-column">
      <style:table-column-properties fo:break-before="auto" style:column-width="0.4638in"/>
    </style:style>
    <style:style style:name="co89" style:family="table-column">
      <style:table-column-properties fo:break-before="auto" style:column-width="0.4256in"/>
    </style:style>
    <style:style style:name="co90" style:family="table-column">
      <style:table-column-properties fo:break-before="auto" style:column-width="1.4417in"/>
    </style:style>
    <style:style style:name="co91" style:family="table-column">
      <style:table-column-properties fo:break-before="auto" style:column-width="0.5402in"/>
    </style:style>
    <style:style style:name="co92" style:family="table-column">
      <style:table-column-properties fo:break-before="auto" style:column-width="1.622in"/>
    </style:style>
    <style:style style:name="co93" style:family="table-column">
      <style:table-column-properties fo:break-before="auto" style:column-width="0.2465in"/>
    </style:style>
    <style:style style:name="co95" style:family="table-column">
      <style:table-column-properties fo:break-before="auto" style:column-width="0.4717in"/>
    </style:style>
    <style:style style:name="co96" style:family="table-column">
      <style:table-column-properties fo:break-before="auto" style:column-width="1.211in"/>
    </style:style>
    <style:style style:name="co97" style:family="table-column">
      <style:table-column-properties fo:break-before="auto" style:column-width="1.7339in"/>
    </style:style>
    <style:style style:name="co98" style:family="table-column">
      <style:table-column-properties fo:break-before="auto" style:column-width="0.7126in"/>
    </style:style>
    <style:style style:name="co99" style:family="table-column">
      <style:table-column-properties fo:break-before="auto" style:column-width="0.3752in"/>
    </style:style>
    <style:style style:name="co100" style:family="table-column">
      <style:table-column-properties fo:break-before="auto" style:column-width="1.2256in"/>
    </style:style>
    <style:style style:name="co101" style:family="table-column">
      <style:table-column-properties fo:break-before="auto" style:column-width="0.2744in"/>
    </style:style>
    <style:style style:name="co102" style:family="table-column">
      <style:table-column-properties fo:break-before="auto" style:column-width="10.839in"/>
    </style:style>
    <style:style style:name="co103" style:family="table-column">
      <style:table-column-properties fo:break-before="auto" style:column-width="0.6118in"/>
    </style:style>
    <style:style style:name="co104" style:family="table-column">
      <style:table-column-properties fo:break-before="auto" style:column-width="0.8189in"/>
    </style:style>
    <style:style style:name="co105" style:family="table-column">
      <style:table-column-properties fo:break-before="auto" style:column-width="0.7693in"/>
    </style:style>
    <style:style style:name="co106" style:family="table-column">
      <style:table-column-properties fo:break-before="auto" style:column-width="0.5457in"/>
    </style:style>
    <style:style style:name="co107" style:family="table-column">
      <style:table-column-properties fo:break-before="auto" style:column-width="0.7591in"/>
    </style:style>
    <style:style style:name="co108" style:family="table-column">
      <style:table-column-properties fo:break-before="auto" style:column-width="0.5374in"/>
    </style:style>
    <style:style style:name="co109" style:family="table-column">
      <style:table-column-properties fo:break-before="auto" style:column-width="0.3819in"/>
    </style:style>
    <style:style style:name="co110" style:family="table-column">
      <style:table-column-properties fo:break-before="auto" style:column-width="2.0083in"/>
    </style:style>
    <style:style style:name="co111" style:family="table-column">
      <style:table-column-properties fo:break-before="auto" style:column-width="1.3008in"/>
    </style:style>
    <style:style style:name="co112" style:family="table-column">
      <style:table-column-properties fo:break-before="auto" style:column-width="0.5055in"/>
    </style:style>
    <style:style style:name="co113" style:family="table-column">
      <style:table-column-properties fo:break-before="auto" style:column-width="0.7209in"/>
    </style:style>
    <style:style style:name="co114" style:family="table-column">
      <style:table-column-properties fo:break-before="auto" style:column-width="0.6744in"/>
    </style:style>
    <style:style style:name="co115" style:family="table-column">
      <style:table-column-properties fo:break-before="auto" style:column-width="0.9in"/>
    </style:style>
    <style:style style:name="co116" style:family="table-column">
      <style:table-column-properties fo:break-before="auto" style:column-width="1.2016in"/>
    </style:style>
    <style:style style:name="ro2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5181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8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19" style:family="table-row">
      <style:table-row-properties style:row-height="1.1811in" fo:break-before="auto" style:use-optimal-row-height="true"/>
    </style:style>
    <style:style style:name="ro20" style:family="table-row">
      <style:table-row-properties style:row-height="0.3925in" fo:break-before="auto" style:use-optimal-row-height="true"/>
    </style:style>
    <style:style style:name="ro5" style:family="table-row">
      <style:table-row-properties style:row-height="0.1811in" fo:break-before="auto" style:use-optimal-row-height="true"/>
    </style:style>
    <style:style style:name="ro21" style:family="table-row">
      <style:table-row-properties style:row-height="0.6425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2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2189in" fo:break-before="auto" style:use-optimal-row-height="tru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0.5799in" fo:break-before="auto" style:use-optimal-row-height="true"/>
    </style:style>
    <style:style style:name="ro25" style:family="table-row">
      <style:table-row-properties style:row-height="0.1244in" fo:break-before="auto" style:use-optimal-row-height="false"/>
    </style:style>
    <style:style style:name="ro26" style:family="table-row">
      <style:table-row-properties style:row-height="0.7665in" fo:break-before="auto" style:use-optimal-row-height="true"/>
    </style:style>
    <style:style style:name="ro28" style:family="table-row">
      <style:table-row-properties style:row-height="0.1035in" fo:break-before="auto" style:use-optimal-row-height="false"/>
    </style:style>
    <style:style style:name="ro29" style:family="table-row">
      <style:table-row-properties style:row-height="0.2071in" fo:break-before="auto" style:use-optimal-row-height="false"/>
    </style:style>
    <style:style style:name="ro30" style:family="table-row">
      <style:table-row-properties style:row-height="0.1839in" fo:break-before="auto" style:use-optimal-row-height="true"/>
    </style:style>
    <style:style style:name="ro31" style:family="table-row">
      <style:table-row-properties style:row-height="0.1346in" fo:break-before="auto" style:use-optimal-row-height="false"/>
    </style:style>
    <style:style style:name="ro32" style:family="table-row">
      <style:table-row-properties style:row-height="0.2071in" fo:break-before="auto" style:use-optimal-row-height="true"/>
    </style:style>
    <style:style style:name="ro33" style:family="table-row">
      <style:table-row-properties style:row-height="0.2173in" fo:break-before="auto" style:use-optimal-row-height="false"/>
    </style:style>
    <style:style style:name="ro34" style:family="table-row">
      <style:table-row-properties style:row-height="0.1965in" fo:break-before="auto" style:use-optimal-row-height="false"/>
    </style:style>
    <style:style style:name="ro35" style:family="table-row">
      <style:table-row-properties style:row-height="0.1854in" fo:break-before="auto" style:use-optimal-row-height="true"/>
    </style:style>
    <style:style style:name="ro36" style:family="table-row">
      <style:table-row-properties style:row-height="0.1835in" fo:break-before="auto" style:use-optimal-row-height="true"/>
    </style:style>
    <style:style style:name="ro37" style:family="table-row">
      <style:table-row-properties style:row-height="0.3937in" fo:break-before="auto" style:use-optimal-row-height="true"/>
    </style:style>
    <style:style style:name="ro38" style:family="table-row">
      <style:table-row-properties style:row-height="0.0791in" fo:break-before="auto" style:use-optimal-row-height="fals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text-style style:name="N100">
      <number:text-content/>
    </number:text-style>
    <style:style style:name="ce136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446" style:family="table-cell" style:parent-style-name="Default">
      <style:table-cell-properties fo:wrap-option="wrap" style:vertical-align="middle"/>
      <style:text-properties style:font-name="Avenir2" fo:font-size="10pt" style:font-size-asian="10pt" style:font-size-complex="10pt"/>
    </style:style>
    <style:style style:name="ce1447" style:family="table-cell" style:parent-style-name="Default">
      <style:table-cell-properties fo:background-color="#81d41a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48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44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45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5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5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8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4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4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7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7pt" fo:font-weight="bold" style:font-size-asian="7pt" style:font-weight-asian="bold" style:font-size-complex="7pt" style:font-weight-complex="bold"/>
    </style:style>
    <style:style style:name="ce14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48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/>
    </style:style>
    <style:style style:name="ce14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="0.06pt solid #000000" style:vertical-align="middle"/>
      <style:text-properties style:font-name="Avenir2" fo:font-size="9pt" style:font-size-asian="9pt" style:font-size-complex="9pt"/>
    </style:style>
    <style:style style:name="ce160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0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1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1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7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3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6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6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66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8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8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/>
    </style:style>
    <style:style style:name="ce168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6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8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9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91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692" style:family="table-cell" style:parent-style-name="Default">
      <style:table-cell-properties fo:background-color="transparent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36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645" style:family="table-cell" style:parent-style-name="Default">
      <style:table-cell-properties fo:background-color="transparent" style:vertical-align="middle"/>
      <style:text-properties style:font-name="Avenir2"/>
    </style:style>
    <style:style style:name="ce715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73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734" style:family="table-cell" style:parent-style-name="Default">
      <style:table-cell-properties style:vertical-align="middle"/>
      <style:text-properties style:font-name="Avenir"/>
    </style:style>
    <style:style style:name="ce1735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73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7" style:family="table-cell" style:parent-style-name="Default">
      <style:table-cell-properties fo:background-color="transparent" style:vertical-align="middle"/>
      <style:text-properties style:font-name="Avenir"/>
    </style:style>
    <style:style style:name="ce17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7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17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42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743" style:family="table-cell" style:parent-style-name="Default">
      <style:table-cell-properties style:vertical-align="middle"/>
      <style:text-properties style:use-window-font-color="true" style:font-name="Avenir"/>
    </style:style>
    <style:style style:name="ce1744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745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74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9" style:family="table-cell" style:parent-style-name="Default">
      <style:table-cell-properties fo:wrap-option="no-wrap" style:vertical-align="middle"/>
    </style:style>
    <style:style style:name="ce1751" style:family="table-cell" style:parent-style-name="Default">
      <style:table-cell-properties fo:wrap-option="wrap" style:vertical-align="middle"/>
    </style:style>
    <style:style style:name="ce1886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277" style:family="table-cell" style:parent-style-name="Default">
      <style:table-cell-properties style:vertical-align="middle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2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28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2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9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2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2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2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fo:font-weight="normal" style:font-size-asian="9pt" style:font-size-complex="9pt"/>
    </style:style>
    <style:style style:name="ce352" style:family="table-cell" style:parent-style-name="Default"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2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2"/>
    </style:style>
    <style:style style:name="ce15" style:family="table-cell" style:parent-style-name="Default">
      <style:table-cell-properties style:vertical-align="middle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107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34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34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2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2" fo:font-weight="bold"/>
    </style:style>
    <style:style style:name="ce36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125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8pt" fo:font-style="normal" fo:font-weight="normal" style:font-style-asian="normal" style:font-style-complex="normal"/>
    </style:style>
    <style:style style:name="ce375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3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38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gt;[$KP_tablazat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2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2"/>
    </style:style>
    <style:style style:name="ce3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2" fo:font-size="9pt" fo:font-weight="bold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2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2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2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2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/>
    </style:style>
    <style:style style:name="ce408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2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2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2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2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2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2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0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4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2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2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51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51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2" fo:font-weight="bold"/>
    </style:style>
    <style:style style:name="ce52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53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2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543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2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2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2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226" style:family="table-cell" style:parent-style-name="Default">
      <style:table-cell-properties fo:border="none" style:vertical-align="middle"/>
      <style:text-properties style:font-name="Avenir2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60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578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58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5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2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2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2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2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2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6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310" style:family="table-cell" style:parent-style-name="Default">
      <style:table-cell-properties fo:background-color="transparent"/>
      <style:text-properties style:font-name="Avenir2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2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64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2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3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3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33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37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4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2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2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2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2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2" fo:font-weight="bold"/>
    </style:style>
    <style:style style:name="ce701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2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76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70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707" style:family="table-cell" style:parent-style-name="Default">
      <style:table-cell-properties fo:background-color="#ffffd7" fo:border="0.74pt solid #000000"/>
    </style:style>
    <style:style style:name="ce709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2" fo:font-weight="bold"/>
    </style:style>
    <style:style style:name="ce56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9pt" fo:font-weight="normal" style:font-size-asian="9pt" style:font-weight-asian="normal" style:font-size-complex="9pt" style:font-weight-complex="normal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368" style:family="table-cell" style:parent-style-name="Default">
      <style:table-cell-properties fo:background-color="transparent"/>
    </style:style>
    <style:style style:name="ce371" style:family="table-cell" style:parent-style-name="Default">
      <style:table-cell-properties fo:border-bottom="2.24pt solid #000000" fo:background-color="transparent" fo:border-left="none" fo:border-right="none" fo:border-top="non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2"/>
    </style:style>
    <style:style style:name="ce40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41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1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2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2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3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748" style:family="table-cell" style:parent-style-name="Default">
      <style:table-cell-properties fo:border="0.74pt solid #000000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$Tartalék.$E9]&gt;[$Tartalék.$D9])" style:apply-style-name="Warning_5f_Fortély" style:base-cell-address="Tartalé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84" style:family="table-cell" style:parent-style-name="Default">
      <style:table-cell-properties fo:border-bottom="none" fo:border-left="none" fo:border-right="2.24pt solid #000000" fo:border-top="2.24pt solid #000000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88" style:family="table-cell" style:parent-style-name="Default">
      <style:table-cell-properties fo:border-bottom="none" fo:background-color="#e6e6e6" fo:border-left="none" fo:border-right="2.24pt solid #000000" fo:border-top="none" style:vertical-align="middle"/>
      <style:text-properties style:font-name="Avenir2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481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482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2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3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2"/>
    </style:style>
    <style:style style:name="ce355" style:family="table-cell" style:parent-style-name="Default">
      <style:table-cell-properties style:vertical-align="middle"/>
      <style:text-properties style:font-name="Avenir2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78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8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2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503" style:family="table-cell" style:parent-style-name="Default">
      <style:table-cell-properties fo:border-bottom="none" fo:border-left="none" fo:border-right="none" fo:border-top="2.24pt solid #000000"/>
    </style:style>
    <style:style style:name="ce82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82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53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51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style:font-name="Avenir2"/>
    </style:style>
    <style:style style:name="ce5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5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5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2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start" fo:margin-left="0in"/>
      <style:text-properties style:font-name="Avenir2"/>
    </style:style>
    <style:style style:name="ce527" style:family="table-cell" style:parent-style-name="Default">
      <style:table-cell-properties fo:border-bottom="none" fo:border-left="none" fo:border-right="2.24pt solid #000000" fo:border-top="none"/>
    </style:style>
    <style:style style:name="ce5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start" fo:margin-left="0in"/>
      <style:text-properties style:font-name="Avenir2"/>
    </style:style>
    <style:style style:name="ce52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start" fo:margin-left="0in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5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56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venir2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lt;0" style:apply-style-name="Warning_5f_szinttúlépés" style:base-cell-address="Tartalé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57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586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864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873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88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9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46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8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8pt" fo:font-style="normal" style:font-style-asian="normal" style:font-style-complex="normal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957" style:family="table-cell" style:parent-style-name="Default">
      <style:text-properties style:font-name="Avenir" fo:font-style="normal" style:font-style-asian="normal" style:font-style-complex="normal"/>
    </style:style>
    <style:style style:name="ce9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KP_tablazat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KP_tablazat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97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10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1017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2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29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0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7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108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674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 style:data-style-name="N21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04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1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74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141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4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2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66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81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KP_tablazat.$K$68])                                                         AND ([$Alapértékek.C18]&lt;[$KP_tablazat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2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52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93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317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2" fo:font-size="9pt"/>
    </style:style>
    <style:style style:name="ce132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2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2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36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2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2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  <style:map style:condition="is-true-formula([.$E$19]&gt;[.$D$19])" style:apply-style-name="Warning_5f_Fortély" style:base-cell-address="Misztikus.F18"/>
      <style:map style:condition="cell-content()&lt;0" style:apply-style-name="Warning_5f_negativ" style:base-cell-address="Misztikus.F18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9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2"/>
    </style:style>
    <style:style style:name="ce994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in"/>
      <style:text-properties fo:color="#ffffff" style:font-name="Avenir2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2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2" fo:font-size="9pt" fo:font-weight="bold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size="9pt" fo:font-weight="bold"/>
      <style:map style:condition="cell-content()&lt;0" style:apply-style-name="Warning_5f_maradt" style:base-cell-address="Misztikus.L3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426" style:family="table-cell" style:parent-style-name="Default">
      <style:table-cell-properties fo:wrap-option="wrap" style:vertical-align="middle"/>
      <style:text-properties style:font-name="Avenir2" fo:font-size="10pt" style:font-size-asian="10pt" style:font-size-complex="10pt"/>
    </style:style>
    <style:style style:name="ce1427" style:family="table-cell" style:parent-style-name="Default">
      <style:table-cell-properties fo:background-color="#81d41a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28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42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43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3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6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4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9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7pt" fo:font-weight="bold" style:font-size-asian="7pt" style:font-weight-asian="bold" style:font-size-complex="7pt" style:font-weight-complex="bold"/>
    </style:style>
    <style:style style:name="ce15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50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/>
    </style:style>
    <style:style style:name="ce15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5" style:family="table-cell" style:parent-style-name="Default">
      <style:table-cell-properties fo:border="0.06pt solid #000000" style:vertical-align="middle"/>
      <style:text-properties style:font-name="Avenir2" fo:font-size="9pt" style:font-size-asian="9pt" style:font-size-complex="9pt"/>
    </style:style>
    <style:style style:name="ce151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0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4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4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5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56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9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/>
    </style:style>
    <style:style style:name="ce157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85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586" style:family="table-cell" style:parent-style-name="Default">
      <style:table-cell-properties fo:background-color="transparent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339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5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548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9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91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4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5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4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50" style:family="table-cell" style:parent-style-name="Default">
      <style:table-cell-properties fo:border-bottom="none" fo:border-left="0.74pt solid #000000" fo:border-right="0.74pt solid #000000" fo:border-top="none"/>
    </style:style>
    <style:style style:name="ce1554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3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64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116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16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648" style:family="table-cell" style:parent-style-name="Default">
      <style:table-cell-properties fo:background-color="transparent" style:vertical-align="middle"/>
    </style:style>
    <style:style style:name="ce137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375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18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18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190" style:family="table-cell" style:parent-style-name="Default">
      <style:table-cell-properties fo:border="none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18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385" style:family="table-cell" style:parent-style-name="Default">
      <style:table-cell-properties fo:border="none"/>
    </style:style>
    <style:style style:name="ce1628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9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15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38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493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3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69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695" style:family="table-cell" style:parent-style-name="Default">
      <style:table-cell-properties style:vertical-align="middle"/>
      <style:text-properties style:font-name="Avenir"/>
    </style:style>
    <style:style style:name="ce1696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69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8" style:family="table-cell" style:parent-style-name="Default">
      <style:table-cell-properties fo:background-color="transparent" style:vertical-align="middle"/>
      <style:text-properties style:font-name="Avenir"/>
    </style:style>
    <style:style style:name="ce169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7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17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3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704" style:family="table-cell" style:parent-style-name="Default">
      <style:table-cell-properties style:vertical-align="middle"/>
      <style:text-properties style:use-window-font-color="true" style:font-name="Avenir"/>
    </style:style>
    <style:style style:name="ce1705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70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0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0" style:family="table-cell" style:parent-style-name="Default">
      <style:table-cell-properties fo:wrap-option="no-wrap" style:vertical-align="middle"/>
    </style:style>
    <style:style style:name="ce1189" style:family="table-cell" style:parent-style-name="Default">
      <style:table-cell-properties style:vertical-align="middle"/>
    </style:style>
    <style:style style:name="ce1712" style:family="table-cell" style:parent-style-name="Default">
      <style:table-cell-properties fo:wrap-option="wrap" style:vertical-align="middle"/>
    </style:style>
    <style:style style:name="ce1752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1753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1754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1755" style:family="table-cell" style:parent-style-name="Default" style:data-style-name="N100">
      <style:text-properties style:font-name="Avenir2" fo:font-weight="bold"/>
    </style:style>
    <style:style style:name="ce1756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1757" style:family="table-cell" style:parent-style-name="Default" style:data-style-name="N100">
      <style:text-properties style:font-name="Avenir2" fo:font-weight="normal"/>
    </style:style>
    <style:style style:name="ce1758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1759" style:family="table-cell" style:parent-style-name="Default" style:data-style-name="N100">
      <style:text-properties fo:color="#ff0000" style:font-name="Avenir2" fo:font-weight="bold"/>
    </style:style>
    <style:style style:name="ce1760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1761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1762" style:family="table-cell" style:parent-style-name="Default">
      <style:text-properties style:font-name="Avenir2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7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4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" fo:font-weight="bold"/>
    </style:style>
    <style:style style:name="ce177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77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77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77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7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786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8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9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9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4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87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80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8pt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8pt"/>
    </style:style>
    <style:style style:name="ce180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"/>
    </style:style>
    <style:style style:name="ce181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82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8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86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86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86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187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876" style:family="table-cell" style:parent-style-name="Default">
      <style:table-cell-properties fo:wrap-option="wrap"/>
    </style:style>
    <style:style style:name="T39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40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37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38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36" style:family="text">
      <style:text-properties style:font-name="Avenir2"/>
    </style:style>
    <style:style style:name="T41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font-name="Avenir3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6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7pt"/>
    </style:style>
    <style:style style:name="T1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0" style:family="text">
      <style:text-properties style:font-name="Avenir2"/>
    </style:style>
    <style:style style:name="T2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2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2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3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3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3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33" style:family="text">
      <style:text-properties fo:color="#bf0041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42" style:family="text">
      <style:text-properties fo:color="#ff0000" fo:font-weight="bold" style:font-weight-asian="bold" style:font-weight-complex="bold"/>
    </style:style>
    <style:style style:name="T4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1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4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Tartalé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Tartalé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Tartalék.D25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Tartalék.I10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Tartalé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szekunder_atfogo)" table:allow-empty-cell="true" table:display-list="unsorted" table:base-cell-address="Alapértékek.G30">
          <table:error-message table:message-type="stop" table:display="true"/>
        </table:content-validation>
        <table:content-validation table:name="val52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3" table:base-cell-address="Alapértékek.G58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Tartalé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Tartalé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in-list(szakmak)" table:allow-empty-cell="true" table:display-list="unsorted" table:base-cell-address="Alapértékek.H56">
          <table:error-message table:message-type="stop" table:display="true"/>
        </table:content-validation>
        <table:content-validation table:name="val60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2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4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65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6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7" table:condition="of:cell-content-is-in-list(szekunder_atfogo)" table:allow-empty-cell="true" table:display-list="unsorted" table:base-cell-address="Tartalék.A25">
          <table:error-message table:message-type="stop" table:display="true"/>
        </table:content-validation>
        <table:content-validation table:name="val68" table:condition="of:cell-content-is-in-list(szekunder_atlagos)" table:allow-empty-cell="true" table:display-list="unsorted" table:base-cell-address="Tartalék.H17">
          <table:error-message table:message-type="stop" table:display="true"/>
        </table:content-validation>
        <table:content-validation table:name="val69" table:condition="of:cell-content-is-in-list(hatterek_karmak)" table:allow-empty-cell="true" table:display-list="unsorted" table:base-cell-address="Tartalék.A41">
          <table:error-message table:message-type="stop" table:display="true"/>
        </table:content-validation>
        <table:content-validation table:name="val70" table:condition="of:cell-content-is-in-list(hatterek_karmak)" table:allow-empty-cell="true" table:display-list="unsorted" table:base-cell-address="Tartalék.A46">
          <table:error-message table:message-type="stop" table:display="true"/>
        </table:content-validation>
        <table:content-validation table:name="val71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2" table:base-cell-address="Tartalé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7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8" table:condition="of:cell-content-is-in-list(hatterek_faj)" table:allow-empty-cell="true" table:display-list="unsorted" table:base-cell-address="Tartalék.I5">
          <table:error-message table:message-type="stop" table:display="true"/>
        </table:content-validation>
        <table:content-validation table:name="val79" table:condition="of:cell-content-is-in-list(hatterek_szabad)" table:allow-empty-cell="true" table:display-list="unsorted" table:base-cell-address="Tartalék.H11">
          <table:error-message table:message-type="stop" table:display="true"/>
        </table:content-validation>
        <table:content-validation table:name="val80" table:condition="of:cell-content-is-in-list(kulturkorok)" table:allow-empty-cell="true" table:display-list="unsorted" table:base-cell-address="Tartalék.H27">
          <table:error-message table:message-type="stop" table:display="true"/>
        </table:content-validation>
        <table:content-validation table:name="val81" table:condition="of:cell-content-is-in-list(kulturkorok)" table:allow-empty-cell="true" table:display-list="unsorted" table:base-cell-address="Tartalék.I27">
          <table:error-message table:message-type="stop" table:display="true"/>
        </table:content-validation>
        <table:content-validation table:name="val82" table:base-cell-address="Tartalé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base-cell-address="Tartalék.K37">
          <table:help-message table:title="1.Tapasztali szinten: 6 SzP" table:display="true">
            <text:p>1. Tapasztalati Szinten kapsz 6 Szabad Pontot,</text:p>
            <text:p>amit csak...</text:p>
            <text:p>- Kultúrkörre (3)</text:p>
            <text:p>és/vagy</text:p>
            <text:p>- Helyismeretre (3)</text:p>
            <text:p>költhetsz. Köztük tetszés szerint bármilyen</text:p>
            <text:p>arányban eloszthatod a pontokat, akár</text:p>
            <text:p>több Kultúrkörre vagy Helyismeretre</text:p>
            <text:p>felosztva is.</text:p>
          </table:help-message>
          <table:error-message table:message-type="stop" table:display="true"/>
        </table:content-validation>
        <table:content-validation table:name="val84" table:condition="of:cell-content-is-in-list(&quot;&quot;;&quot;1&quot;;&quot;2&quot;;&quot;3&quot;;&quot;&quot;)" table:allow-empty-cell="true" table:display-list="unsorted" table:base-cell-address="Tartalék.J28">
          <table:error-message table:message-type="stop" table:display="true"/>
        </table:content-validation>
        <table:content-validation table:name="val85" table:condition="of:cell-content-is-in-list(&quot;1&quot;;&quot;2&quot;;&quot;3&quot;)" table:allow-empty-cell="true" table:display-list="unsorted" table:base-cell-address="Tartalék.J28">
          <table:error-message table:message-type="stop" table:display="true"/>
        </table:content-validation>
        <table:content-validation table:name="val86" table:condition="of:cell-content-is-in-list(&quot;1&quot;;&quot;2&quot;;&quot;3&quot;)" table:allow-empty-cell="true" table:display-list="unsorted" table:base-cell-address="Tartalék.J38">
          <table:error-message table:message-type="stop" table:display="true"/>
        </table:content-validation>
        <table:content-validation table:name="val87" table:condition="of:cell-content-is-in-list(&quot;1&quot;;&quot;2&quot;;&quot;3&quot;)" table:allow-empty-cell="true" table:display-list="unsorted" table:base-cell-address="Tartalék.K11">
          <table:error-message table:message-type="stop" table:display="true"/>
        </table:content-validation>
        <table:content-validation table:name="val88" table:condition="of:cell-content-is-in-list(&quot;1&quot;;&quot;2&quot;;&quot;3&quot;)" table:allow-empty-cell="true" table:display-list="unsorted" table:base-cell-address="Tartalék.K38">
          <table:error-message table:message-type="stop" table:display="true"/>
        </table:content-validation>
        <table:content-validation table:name="val89" table:base-cell-address="Tartalék.K8">
          <table:help-message table:title="Ne módosítsd!" table:display="false">
            <text:p>A program számolja!</text:p>
          </table:help-message>
        </table:content-validation>
        <table:content-validation table:name="val90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1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2" table:base-cell-address="Tartalék.A24">
          <table:help-message table:display="true"/>
          <table:error-message table:message-type="stop" table:display="true"/>
        </table:content-validation>
        <table:content-validation table:name="val93" table:condition="of:cell-content-is-in-list(tavolsagi_fegyverek_nev)" table:allow-empty-cell="true" table:display-list="sort-ascending" table:base-cell-address="Misztikus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4" table:condition="of:cell-content-is-in-list(tavolsagi_fegyverek_nev)" table:allow-empty-cell="true" table:display-list="sort-ascending" table:base-cell-address="Misztikus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5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6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7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8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9" table:base-cell-address="Tartalék.E25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0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1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4" table:base-cell-address="Tartalé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5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6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7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8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9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0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1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5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16" table:condition="of:cell-content-is-decimal-number() and cell-content-is-between(0,3)" table:allow-empty-cell="true" table:base-cell-address="Tartalé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17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18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19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0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23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4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5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26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27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2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2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34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35" table:base-cell-address="Tartalé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36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37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3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0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4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42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4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45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46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47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49" table:base-cell-address="Tartalé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50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5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52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53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54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55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6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57" table:condition="of:cell-content-is-in-list(tradiciok)" table:allow-empty-cell="true" table:display-list="unsorted" table:base-cell-address="Misztikus.A7">
          <table:error-message table:message-type="stop" table:display="true"/>
        </table:content-validation>
        <table:content-validation table:name="val158" table:base-cell-address="Misztikus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59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60" table:condition="of:cell-content-is-whole-number() and cell-content-is-between(0,15)" table:allow-empty-cell="true" table:base-cell-address="Misztikus.E16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61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62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63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64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65" table:base-cell-address="KP_tablazat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4" table:default-cell-style-name="ce352"/>
        <table:table-column table:style-name="co25" table:default-cell-style-name="ce352"/>
        <table:table-column table:style-name="co26" table:default-cell-style-name="ce352"/>
        <table:table-column table:style-name="co27" table:default-cell-style-name="ce352"/>
        <table:table-column table:style-name="co28" table:default-cell-style-name="ce352"/>
        <table:table-column table:style-name="co29" table:default-cell-style-name="ce352"/>
        <table:table-column table:style-name="co30" table:default-cell-style-name="ce352"/>
        <table:table-column table:style-name="co31" table:number-columns-repeated="2" table:default-cell-style-name="ce352"/>
        <table:table-column table:style-name="co32" table:default-cell-style-name="ce352"/>
        <table:table-column table:style-name="co33" table:default-cell-style-name="ce352"/>
        <table:table-column table:style-name="co34" table:default-cell-style-name="ce352"/>
        <table:table-column table:style-name="co35" table:default-cell-style-name="ce352"/>
        <table:table-column table:style-name="co36" table:default-cell-style-name="ce352"/>
        <table:table-column table:style-name="co14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3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277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13"/>
          <table:table-cell table:style-name="ce5" table:number-columns-repeated="16372"/>
        </table:table-row>
        <table:table-row table:style-name="ro28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13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13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13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3])" office:value-type="float" office:value="850" calcext:value-type="float">
            <text:p>8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13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47"/>
          <table:table-cell table:style-name="ce147" table:content-validation-name="val46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Tartalék.F25:.F27])+SUM([$Tartalék.F30:.F37])" office:value-type="float" office:value="0" calcext:value-type="float">
            <text:p>0</text:p>
          </table:table-cell>
          <table:table-cell table:style-name="ce613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13" table:number-columns-repeated="2"/>
          <table:table-cell table:style-name="ce5" table:number-columns-repeated="16371"/>
        </table:table-row>
        <table:table-row table:style-name="ro3">
          <table:table-cell table:style-name="ce28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88"/>
          <table:table-cell table:style-name="ce150" table:content-validation-name="val2" table:formula="of:=SUM([.$K16:.$K24])+SUM([.$K28:.$K31])+SUM([.$E32:.$E42])+[.$E$53]+SUM([.K38:.K42])+[Harcértékek.$E$10]+[Misztikus.$E$3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13" table:number-columns-repeated="2"/>
          <table:table-cell table:style-name="ce5" table:number-columns-repeated="16371"/>
        </table:table-row>
        <table:table-row table:style-name="ro1">
          <table:table-cell table:style-name="ce28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88" table:content-validation-name="val11"/>
          <table:table-cell table:style-name="ce151" table:content-validation-name="val47" table:formula="of:=([$KP_tablazat.$K$7]+([.$D$8]*((2*[.$C22])+[$KP_tablazat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14">Harcmodor képzettségek (Átfogó) </text:span><text:span text:style-name="T15">🅿️</text:span></text:p>
          </table:table-cell>
          <table:covered-table-cell table:style-name="ce201"/>
          <table:covered-table-cell table:style-name="ce219"/>
          <table:covered-table-cell table:style-name="ce226"/>
          <table:covered-table-cell table:style-name="ce155"/>
          <table:table-cell table:style-name="ce613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513"/>
          <table:table-cell table:style-name="ce143" office:value-type="string" calcext:value-type="string">
            <text:p>MP</text:p>
          </table:table-cell>
          <table:table-cell table:style-name="ce513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13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519" table:content-validation-name="val56"/>
          <table:table-cell table:style-name="ce220" table:content-validation-name="val60" table:formula="of:=[.$J16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613" table:number-columns-repeated="2"/>
          <table:table-cell table:style-name="ce5" table:number-columns-repeated="16371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49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519" table:content-validation-name="val56"/>
          <table:table-cell table:style-name="ce220" table:content-validation-name="val60" table:formula="of:=[.$J17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613" table:number-columns-repeated="2"/>
          <table:table-cell table:style-name="ce267"/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354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519" table:content-validation-name="val56"/>
          <table:table-cell table:style-name="ce220" table:content-validation-name="val60" table:formula="of:=[.$J18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613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354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519" table:content-validation-name="val56"/>
          <table:table-cell table:style-name="ce220" table:content-validation-name="val60" table:formula="of:=[.$J19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613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354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519" table:content-validation-name="val57"/>
          <table:table-cell table:style-name="ce220" table:content-validation-name="val60" table:formula="of:=[.$J20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613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354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519" table:content-validation-name="val57"/>
          <table:table-cell table:style-name="ce220" table:content-validation-name="val60" table:formula="of:=[.$J21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5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519" table:content-validation-name="val57"/>
          <table:table-cell table:style-name="ce220" table:content-validation-name="val60" table:formula="of:=[.$J22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613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13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35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519" table:content-validation-name="val57"/>
          <table:table-cell table:style-name="ce220" table:content-validation-name="val60" table:formula="of:=[.$J23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613" office:value-type="string" calcext:value-type="string">
            <text:p>Össz harcmodor</text:p>
          </table:table-cell>
          <table:table-cell table:style-name="ce613" table:formula="of:=SUM([.K16:.K23])" office:value-type="float" office:value="0" calcext:value-type="float">
            <text:p>0</text:p>
          </table:table-cell>
          <table:table-cell table:style-name="ce613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35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519" table:content-validation-name="val57"/>
          <table:table-cell table:style-name="ce220" table:content-validation-name="val60" table:formula="of:=[.$J24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613" table:content-validation-name="val63" office:value-type="string" calcext:value-type="string">
            <text:p>Primer képzettség</text:p>
          </table:table-cell>
          <table:table-cell table:style-name="ce613" table:formula="of:=SUM([.K28:.K29])+SUM([.K38:.K41])" office:value-type="float" office:value="0" calcext:value-type="float">
            <text:p>0</text:p>
          </table:table-cell>
          <table:table-cell table:style-name="ce613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54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13" office:value-type="string" calcext:value-type="string">
            <text:p>Mesterfegyver</text:p>
          </table:table-cell>
          <table:table-cell table:style-name="ce613" table:formula="of:=[.E53]" office:value-type="float" office:value="0" calcext:value-type="float">
            <text:p>0</text:p>
          </table:table-cell>
          <table:table-cell table:style-name="ce613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613" office:value-type="string" calcext:value-type="string">
            <text:p>Primer Fortélyok</text:p>
          </table:table-cell>
          <table:table-cell table:style-name="ce613" table:formula="of:=SUM([.E33:.E42])" office:value-type="float" office:value="0" calcext:value-type="float">
            <text:p>0</text:p>
          </table:table-cell>
          <table:table-cell table:style-name="ce613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21"/>
          <table:table-cell table:style-name="ce52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13" office:value-type="string" calcext:value-type="string">
            <text:p>Pszí + Mágia</text:p>
          </table:table-cell>
          <table:table-cell table:style-name="ce613" table:formula="of:=[$Misztikus.E3]" office:value-type="float" office:value="0" calcext:value-type="float">
            <text:p>0</text:p>
          </table:table-cell>
          <table:table-cell table:style-name="ce613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2"/>
          <table:table-cell table:style-name="ce408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30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277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Demonológia 🅿️</text:p>
          </table:table-cell>
          <table:covered-table-cell table:number-columns-repeated="2" table:style-name="ce530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4" office:value-type="string" calcext:value-type="string" table:number-columns-spanned="5" table:number-rows-spanned="1">
            <text:p>Primer fortélyok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Asztrológia 🅿️</text:p>
          </table:table-cell>
          <table:covered-table-cell table:number-columns-repeated="2" table:style-name="ce530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49" office:value-type="string" calcext:value-type="string">
            <text:p>Max</text:p>
          </table:table-cell>
          <table:table-cell table:style-name="ce349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30" table:content-validation-name="val57"/>
          <table:table-cell table:style-name="ce602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98" office:value-type="string" calcext:value-type="string" table:number-columns-spanned="2" table:number-rows-spanned="1">
            <text:p>Vértviselet</text:p>
          </table:table-cell>
          <table:covered-table-cell/>
          <table:table-cell table:style-name="ce363" table:content-validation-name="val23" office:value-type="float" office:value="3" calcext:value-type="float">
            <text:p>3</text:p>
          </table:table-cell>
          <table:table-cell table:style-name="ce389" table:content-validation-name="val34"/>
          <table:table-cell table:style-name="ce159" table:content-validation-name="val45" table:formula="of:=[.$D32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530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298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363" table:content-validation-name="val24" office:value-type="float" office:value="4" calcext:value-type="float">
            <text:p>4</text:p>
          </table:table-cell>
          <table:table-cell table:style-name="ce389" table:content-validation-name="val4"/>
          <table:table-cell table:style-name="ce159" table:content-validation-name="val45" table:formula="of:=[.$D33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530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57" table:number-columns-repeated="2"/>
          <table:table-cell table:number-columns-repeated="16369"/>
        </table:table-row>
        <table:table-row table:style-name="ro1">
          <table:table-cell table:style-name="ce298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363" table:content-validation-name="val25" office:value-type="float" office:value="1" calcext:value-type="float">
            <text:p>1</text:p>
          </table:table-cell>
          <table:table-cell table:style-name="ce389" table:content-validation-name="val35"/>
          <table:table-cell table:style-name="ce159" table:content-validation-name="val45" table:formula="of:=[.$D34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530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298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363" table:content-validation-name="val26" office:value-type="float" office:value="2" calcext:value-type="float">
            <text:p>2</text:p>
          </table:table-cell>
          <table:table-cell table:style-name="ce389" table:content-validation-name="val36"/>
          <table:table-cell table:style-name="ce159" table:content-validation-name="val45" table:formula="of:=[.$D35]*[$KP_tablazat.$K$14]" office:value-type="float" office:value="0" calcext:value-type="float">
            <text:p>0</text:p>
          </table:table-cell>
          <table:table-cell table:style-name="ce5"/>
          <table:table-cell table:style-name="ce493" table:content-validation-name="val51" table:number-columns-spanned="3" table:number-rows-spanned="1"/>
          <table:covered-table-cell table:number-columns-repeated="2" table:style-name="ce530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298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363" table:content-validation-name="val27" office:value-type="float" office:value="2" calcext:value-type="float">
            <text:p>2</text:p>
          </table:table-cell>
          <table:table-cell table:style-name="ce389" table:content-validation-name="val37"/>
          <table:table-cell table:style-name="ce159" table:content-validation-name="val45" table:formula="of:=[.$D36]*[$KP_tablazat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298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363" table:content-validation-name="val28" office:value-type="float" office:value="3" calcext:value-type="float">
            <text:p>3</text:p>
          </table:table-cell>
          <table:table-cell table:style-name="ce389" table:content-validation-name="val38"/>
          <table:table-cell table:style-name="ce159" table:content-validation-name="val45" table:formula="of:=[.$D37]*[$KP_tablazat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21"/>
          <table:table-cell table:style-name="ce52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298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363" table:content-validation-name="val29" office:value-type="float" office:value="1" calcext:value-type="float">
            <text:p>1</text:p>
          </table:table-cell>
          <table:table-cell table:style-name="ce389" table:content-validation-name="val39"/>
          <table:table-cell table:style-name="ce159" table:content-validation-name="val45" table:formula="of:=[.$D38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98" table:number-columns-spanned="2" table:number-rows-spanned="1"/>
          <table:covered-table-cell/>
          <table:table-cell table:style-name="ce120" table:content-validation-name="val30"/>
          <table:table-cell table:style-name="ce389" table:content-validation-name="val30"/>
          <table:table-cell table:style-name="ce159" table:content-validation-name="val45" table:formula="of:=[.$D39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98" table:number-columns-spanned="2" table:number-rows-spanned="1"/>
          <table:covered-table-cell/>
          <table:table-cell table:style-name="ce120" table:content-validation-name="val30"/>
          <table:table-cell table:style-name="ce389" table:content-validation-name="val30"/>
          <table:table-cell table:style-name="ce159" table:content-validation-name="val45" table:formula="of:=[.$D40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98" table:number-columns-spanned="2" table:number-rows-spanned="1"/>
          <table:covered-table-cell/>
          <table:table-cell table:style-name="ce120" table:content-validation-name="val30"/>
          <table:table-cell table:style-name="ce389" table:content-validation-name="val30"/>
          <table:table-cell table:style-name="ce159" table:content-validation-name="val45" table:formula="of:=[.$D41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98" table:number-columns-spanned="2" table:number-rows-spanned="1"/>
          <table:covered-table-cell/>
          <table:table-cell table:style-name="ce120" table:content-validation-name="val30"/>
          <table:table-cell table:style-name="ce389" table:content-validation-name="val30"/>
          <table:table-cell table:style-name="ce159" table:content-validation-name="val45" table:formula="of:=[.$D42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<text:span text:style-name="T16">Nyomozás 🅿️</text:span>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KP_tablazat.$K$14]" office:value-type="float" office:value="0" calcext:value-type="float">
            <text:p>0</text:p>
          </table:covered-table-cell>
          <table:table-cell table:style-name="ce5"/>
          <table:table-cell table:style-name="ce493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98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389" table:content-validation-name="val40"/>
          <table:table-cell table:style-name="ce159" table:content-validation-name="val45" table:formula="of:=IF(([Misztikus.E7]&gt;2);0;[.$D44]*[$KP_tablazat.$K$14])" office:value-type="float" office:value="0" calcext:value-type="float">
            <text:p>0</text:p>
          </table:table-cell>
          <table:table-cell table:style-name="ce5"/>
          <table:table-cell table:style-name="ce493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98" table:content-validation-name="val9" table:number-columns-spanned="2" table:number-rows-spanned="1"/>
          <table:covered-table-cell/>
          <table:table-cell table:style-name="ce123" table:content-validation-name="val31" table:formula="of:=IF(ISBLANK([.$A45]) ;&quot;&quot;;VLOOKUP([.$A45];fortelyok_altalanos_full;2;0))">
            <text:p/>
          </table:table-cell>
          <table:table-cell table:style-name="ce389" table:content-validation-name="val30"/>
          <table:table-cell table:style-name="ce159" table:content-validation-name="val45" table:formula="of:=[.$D45]*[$KP_tablazat.$K$14]" office:value-type="float" office:value="0" calcext:value-type="float">
            <text:p>0</text:p>
          </table:table-cell>
          <table:table-cell table:style-name="ce5"/>
          <table:table-cell table:style-name="ce493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98" table:content-validation-name="val10" table:number-columns-spanned="2" table:number-rows-spanned="1"/>
          <table:covered-table-cell/>
          <table:table-cell table:style-name="ce123" table:content-validation-name="val31" table:formula="of:=IF(ISBLANK([.$A46]) ;&quot;&quot;;VLOOKUP([.$A46];fortelyok_altalanos_full;2;0))">
            <text:p/>
          </table:table-cell>
          <table:table-cell table:style-name="ce389" table:content-validation-name="val30"/>
          <table:table-cell table:style-name="ce159" table:content-validation-name="val45" table:formula="of:=[.$D46]*[$KP_tablazat.$K$14]" office:value-type="float" office:value="0" calcext:value-type="float">
            <text:p>0</text:p>
          </table:table-cell>
          <table:table-cell table:style-name="ce5"/>
          <table:table-cell table:style-name="ce493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98" table:content-validation-name="val9" table:number-columns-spanned="2" table:number-rows-spanned="1"/>
          <table:covered-table-cell/>
          <table:table-cell table:style-name="ce123" table:content-validation-name="val31" table:formula="of:=IF(ISBLANK([.$A47]) ;&quot;&quot;;VLOOKUP([.$A47];fortelyok_altalanos_full;2;0))">
            <text:p/>
          </table:table-cell>
          <table:table-cell table:style-name="ce389" table:content-validation-name="val30"/>
          <table:table-cell table:style-name="ce159" table:content-validation-name="val45" table:formula="of:=[.$D47]*[$KP_tablazat.$K$14]" office:value-type="float" office:value="0" calcext:value-type="float">
            <text:p>0</text:p>
          </table:table-cell>
          <table:table-cell table:style-name="ce5"/>
          <table:table-cell table:style-name="ce493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98" table:content-validation-name="val9" table:number-columns-spanned="2" table:number-rows-spanned="1"/>
          <table:covered-table-cell/>
          <table:table-cell table:style-name="ce123" table:content-validation-name="val31" table:formula="of:=IF(ISBLANK([.$A48]) ;&quot;&quot;;VLOOKUP([.$A48];fortelyok_altalanos_full;2;0))">
            <text:p/>
          </table:table-cell>
          <table:table-cell table:style-name="ce389" table:content-validation-name="val30"/>
          <table:table-cell table:style-name="ce159" table:content-validation-name="val45" table:formula="of:=[.$D48]*[$KP_tablazat.$K$14]" office:value-type="float" office:value="0" calcext:value-type="float">
            <text:p>0</text:p>
          </table:table-cell>
          <table:table-cell table:style-name="ce5"/>
          <table:table-cell table:style-name="ce493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98" table:content-validation-name="val9" table:number-columns-spanned="2" table:number-rows-spanned="1"/>
          <table:covered-table-cell/>
          <table:table-cell table:style-name="ce123" table:content-validation-name="val31" table:formula="of:=IF(ISBLANK([.$A49]) ;&quot;&quot;;VLOOKUP([.$A49];fortelyok_altalanos_full;2;0))">
            <text:p/>
          </table:table-cell>
          <table:table-cell table:style-name="ce389" table:content-validation-name="val30"/>
          <table:table-cell table:style-name="ce159" table:content-validation-name="val45" table:formula="of:=[.$D49]*[$KP_tablazat.$K$14]" office:value-type="float" office:value="0" calcext:value-type="float">
            <text:p>0</text:p>
          </table:table-cell>
          <table:table-cell table:style-name="ce5"/>
          <table:table-cell table:style-name="ce493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98" table:content-validation-name="val9" table:number-columns-spanned="2" table:number-rows-spanned="1"/>
          <table:covered-table-cell/>
          <table:table-cell table:style-name="ce123" table:content-validation-name="val31" table:formula="of:=IF(ISBLANK([.$A50]) ;&quot;&quot;;VLOOKUP([.$A50];fortelyok_altalanos_full;2;0))">
            <text:p/>
          </table:table-cell>
          <table:table-cell table:style-name="ce389" table:content-validation-name="val30"/>
          <table:table-cell table:style-name="ce159" table:content-validation-name="val45" table:formula="of:=[.$D50]*[$KP_tablazat.$K$14]" office:value-type="float" office:value="0" calcext:value-type="float">
            <text:p>0</text:p>
          </table:table-cell>
          <table:table-cell table:style-name="ce5"/>
          <table:table-cell table:style-name="ce493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98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389" table:content-validation-name="val30"/>
          <table:table-cell table:style-name="ce159" table:content-validation-name="val45" table:formula="of:=[.$D51]*[$KP_tablazat.$K$14]" office:value-type="float" office:value="0" calcext:value-type="float">
            <text:p>0</text:p>
          </table:table-cell>
          <table:table-cell table:style-name="ce5"/>
          <table:table-cell table:style-name="ce493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KP_tablazat.$K$14]" office:value-type="float" office:value="0" calcext:value-type="float">
            <text:p>0</text:p>
          </table:covered-table-cell>
          <table:table-cell table:style-name="ce5"/>
          <table:table-cell table:style-name="ce493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KP_tablazat.$K$14]" office:value-type="float" office:value="0" calcext:value-type="float">
            <text:p>0</text:p>
          </table:table-cell>
          <table:table-cell table:style-name="ce5"/>
          <table:table-cell table:style-name="ce493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493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Tartalék.F9:.F21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493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47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408"/>
          <table:table-cell table:style-name="ce5"/>
          <table:table-cell table:style-name="ce493" table:content-validation-name="val53" office:value-type="string" calcext:value-type="string">
            <text:p>Szakma:</text:p>
          </table:table-cell>
          <table:table-cell table:style-name="ce543" table:content-validation-name="val59" table:number-columns-spanned="2" table:number-rows-spanned="1"/>
          <table:covered-table-cell table:style-name="ce543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493" table:content-validation-name="val53" office:value-type="string" calcext:value-type="string">
            <text:p>Szakma:</text:p>
          </table:table-cell>
          <table:table-cell table:style-name="ce543" table:content-validation-name="val59" table:number-columns-spanned="2" table:number-rows-spanned="1"/>
          <table:covered-table-cell table:style-name="ce543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KP_tablazat.K16]))-SUM([.C60:.C67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493" table:content-validation-name="val53" office:value-type="string" calcext:value-type="string">
            <text:p>Szakma:</text:p>
          </table:table-cell>
          <table:table-cell table:style-name="ce543" table:content-validation-name="val59" table:number-columns-spanned="2" table:number-rows-spanned="1"/>
          <table:covered-table-cell table:style-name="ce543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320" table:content-validation-name="val45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375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77" table:content-validation-name="val33"/>
          <table:table-cell table:style-name="ce377" table:content-validation-name="val44"/>
          <table:table-cell table:style-name="ce165" table:content-validation-name="val50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375"/>
          <table:covered-table-cell table:style-name="Default"/>
          <table:table-cell table:style-name="ce578" office:value-type="string" calcext:value-type="string" table:number-columns-spanned="2" table:number-rows-spanned="1">
            <text:p>Fok</text:p>
          </table:table-cell>
          <table:covered-table-cell table:style-name="ce578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77" table:content-validation-name="val33"/>
          <table:table-cell table:style-name="ce377" table:content-validation-name="val44"/>
          <table:table-cell table:style-name="ce165" table:content-validation-name="val50"/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585" table:content-validation-name="val62" office:value-type="string" calcext:value-type="string" table:number-columns-spanned="2" table:number-rows-spanned="1">
            <text:p>alap</text:p>
          </table:table-cell>
          <table:covered-table-cell table:style-name="ce585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77" table:content-validation-name="val33"/>
          <table:table-cell table:style-name="ce377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585" table:content-validation-name="val62" table:number-columns-spanned="2" table:number-rows-spanned="1"/>
          <table:covered-table-cell table:style-name="ce585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77" table:content-validation-name="val33"/>
          <table:table-cell table:style-name="ce377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585" table:content-validation-name="val62" table:number-columns-spanned="2" table:number-rows-spanned="1"/>
          <table:covered-table-cell table:style-name="ce585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77" table:content-validation-name="val33"/>
          <table:table-cell table:style-name="ce377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585" table:content-validation-name="val62" table:number-columns-spanned="2" table:number-rows-spanned="1"/>
          <table:covered-table-cell table:style-name="ce585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77" table:content-validation-name="val33"/>
          <table:table-cell table:style-name="ce377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585" table:content-validation-name="val62" table:number-columns-spanned="2" table:number-rows-spanned="1"/>
          <table:covered-table-cell table:style-name="ce585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77" table:content-validation-name="val33"/>
          <table:table-cell table:style-name="ce377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585" table:content-validation-name="val62" table:number-columns-spanned="2" table:number-rows-spanned="1"/>
          <table:covered-table-cell table:style-name="ce585" table:content-validation-name="val62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380" table:content-validation-name="val33"/>
          <table:table-cell table:style-name="ce380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587" table:content-validation-name="val62" table:number-columns-spanned="2" table:number-rows-spanned="1"/>
          <table:covered-table-cell table:style-name="ce587" table:content-validation-name="val62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KP_tablazat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31 Alapértékek.J38:Alapértékek.J42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1:Alapértékek.J35 Alapértékek.J43:Alapértékek.J58">
            <calcext:condition calcext:apply-style-name="Warning_szinttúlépés" calcext:value="&gt;[$Alapértékek.$J$8]" calcext:base-cell-address="Alapértékek.J31"/>
          </calcext:conditional-format>
        </calcext:conditional-formats>
      </table:table>
      <table:table table:name="Tartalék" table:style-name="ta5" table:print="false"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8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number-columns-repeated="2" table:default-cell-style-name="Default"/>
        <table:table-column table:style-name="co45" table:default-cell-style-name="Default"/>
        <table:table-column table:style-name="co45" table:default-cell-style-name="ce414"/>
        <table:table-column table:style-name="co46" table:default-cell-style-name="Default"/>
        <table:table-row table:style-name="ro3">
          <table:table-cell table:style-name="ce327" table:content-validation-name="val53" office:value-type="string" calcext:value-type="string" table:number-columns-spanned="9" table:number-rows-spanned="1">
            <text:p>Tartalék lap képzettségek, fortélyok számára, Hátterek</text:p>
          </table:table-cell>
          <table:covered-table-cell table:style-name="ce277"/>
          <table:covered-table-cell table:number-columns-repeated="5" table:style-name="ce277" table:content-validation-name="val53"/>
          <table:covered-table-cell table:number-columns-repeated="2"/>
          <table:table-cell table:number-columns-repeated="3"/>
        </table:table-row>
        <table:table-row table:style-name="ro2">
          <table:table-cell table:style-name="ce277" table:number-columns-spanned="7" table:number-rows-spanned="1"/>
          <table:covered-table-cell table:number-columns-repeated="6" table:style-name="ce277"/>
          <table:table-cell table:number-columns-repeated="5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277"/>
          <table:table-cell table:style-name="ce242" table:content-validation-name="val45" table:formula="of:=[Alapértékek.K11]" office:value-type="float" office:value="0" calcext:value-type="float">
            <text:p>0</text:p>
          </table:table-cell>
          <table:table-cell table:style-name="ce302" table:content-validation-name="val53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number-columns-repeated="2" table:style-name="ce503"/>
          <table:covered-table-cell table:style-name="ce522"/>
          <table:covered-table-cell table:style-name="ce571"/>
        </table:table-row>
        <table:table-row table:style-name="ro2">
          <table:table-cell table:style-name="ce277" table:number-columns-spanned="6" table:number-rows-spanned="1"/>
          <table:covered-table-cell table:number-columns-repeated="5" table:style-name="ce277"/>
          <table:table-cell table:style-name="ce355" table:content-validation-name="val53"/>
          <table:table-cell table:style-name="ce450" table:content-validation-name="val53" office:value-type="string" calcext:value-type="string" table:number-columns-spanned="2" table:number-rows-spanned="1">
            <text:p>Faj</text:p>
          </table:table-cell>
          <table:covered-table-cell/>
          <table:table-cell table:style-name="ce535" office:value-type="string" calcext:value-type="string" table:number-columns-spanned="3" table:number-rows-spanned="1">
            <text:p>Származás</text:p>
          </table:table-cell>
          <table:covered-table-cell table:number-columns-repeated="2" table:style-name="ce527"/>
        </table:table-row>
        <table:table-row table:style-name="ro1">
          <table:table-cell table:style-name="ce314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3"/>
          <table:covered-table-cell table:style-name="ce325"/>
          <table:covered-table-cell table:style-name="ce277"/>
          <table:table-cell table:style-name="ce350" table:content-validation-name="val76" table:formula="of:=[Alapértékek.D55]" office:value-type="float" office:value="0" calcext:value-type="float">
            <text:p>0</text:p>
          </table:table-cell>
          <table:table-cell table:style-name="ce355" table:content-validation-name="val53"/>
          <table:table-cell table:style-name="ce461" table:content-validation-name="val7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3" table:number-columns-spanned="3" table:number-rows-spanned="1"/>
          <table:covered-table-cell table:style-name="ce528"/>
          <table:covered-table-cell table:style-name="ce527"/>
        </table:table-row>
        <table:table-row table:style-name="ro2">
          <table:table-cell table:style-name="ce277" table:content-validation-name="val53" table:number-columns-spanned="6" table:number-rows-spanned="1"/>
          <table:covered-table-cell table:number-columns-repeated="5" table:style-name="ce277" table:content-validation-name="val53"/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529"/>
          <table:covered-table-cell table:style-name="ce527"/>
        </table:table-row>
        <table:table-row table:style-name="ro1">
          <table:table-cell table:style-name="ce315" table:content-validation-name="val53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3"/>
          <table:covered-table-cell table:style-name="ce339" table:content-validation-name="val53"/>
          <table:covered-table-cell table:style-name="ce329" table:content-validation-name="val53"/>
          <table:covered-table-cell table:style-name="ce346" table:content-validation-name="val53"/>
          <table:covered-table-cell table:style-name="ce277"/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number-columns-repeated="2" table:style-name="ce748"/>
          <table:covered-table-cell table:style-name="Default"/>
          <table:table-cell table:style-name="ce573" table:content-validation-name="val45" table:formula="of:=[$Alapértékek.D8]*[$KP_tablazat.O23]" office:value-type="float" office:value="10" calcext:value-type="float">
            <text:p>10</text:p>
          </table:table-cell>
        </table:table-row>
        <table:table-row table:style-name="ro1">
          <table:table-cell table:style-name="ce65" table:content-validation-name="val53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3"/>
          <table:covered-table-cell table:style-name="ce560"/>
          <table:table-cell table:style-name="ce62" table:content-validation-name="val53" office:value-type="string" calcext:value-type="string">
            <text:p>Max</text:p>
          </table:table-cell>
          <table:table-cell table:style-name="ce62" table:content-validation-name="val53" office:value-type="string" calcext:value-type="string">
            <text:p>Fok</text:p>
          </table:table-cell>
          <table:table-cell table:style-name="ce158" table:content-validation-name="val53" office:value-type="string" calcext:value-type="string">
            <text:p>KP</text:p>
          </table:table-cell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number-columns-repeated="2" table:style-name="ce748"/>
          <table:covered-table-cell table:style-name="Default"/>
          <table:table-cell table:style-name="ce575" table:content-validation-name="val89" table:formula="of:=[.L7]-SUM([.K11:.K24])-SUM([.K28:.K34])-SUM([.K38:.K46])" office:value-type="float" office:value="10" calcext:value-type="float">
            <text:p>10</text:p>
          </table:table-cell>
        </table:table-row>
        <table:table-row table:style-name="ro1">
          <table:table-cell table:style-name="ce272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9]) ;&quot;&quot;;VLOOKUP([.$A9];fortelyok_altalanos_full;2;0))">
            <text:p/>
          </table:table-cell>
          <table:table-cell table:style-name="ce389" table:content-validation-name="val53"/>
          <table:table-cell table:style-name="ce299" table:content-validation-name="val45" table:formula="of:=[.$E9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number-columns-repeated="2" table:style-name="ce52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0]) ;&quot;&quot;;VLOOKUP([.$A10];fortelyok_altalanos_full;2;0))">
            <text:p/>
          </table:table-cell>
          <table:table-cell table:style-name="ce389" table:content-validation-name="val53"/>
          <table:table-cell table:style-name="ce299" table:content-validation-name="val45" table:formula="of:=[.$E10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42" office:value-type="string" calcext:value-type="string" table:number-columns-spanned="2" table:number-rows-spanned="1">
            <text:p>Szabad Háttér neve</text:p>
          </table:table-cell>
          <table:covered-table-cell table:style-name="ce706"/>
          <table:table-cell table:style-name="ce70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1]) ;&quot;&quot;;VLOOKUP([.$A11];fortelyok_altalanos_full;2;0))">
            <text:p/>
          </table:table-cell>
          <table:table-cell table:style-name="ce389" table:content-validation-name="val53"/>
          <table:table-cell table:style-name="ce299" table:content-validation-name="val45" table:formula="of:=[.$E11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86" table:content-validation-name="val79" table:number-columns-spanned="2" table:number-rows-spanned="1"/>
          <table:covered-table-cell table:style-name="ce821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2]) ;&quot;&quot;;VLOOKUP([.$A12];fortelyok_altalanos_full;2;0))">
            <text:p/>
          </table:table-cell>
          <table:table-cell table:style-name="ce389" table:content-validation-name="val53"/>
          <table:table-cell table:style-name="ce299" table:content-validation-name="val45" table:formula="of:=[.$E12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86" table:content-validation-name="val79" table:number-columns-spanned="2" table:number-rows-spanned="1"/>
          <table:covered-table-cell table:style-name="ce821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3]) ;&quot;&quot;;VLOOKUP([.$A13];fortelyok_altalanos_full;2;0))">
            <text:p/>
          </table:table-cell>
          <table:table-cell table:style-name="ce389" table:content-validation-name="val53"/>
          <table:table-cell table:style-name="ce299" table:content-validation-name="val45" table:formula="of:=[.$E13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86" table:content-validation-name="val79" table:number-columns-spanned="2" table:number-rows-spanned="1"/>
          <table:covered-table-cell table:style-name="ce821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4]) ;&quot;&quot;;VLOOKUP([.$A14];fortelyok_altalanos_full;2;0))">
            <text:p/>
          </table:table-cell>
          <table:table-cell table:style-name="ce389" table:content-validation-name="val53"/>
          <table:table-cell table:style-name="ce299" table:content-validation-name="val45" table:formula="of:=[.$E14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86" table:content-validation-name="val79" table:number-columns-spanned="2" table:number-rows-spanned="1"/>
          <table:covered-table-cell table:style-name="ce821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5]) ;&quot;&quot;;VLOOKUP([.$A15];fortelyok_altalanos_full;2;0))">
            <text:p/>
          </table:table-cell>
          <table:table-cell table:style-name="ce389" table:content-validation-name="val53"/>
          <table:table-cell table:style-name="ce299" table:content-validation-name="val45" table:formula="of:=[.$E15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86" table:content-validation-name="val79" table:number-columns-spanned="2" table:number-rows-spanned="1"/>
          <table:covered-table-cell table:style-name="ce821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6]) ;&quot;&quot;;VLOOKUP([.$A16];fortelyok_altalanos_full;2;0))">
            <text:p/>
          </table:table-cell>
          <table:table-cell table:style-name="ce389" table:content-validation-name="val53"/>
          <table:table-cell table:style-name="ce299" table:content-validation-name="val45" table:formula="of:=[.$E16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86" table:content-validation-name="val79" table:number-columns-spanned="2" table:number-rows-spanned="1"/>
          <table:covered-table-cell table:style-name="ce821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7]) ;&quot;&quot;;VLOOKUP([.$A17];fortelyok_altalanos_full;2;0))">
            <text:p/>
          </table:table-cell>
          <table:table-cell table:style-name="ce389" table:content-validation-name="val53"/>
          <table:table-cell table:style-name="ce299" table:content-validation-name="val45" table:formula="of:=[.$E17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86" table:content-validation-name="val79" table:number-columns-spanned="2" table:number-rows-spanned="1"/>
          <table:covered-table-cell table:style-name="ce821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8]) ;&quot;&quot;;VLOOKUP([.$A18];fortelyok_altalanos_full;2;0))">
            <text:p/>
          </table:table-cell>
          <table:table-cell table:style-name="ce389" table:content-validation-name="val53"/>
          <table:table-cell table:style-name="ce299" table:content-validation-name="val45" table:formula="of:=[.$E18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86" table:content-validation-name="val79" table:number-columns-spanned="2" table:number-rows-spanned="1"/>
          <table:covered-table-cell table:style-name="ce821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646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2" office:value-type="float" office:value="5" calcext:value-type="float">
            <text:p>5</text:p>
          </table:table-cell>
          <table:table-cell table:style-name="ce389" table:content-validation-name="val73"/>
          <table:table-cell table:style-name="ce446" table:content-validation-name="val45" table:formula="of:=-[.$E19]*[$KP_tablazat.$K$30]" office:value-type="float" office:value="-0" calcext:value-type="float">
            <text:p>0</text:p>
          </table:table-cell>
          <table:table-cell table:style-name="ce355" table:content-validation-name="val53"/>
          <table:table-cell table:style-name="ce786" table:content-validation-name="val79" table:number-columns-spanned="2" table:number-rows-spanned="1"/>
          <table:covered-table-cell table:style-name="ce821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646" table:content-validation-name="val65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389" table:content-validation-name="val74"/>
          <table:table-cell table:style-name="ce446" table:content-validation-name="val45" table:formula="of:=-[.$E20]*[$KP_tablazat.$K$28]" office:value-type="float" office:value="-0" calcext:value-type="float">
            <text:p>0</text:p>
          </table:table-cell>
          <table:table-cell table:style-name="ce355" table:content-validation-name="val53"/>
          <table:table-cell table:style-name="ce786" table:content-validation-name="val79" table:number-columns-spanned="2" table:number-rows-spanned="1"/>
          <table:covered-table-cell table:style-name="ce821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646" table:content-validation-name="val66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389" table:content-validation-name="val75"/>
          <table:table-cell table:style-name="ce446" table:content-validation-name="val45" table:formula="of:=-[.$E21]*[$KP_tablazat.$K$29]" office:value-type="float" office:value="-0" calcext:value-type="float">
            <text:p>0</text:p>
          </table:table-cell>
          <table:table-cell table:style-name="ce355" table:content-validation-name="val53"/>
          <table:table-cell table:style-name="ce786" table:content-validation-name="val79" table:number-columns-spanned="2" table:number-rows-spanned="1"/>
          <table:covered-table-cell table:style-name="ce821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330" table:content-validation-name="val53" table:number-columns-spanned="6" table:number-rows-spanned="1"/>
          <table:covered-table-cell table:style-name="ce357" table:content-validation-name="val53"/>
          <table:covered-table-cell table:style-name="ce372" table:content-validation-name="val53"/>
          <table:covered-table-cell table:style-name="ce378" table:content-validation-name="val53"/>
          <table:covered-table-cell table:style-name="ce357" table:content-validation-name="val53"/>
          <table:covered-table-cell table:style-name="ce372" table:content-validation-name="val53"/>
          <table:table-cell table:style-name="ce355" table:content-validation-name="val53"/>
          <table:table-cell table:style-name="ce786" table:content-validation-name="val79" table:number-columns-spanned="2" table:number-rows-spanned="1"/>
          <table:covered-table-cell table:style-name="ce821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3">
          <table:table-cell table:style-name="ce331" table:content-validation-name="val53" office:value-type="string" calcext:value-type="string" table:number-columns-spanned="6" table:number-rows-spanned="1">
            <text:p>Átfogó képzettségek</text:p>
          </table:table-cell>
          <table:covered-table-cell table:number-columns-repeated="3" table:style-name="ce360" table:content-validation-name="val53"/>
          <table:covered-table-cell table:style-name="ce373" table:content-validation-name="val53"/>
          <table:covered-table-cell table:style-name="ce384"/>
          <table:table-cell table:style-name="ce617"/>
          <table:table-cell table:style-name="ce786" table:content-validation-name="val79" table:number-columns-spanned="2" table:number-rows-spanned="1"/>
          <table:covered-table-cell table:style-name="ce821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521" table:content-validation-name="val53"/>
          <table:covered-table-cell/>
          <table:table-cell table:style-name="ce521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488" table:content-validation-name="val79" table:number-columns-spanned="2" table:number-rows-spanned="1"/>
          <table:covered-table-cell table:style-name="ce822" table:content-validation-name="val79"/>
          <table:table-cell table:style-name="ce515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33" table:content-validation-name="val67" table:number-columns-spanned="4" table:number-rows-spanned="1"/>
          <table:covered-table-cell table:number-columns-repeated="2" table:style-name="ce701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5]&gt;0;VLOOKUP([.$E25];KP_táblázat;MATCH(&quot;Átfogó&quot;;KP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number-columns-repeated="2" table:style-name="ce503"/>
          <table:covered-table-cell table:style-name="ce522"/>
          <table:covered-table-cell table:style-name="ce527"/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701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6]&gt;0;VLOOKUP([.$E26];KP_táblázat;MATCH(&quot;Átfogó&quot;;KP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701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7]&gt;0;VLOOKUP([.$E27];KP_táblázat;MATCH(&quot;Átfogó&quot;;KP_fejléc;0);0);0)" office:value-type="float" office:value="0" calcext:value-type="float">
            <text:p>0</text:p>
          </table:table-cell>
          <table:table-cell/>
          <table:table-cell table:style-name="ce494" table:content-validation-name="val80" office:value-type="string" calcext:value-type="string" table:number-columns-spanned="2" table:number-rows-spanned="1">
            <text:p>saját kultúrkör</text:p>
          </table:table-cell>
          <table:covered-table-cell table:style-name="ce748"/>
          <table:table-cell table:style-name="ce518" table:content-validation-name="val83" office:value-type="float" office:value="3" calcext:value-type="float">
            <text:p>3</text:p>
          </table:table-cell>
          <table:table-cell table:style-name="ce533" table:content-validation-name="val83" office:value-type="float" office:value="0" calcext:value-type="float">
            <text:p>0</text:p>
          </table:table-cell>
          <table:table-cell table:style-name="ce583"/>
        </table:table-row>
        <table:table-row table:style-name="ro3">
          <table:table-cell table:style-name="ce335" table:content-validation-name="val53" office:value-type="string" calcext:value-type="string" table:number-columns-spanned="6" table:number-rows-spanned="1">
            <text:p>Átlagos képzettségek</text:p>
          </table:table-cell>
          <table:covered-table-cell table:number-columns-repeated="2" table:style-name="ce213" table:content-validation-name="val53"/>
          <table:covered-table-cell/>
          <table:covered-table-cell table:style-name="ce213" table:content-validation-name="val53"/>
          <table:covered-table-cell table:style-name="ce388" table:content-validation-name="val53"/>
          <table:table-cell/>
          <table:table-cell table:style-name="ce786" table:content-validation-name="val81" table:number-columns-spanned="2" table:number-rows-spanned="1"/>
          <table:covered-table-cell table:style-name="ce748"/>
          <table:table-cell table:style-name="ce821" table:content-validation-name="val84"/>
          <table:table-cell table:style-name="ce531" table:content-validation-name="val87"/>
          <table:table-cell table:style-name="ce577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521" table:content-validation-name="val53"/>
          <table:covered-table-cell/>
          <table:table-cell table:style-name="ce521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786" table:content-validation-name="val81" table:number-columns-spanned="2" table:number-rows-spanned="1"/>
          <table:covered-table-cell table:style-name="ce748"/>
          <table:table-cell table:style-name="ce821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0]&gt;0;VLOOKUP([.$C30];KP_táblázat;MATCH(&quot;Átlagos&quot;;KP_fejléc;0);0);0)+IF([.$E30];VLOOKUP([.$E30];KP_táblázat;MATCH(&quot;Átlagos&quot;;KP_fejléc;0);0);0)" office:value-type="float" office:value="0" calcext:value-type="float">
            <text:p>0</text:p>
          </table:table-cell>
          <table:table-cell/>
          <table:table-cell table:style-name="ce786" table:content-validation-name="val81" table:number-columns-spanned="2" table:number-rows-spanned="1"/>
          <table:covered-table-cell table:style-name="ce748"/>
          <table:table-cell table:style-name="ce821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1]&gt;0;VLOOKUP([.$C31];KP_táblázat;MATCH(&quot;Átlagos&quot;;KP_fejléc;0);0);0)+IF([.$E31];VLOOKUP([.$E31];KP_táblázat;MATCH(&quot;Átlagos&quot;;KP_fejléc;0);0);0)" office:value-type="float" office:value="0" calcext:value-type="float">
            <text:p>0</text:p>
          </table:table-cell>
          <table:table-cell/>
          <table:table-cell table:style-name="ce786" table:content-validation-name="val81" table:number-columns-spanned="2" table:number-rows-spanned="1"/>
          <table:covered-table-cell table:style-name="ce748"/>
          <table:table-cell table:style-name="ce821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2]&gt;0;VLOOKUP([.$C32];KP_táblázat;MATCH(&quot;Átlagos&quot;;KP_fejléc;0);0);0)+IF([.$E32];VLOOKUP([.$E32];KP_táblázat;MATCH(&quot;Átlagos&quot;;KP_fejléc;0);0);0)" office:value-type="float" office:value="0" calcext:value-type="float">
            <text:p>0</text:p>
          </table:table-cell>
          <table:table-cell/>
          <table:table-cell table:style-name="ce786" table:content-validation-name="val81" table:number-columns-spanned="2" table:number-rows-spanned="1"/>
          <table:covered-table-cell table:style-name="ce748"/>
          <table:table-cell table:style-name="ce821" table:content-validation-name="val85"/>
          <table:table-cell table:style-name="ce821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3]&gt;0;VLOOKUP([.$C33];KP_táblázat;MATCH(&quot;Átlagos&quot;;KP_fejléc;0);0);0)+IF([.$E33];VLOOKUP([.$E33];KP_táblázat;MATCH(&quot;Átlagos&quot;;KP_fejléc;0);0);0)" office:value-type="float" office:value="0" calcext:value-type="float">
            <text:p>0</text:p>
          </table:table-cell>
          <table:table-cell/>
          <table:table-cell table:style-name="ce786" table:content-validation-name="val81" table:number-columns-spanned="2" table:number-rows-spanned="1"/>
          <table:covered-table-cell table:style-name="ce748"/>
          <table:table-cell table:style-name="ce821" table:content-validation-name="val85"/>
          <table:table-cell table:style-name="ce821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4]&gt;0;VLOOKUP([.$C34];KP_táblázat;MATCH(&quot;Átlagos&quot;;KP_fejléc;0);0);0)+IF([.$E34];VLOOKUP([.$E34];KP_táblázat;MATCH(&quot;Átlagos&quot;;KP_fejléc;0);0);0)" office:value-type="float" office:value="0" calcext:value-type="float">
            <text:p>0</text:p>
          </table:table-cell>
          <table:table-cell/>
          <table:table-cell table:style-name="ce786" table:content-validation-name="val81" table:number-columns-spanned="2" table:number-rows-spanned="1"/>
          <table:covered-table-cell table:style-name="ce748"/>
          <table:table-cell table:style-name="ce821" table:content-validation-name="val85"/>
          <table:table-cell table:style-name="ce821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5]&gt;0;VLOOKUP([.$C35];KP_táblázat;MATCH(&quot;Átlagos&quot;;KP_fejléc;0);0);0)+IF([.$E35];VLOOKUP([.$E35];KP_táblázat;MATCH(&quot;Átlagos&quot;;KP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number-columns-repeated="2" table:style-name="ce748"/>
          <table:covered-table-cell table:style-name="ce568"/>
          <table:covered-table-cell table:style-name="ce48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6]&gt;0;VLOOKUP([.$C36];KP_táblázat;MATCH(&quot;Átlagos&quot;;KP_fejléc;0);0);0)+IF([.$E36];VLOOKUP([.$E36];KP_táblázat;MATCH(&quot;Átlagos&quot;;KP_fejléc;0);0);0)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2" table:number-rows-spanned="1">
            <text:p>Hely</text:p>
          </table:table-cell>
          <table:covered-table-cell table:style-name="ce748"/>
          <table:table-cell table:style-name="ce70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</table:table-row>
        <table:table-row table:style-name="ro1">
          <table:table-cell table:style-name="ce337" table:content-validation-name="val68" table:number-columns-spanned="4" table:number-rows-spanned="1"/>
          <table:covered-table-cell table:number-columns-repeated="2" table:style-name="ce362" table:content-validation-name="val53"/>
          <table:covered-table-cell table:style-name="ce371"/>
          <table:table-cell table:style-name="ce440" table:content-validation-name="val61" office:value-type="float" office:value="0" calcext:value-type="float">
            <text:p>0</text:p>
          </table:table-cell>
          <table:table-cell table:style-name="ce480" table:content-validation-name="val77" table:formula="of:=-IF([.$C37]&gt;0;VLOOKUP([.$C37];KP_táblázat;MATCH(&quot;Átlagos&quot;;KP_fejléc;0);0);0)+IF([.$E37];VLOOKUP([.$E37];KP_táblázat;MATCH(&quot;Átlagos&quot;;KP_fejléc;0);0);0)" office:value-type="float" office:value="0" calcext:value-type="float">
            <text:p>0</text:p>
          </table:table-cell>
          <table:table-cell/>
          <table:table-cell table:style-name="ce504" table:content-validation-name="val53" office:value-type="string" calcext:value-type="string" table:number-columns-spanned="2" table:number-rows-spanned="1">
            <text:p>saját város</text:p>
          </table:table-cell>
          <table:covered-table-cell table:style-name="ce748"/>
          <table:table-cell table:style-name="ce550" table:content-validation-name="val83" office:value-type="float" office:value="3" calcext:value-type="float">
            <text:p>3</text:p>
          </table:table-cell>
          <table:table-cell table:style-name="ce533" table:content-validation-name="val83" office:value-type="float" office:value="0" calcext:value-type="float">
            <text:p>0</text:p>
          </table:table-cell>
          <table:table-cell table:style-name="ce583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786" table:content-validation-name="val53" table:number-columns-spanned="2" table:number-rows-spanned="1"/>
          <table:covered-table-cell table:style-name="ce748" table:content-validation-name="val53"/>
          <table:table-cell table:style-name="ce821" table:content-validation-name="val86"/>
          <table:table-cell table:style-name="ce821" table:content-validation-name="val88"/>
          <table:table-cell table:style-name="ce577"/>
        </table:table-row>
        <table:table-row table:style-name="ro2">
          <table:table-cell table:style-name="ce340" office:value-type="string" calcext:value-type="string" table:number-columns-spanned="6" table:number-rows-spanned="1">
            <text:p>Karmák</text:p>
          </table:table-cell>
          <table:covered-table-cell table:number-columns-repeated="2" table:style-name="ce376"/>
          <table:covered-table-cell table:style-name="ce412"/>
          <table:covered-table-cell table:style-name="ce376"/>
          <table:covered-table-cell table:style-name="ce481"/>
          <table:table-cell/>
          <table:table-cell table:style-name="ce786" table:content-validation-name="val53" table:number-columns-spanned="2" table:number-rows-spanned="1"/>
          <table:covered-table-cell table:style-name="ce748" table:content-validation-name="val53"/>
          <table:table-cell table:style-name="ce821" table:content-validation-name="val86"/>
          <table:table-cell table:style-name="ce821" table:content-validation-name="val88"/>
          <table:table-cell table:style-name="ce577"/>
        </table:table-row>
        <table:table-row table:style-name="ro2">
          <table:table-cell table:style-name="ce342" office:value-type="string" calcext:value-type="string" table:number-columns-spanned="2" table:number-rows-spanned="1">
            <text:p>Név</text:p>
          </table:table-cell>
          <table:covered-table-cell table:style-name="ce706"/>
          <table:table-cell table:style-name="ce706" office:value-type="string" calcext:value-type="string">
            <text:p>Fok</text:p>
          </table:table-cell>
          <table:table-cell table:style-name="ce401" office:value-type="string" calcext:value-type="string" table:number-columns-spanned="3" table:number-rows-spanned="1">
            <text:p>Komment</text:p>
          </table:table-cell>
          <table:covered-table-cell table:style-name="ce748"/>
          <table:covered-table-cell table:style-name="ce482"/>
          <table:table-cell/>
          <table:table-cell table:style-name="ce786" table:content-validation-name="val53" table:number-columns-spanned="2" table:number-rows-spanned="1"/>
          <table:covered-table-cell table:style-name="ce748" table:content-validation-name="val53"/>
          <table:table-cell table:style-name="ce821" table:content-validation-name="val86"/>
          <table:table-cell table:style-name="ce821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707" table:content-validation-name="val69"/>
          <table:table-cell table:style-name="ce707"/>
          <table:table-cell table:style-name="ce417" table:number-columns-spanned="3" table:number-rows-spanned="1"/>
          <table:covered-table-cell table:style-name="ce707"/>
          <table:covered-table-cell table:style-name="ce427"/>
          <table:table-cell/>
          <table:table-cell table:style-name="ce786" table:content-validation-name="val53" table:number-columns-spanned="2" table:number-rows-spanned="1"/>
          <table:covered-table-cell table:style-name="ce748" table:content-validation-name="val53"/>
          <table:table-cell table:style-name="ce821" table:content-validation-name="val86"/>
          <table:table-cell table:style-name="ce821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707" table:content-validation-name="val69"/>
          <table:table-cell table:style-name="ce707"/>
          <table:table-cell table:style-name="ce417" table:number-columns-spanned="3" table:number-rows-spanned="1"/>
          <table:covered-table-cell table:style-name="ce707"/>
          <table:covered-table-cell table:style-name="ce427"/>
          <table:table-cell/>
          <table:table-cell table:style-name="ce786" table:content-validation-name="val53" table:number-columns-spanned="2" table:number-rows-spanned="1"/>
          <table:covered-table-cell table:style-name="ce748" table:content-validation-name="val53"/>
          <table:table-cell table:style-name="ce821" table:content-validation-name="val86"/>
          <table:table-cell table:style-name="ce821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707" table:content-validation-name="val69"/>
          <table:table-cell table:style-name="ce707"/>
          <table:table-cell table:style-name="ce417" table:number-columns-spanned="3" table:number-rows-spanned="1"/>
          <table:covered-table-cell table:style-name="ce707"/>
          <table:covered-table-cell table:style-name="ce427"/>
          <table:table-cell/>
          <table:table-cell table:style-name="ce786" table:content-validation-name="val53" table:number-columns-spanned="2" table:number-rows-spanned="1"/>
          <table:covered-table-cell table:style-name="ce748" table:content-validation-name="val53"/>
          <table:table-cell table:style-name="ce821" table:content-validation-name="val86"/>
          <table:table-cell table:style-name="ce821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707" table:content-validation-name="val69"/>
          <table:table-cell table:style-name="ce707"/>
          <table:table-cell table:style-name="ce417" table:number-columns-spanned="3" table:number-rows-spanned="1"/>
          <table:covered-table-cell table:style-name="ce707"/>
          <table:covered-table-cell table:style-name="ce427"/>
          <table:table-cell/>
          <table:table-cell table:style-name="ce786" table:content-validation-name="val53" table:number-columns-spanned="2" table:number-rows-spanned="1"/>
          <table:covered-table-cell table:style-name="ce748" table:content-validation-name="val53"/>
          <table:table-cell table:style-name="ce821" table:content-validation-name="val86"/>
          <table:table-cell table:style-name="ce821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707" table:content-validation-name="val69"/>
          <table:table-cell table:style-name="ce707"/>
          <table:table-cell table:style-name="ce417" table:number-columns-spanned="3" table:number-rows-spanned="1"/>
          <table:covered-table-cell table:style-name="ce707"/>
          <table:covered-table-cell table:style-name="ce427"/>
          <table:table-cell/>
          <table:table-cell table:style-name="ce786" table:content-validation-name="val53" table:number-columns-spanned="2" table:number-rows-spanned="1"/>
          <table:covered-table-cell table:style-name="ce748" table:content-validation-name="val53"/>
          <table:table-cell table:style-name="ce821" table:content-validation-name="val86"/>
          <table:table-cell table:style-name="ce821" table:content-validation-name="val88"/>
          <table:table-cell table:style-name="ce577"/>
        </table:table-row>
        <table:table-row table:style-name="ro2">
          <table:table-cell table:style-name="ce353" table:content-validation-name="val70" table:number-columns-spanned="2" table:number-rows-spanned="1"/>
          <table:covered-table-cell table:style-name="ce709" table:content-validation-name="val69"/>
          <table:table-cell table:style-name="ce709"/>
          <table:table-cell table:style-name="ce418" table:number-columns-spanned="3" table:number-rows-spanned="1"/>
          <table:covered-table-cell table:style-name="ce709"/>
          <table:covered-table-cell table:style-name="ce430"/>
          <table:table-cell/>
          <table:table-cell table:style-name="ce505" table:content-validation-name="val53" table:number-columns-spanned="2" table:number-rows-spanned="1"/>
          <table:covered-table-cell table:style-name="ce532" table:content-validation-name="val53"/>
          <table:table-cell table:style-name="ce822" table:content-validation-name="val86"/>
          <table:table-cell table:style-name="ce822" table:content-validation-name="val88"/>
          <table:table-cell table:style-name="ce586"/>
        </table:table-row>
        <table:table-row table:style-name="ro2" table:number-rows-repeated="1048529">
          <table:table-cell table:number-columns-repeated="12"/>
        </table:table-row>
        <table:table-row table:style-name="ro2">
          <table:table-cell table:number-columns-repeated="12"/>
        </table:table-row>
        <calcext:conditional-formats>
          <calcext:conditional-format calcext:target-range-address="Tartalék.F9:Tartalék.F18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E25:Tartalék.E27 Tartalék.E30:Tartalék.E37">
            <calcext:condition calcext:apply-style-name="Warning_szinttúlépés" calcext:value="&gt;[$Alapértékek.$J$8]" calcext:base-cell-address="Tartalék.E25"/>
          </calcext:conditional-format>
          <calcext:conditional-format calcext:target-range-address="Tartalék.L8:Tartalék.L8">
            <calcext:condition calcext:apply-style-name="Warning_szinttúlépés" calcext:value="&lt;0" calcext:base-cell-address="Tartalék.L8"/>
          </calcext:conditional-format>
        </calcext:conditional-formats>
      </table:table>
      <table:table table:name="Harcértékek" table:style-name="ta2" table:print-ranges="Harcértékek.D54:Harcértékek.D54">
        <table:table-column table:style-name="co47" table:default-cell-style-name="ce957"/>
        <table:table-column table:style-name="co48" table:default-cell-style-name="ce957"/>
        <table:table-column table:style-name="co54" table:default-cell-style-name="ce957"/>
        <table:table-column table:style-name="co55" table:default-cell-style-name="ce957"/>
        <table:table-column table:style-name="co56" table:number-columns-repeated="2" table:default-cell-style-name="ce957"/>
        <table:table-column table:style-name="co57" table:number-columns-repeated="3" table:default-cell-style-name="ce957"/>
        <table:table-column table:style-name="co58" table:default-cell-style-name="ce957"/>
        <table:table-column table:style-name="co14" table:default-cell-style-name="ce957"/>
        <table:table-column table:style-name="co59" table:default-cell-style-name="ce957"/>
        <table:table-column table:style-name="co60" table:default-cell-style-name="ce957"/>
        <table:table-column table:style-name="co61" table:default-cell-style-name="ce957"/>
        <table:table-column table:style-name="co62" table:default-cell-style-name="ce957"/>
        <table:table-column table:style-name="co63" table:default-cell-style-name="ce894"/>
        <table:table-column table:style-name="co64" table:default-cell-style-name="ce909"/>
        <table:table-column table:style-name="co37" table:number-columns-repeated="239" table:default-cell-style-name="ce957"/>
        <table:table-column table:style-name="co14" table:number-columns-repeated="16128" table:default-cell-style-name="ce957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864"/>
          <table:covered-table-cell table:number-columns-repeated="5" table:style-name="ce964"/>
          <table:covered-table-cell table:number-columns-repeated="2" table:style-name="ce864"/>
          <table:table-cell table:style-name="ce864" table:number-columns-repeated="6"/>
          <table:table-cell table:style-name="ce964"/>
          <table:table-cell table:style-name="ce633"/>
          <table:table-cell table:style-name="ce864" table:number-columns-repeated="239"/>
          <table:table-cell table:number-columns-repeated="16128"/>
        </table:table-row>
        <table:table-row table:style-name="ro28">
          <table:table-cell table:style-name="ce864"/>
          <table:table-cell table:style-name="ce864" table:number-columns-spanned="6" table:number-rows-spanned="1"/>
          <table:covered-table-cell table:number-columns-repeated="5" table:style-name="ce864"/>
          <table:table-cell table:style-name="ce864" table:number-columns-repeated="8"/>
          <table:table-cell table:style-name="ce964"/>
          <table:table-cell table:style-name="ce633"/>
          <table:table-cell table:style-name="ce864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958" table:content-validation-name="val100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58" table:content-validation-name="val121" office:value-type="string" calcext:value-type="string">
            <text:p>Módosítók</text:p>
          </table:table-cell>
          <table:table-cell table:style-name="ce958" table:content-validation-name="val128" office:value-type="string" calcext:value-type="string">
            <text:p>Összesen</text:p>
          </table:table-cell>
          <table:table-cell table:style-name="ce864"/>
          <table:table-cell table:style-name="ce1056" office:value-type="string" calcext:value-type="string" table:number-columns-spanned="2" table:number-rows-spanned="1">
            <text:p>Összesen felvett HM:</text:p>
          </table:table-cell>
          <table:covered-table-cell table:style-name="ce864"/>
          <table:table-cell table:style-name="ce790" table:content-validation-name="val148" table:formula="of:=SUM([.B5:.B6])" office:value-type="float" office:value="0" calcext:value-type="float">
            <text:p>0 HM</text:p>
          </table:table-cell>
          <table:table-cell table:style-name="ce864" table:number-columns-repeated="6"/>
          <table:table-cell table:style-name="ce964"/>
          <table:table-cell table:style-name="ce633"/>
          <table:table-cell table:style-name="ce86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1016" table:content-validation-name="val112" office:value-type="float" office:value="10" calcext:value-type="float">
            <text:p>10</text:p>
          </table:table-cell>
          <table:table-cell table:style-name="ce1016" table:content-validation-name="val122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077" table:content-validation-name="val129" table:formula="of:=[.C4]+[.D4]" office:value-type="float" office:value="15" calcext:value-type="float">
            <text:p>15</text:p>
          </table:table-cell>
          <table:table-cell table:style-name="ce864"/>
          <table:table-cell table:style-name="ce1056" office:value-type="string" calcext:value-type="string" table:number-columns-spanned="2" table:number-rows-spanned="1">
            <text:p>Max felvehető HM:</text:p>
          </table:table-cell>
          <table:covered-table-cell table:style-name="ce864"/>
          <table:table-cell table:style-name="ce1166" table:content-validation-name="val149" table:formula="of:=[KP_tablazat.K20]*[Alapértékek.D8]" office:value-type="float" office:value="30" calcext:value-type="float">
            <text:p>30 HM</text:p>
          </table:table-cell>
          <table:table-cell table:style-name="ce864" table:number-columns-repeated="6"/>
          <table:table-cell table:style-name="ce964"/>
          <table:table-cell table:style-name="ce633"/>
          <table:table-cell table:style-name="ce86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1" office:value-type="float" office:value="0" calcext:value-type="float">
            <text:p>0</text:p>
          </table:table-cell>
          <table:table-cell table:style-name="ce1016" table:content-validation-name="val112" office:value-type="float" office:value="20" calcext:value-type="float">
            <text:p>20</text:p>
          </table:table-cell>
          <table:table-cell table:style-name="ce1016" table:content-validation-name="val123" table:formula="of:=2*([Alapértékek.$C$18]+[Alapértékek.$C$20]+[Alapértékek.$C$21])" office:value-type="float" office:value="0" calcext:value-type="float">
            <text:p>0</text:p>
          </table:table-cell>
          <table:table-cell table:style-name="ce1077" table:content-validation-name="val130" table:formula="of:=[.C5]+[.B5]+[.D5]" office:value-type="float" office:value="20" calcext:value-type="float">
            <text:p>20</text:p>
          </table:table-cell>
          <table:table-cell table:style-name="ce864" table:number-columns-repeated="5"/>
          <table:table-cell/>
          <table:table-cell table:style-name="ce864" table:number-columns-repeated="4"/>
          <table:table-cell table:style-name="ce964"/>
          <table:table-cell table:style-name="ce633"/>
          <table:table-cell table:style-name="ce86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2" office:value-type="float" office:value="0" calcext:value-type="float">
            <text:p>0</text:p>
          </table:table-cell>
          <table:table-cell table:style-name="ce1016" table:content-validation-name="val112" office:value-type="float" office:value="120" calcext:value-type="float">
            <text:p>120</text:p>
          </table:table-cell>
          <table:table-cell table:style-name="ce1016" table:content-validation-name="val124" table:formula="of:=2*([Alapértékek.$C$20]+[Alapértékek.$C$21])" office:value-type="float" office:value="0" calcext:value-type="float">
            <text:p>0</text:p>
          </table:table-cell>
          <table:table-cell table:style-name="ce1077" table:content-validation-name="val131" table:formula="of:=[.C6]+[.B6]+[.D6]" office:value-type="float" office:value="120" calcext:value-type="float">
            <text:p>120</text:p>
          </table:table-cell>
          <table:table-cell table:style-name="ce864" table:number-columns-repeated="5"/>
          <table:table-cell/>
          <table:table-cell table:style-name="ce864" table:number-columns-repeated="4"/>
          <table:table-cell table:style-name="ce964"/>
          <table:table-cell table:style-name="ce633"/>
          <table:table-cell table:style-name="ce864" table:number-columns-repeated="239"/>
          <table:table-cell table:number-columns-repeated="16128"/>
        </table:table-row>
        <table:table-row table:style-name="ro6">
          <table:table-cell table:style-name="ce864" table:number-columns-repeated="6"/>
          <table:table-cell table:style-name="ce1056" office:value-type="string" calcext:value-type="string" table:number-columns-spanned="2" table:number-rows-spanned="1">
            <text:p>Össz felvett CM:</text:p>
          </table:table-cell>
          <table:covered-table-cell table:style-name="ce864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864"/>
          <table:table-cell/>
          <table:table-cell table:style-name="ce864" table:number-columns-repeated="4"/>
          <table:table-cell table:style-name="ce964"/>
          <table:table-cell table:style-name="ce633"/>
          <table:table-cell table:style-name="ce86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3" office:value-type="float" office:value="0" calcext:value-type="float">
            <text:p>0</text:p>
          </table:table-cell>
          <table:table-cell table:style-name="ce1016" table:content-validation-name="val113" table:formula="of:=[KP_tablazat.K17]" office:value-type="float" office:value="-30" calcext:value-type="float">
            <text:p>-30</text:p>
          </table:table-cell>
          <table:table-cell table:style-name="ce507" table:content-validation-name="val125" table:formula="of:=2*[Alapértékek.C24]" office:value-type="float" office:value="0" calcext:value-type="float">
            <text:p>0</text:p>
          </table:table-cell>
          <table:table-cell table:style-name="ce1077" table:content-validation-name="val132" table:formula="of:=[.C8]+[.B8]+[.D8]" office:value-type="float" office:value="-30" calcext:value-type="float">
            <text:p>-30</text:p>
          </table:table-cell>
          <table:table-cell table:style-name="ce864"/>
          <table:table-cell table:style-name="ce1056" office:value-type="string" calcext:value-type="string" table:number-columns-spanned="2" table:number-rows-spanned="1">
            <text:p>Max felvehető CM:</text:p>
          </table:table-cell>
          <table:covered-table-cell table:style-name="ce864"/>
          <table:table-cell table:style-name="ce1166" table:content-validation-name="val150" table:formula="of:=[KP_tablazat.K23]*[Alapértékek.$D$8]" office:value-type="float" office:value="20" calcext:value-type="float">
            <text:p>20 HM</text:p>
          </table:table-cell>
          <table:table-cell table:style-name="ce864" table:number-columns-repeated="6"/>
          <table:table-cell table:style-name="ce964"/>
          <table:table-cell table:style-name="ce633"/>
          <table:table-cell table:style-name="ce864" table:number-columns-repeated="239"/>
          <table:table-cell table:number-columns-repeated="16128"/>
        </table:table-row>
        <table:table-row table:style-name="ro2">
          <table:table-cell table:style-name="ce864" table:number-columns-spanned="9" table:number-rows-spanned="1"/>
          <table:covered-table-cell table:number-columns-repeated="5" table:style-name="ce964"/>
          <table:covered-table-cell table:number-columns-repeated="3" table:style-name="ce864"/>
          <table:table-cell table:style-name="ce864" table:number-columns-repeated="6"/>
          <table:table-cell table:style-name="ce964"/>
          <table:table-cell table:style-name="ce633"/>
          <table:table-cell table:style-name="ce864" table:number-columns-repeated="239"/>
          <table:table-cell table:number-columns-repeated="1612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850" calcext:value-type="float">
            <text:p>850</text:p>
          </table:table-cell>
          <table:table-cell table:style-name="ce864"/>
          <table:table-cell table:style-name="ce1056" office:value-type="string" calcext:value-type="string">
            <text:p>KP HM-re:</text:p>
          </table:table-cell>
          <table:table-cell table:style-name="ce658" table:content-validation-name="val133" table:formula="of:=[.I3]*[KP_tablazat.K19]+[.I7]*[KP_tablazat.K22]" office:value-type="float" office:value="0" calcext:value-type="float">
            <text:p>0 KP</text:p>
          </table:table-cell>
          <table:table-cell table:style-name="ce864"/>
          <table:table-cell table:style-name="ce1056" office:value-type="string" calcext:value-type="string" table:number-columns-spanned="2" table:number-rows-spanned="1">
            <text:p>Átlag HM</text:p>
          </table:table-cell>
          <table:covered-table-cell table:style-name="ce864"/>
          <table:table-cell table:style-name="ce793" table:content-validation-name="val151" table:formula="of:=(([.I3]+[.I7])/[Alapértékek.D8])" office:value-type="float" office:value="0" calcext:value-type="float">
            <text:p>0 HM</text:p>
          </table:table-cell>
          <table:table-cell table:style-name="ce864" table:number-columns-repeated="6"/>
          <table:table-cell table:style-name="ce964"/>
          <table:table-cell table:style-name="ce633"/>
          <table:table-cell table:style-name="ce864" table:number-columns-repeated="239"/>
          <table:table-cell table:number-columns-repeated="16128"/>
        </table:table-row>
        <table:table-row table:style-name="ro2">
          <table:table-cell table:style-name="ce873"/>
          <table:table-cell table:style-name="ce873" table:number-columns-spanned="6" table:number-rows-spanned="1"/>
          <table:covered-table-cell table:number-columns-repeated="5" table:style-name="ce873"/>
          <table:table-cell table:style-name="ce873" table:number-columns-repeated="8"/>
          <table:table-cell table:style-name="ce840"/>
          <table:table-cell table:style-name="ce633"/>
          <table:table-cell table:style-name="ce873" table:number-columns-repeated="239"/>
          <table:table-cell table:number-columns-repeated="16128"/>
        </table:table-row>
        <table:table-row table:style-name="ro2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64"/>
          <table:table-cell/>
          <table:table-cell table:style-name="ce864" table:number-columns-repeated="4"/>
          <table:table-cell table:style-name="ce964"/>
          <table:table-cell table:style-name="ce633"/>
          <table:table-cell table:style-name="ce864" table:number-columns-repeated="239"/>
          <table:table-cell table:number-columns-repeated="16128"/>
        </table:table-row>
        <table:table-row table:style-name="ro30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17" table:content-validation-name="val114" office:value-type="string" calcext:value-type="string">
            <text:p>Szint</text:p>
          </table:table-cell>
          <table:table-cell table:style-name="ce1017" office:value-type="string" calcext:value-type="string">
            <text:p>KÉ</text:p>
          </table:table-cell>
          <table:table-cell table:style-name="ce1017" office:value-type="string" calcext:value-type="string">
            <text:p>TÉ/CÉ</text:p>
          </table:table-cell>
          <table:table-cell table:style-name="ce1017" office:value-type="string" calcext:value-type="string">
            <text:p>VÉ</text:p>
          </table:table-cell>
          <table:table-cell table:style-name="ce1017" table:content-validation-name="val137" office:value-type="string" calcext:value-type="string">
            <text:p>Harckeret</text:p>
          </table:table-cell>
          <table:table-cell table:style-name="ce1017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864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4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37" table:formula="of:=[.C14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64" table:number-columns-repeated="6"/>
          <table:table-cell table:style-name="ce964"/>
          <table:table-cell table:style-name="ce633"/>
          <table:table-cell table:style-name="ce86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4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37" table:formula="of:=[.C15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64" table:number-columns-repeated="6"/>
          <table:table-cell table:style-name="ce964"/>
          <table:table-cell table:style-name="ce633"/>
          <table:table-cell table:style-name="ce86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4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37" table:formula="of:=[.C16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64" table:number-columns-repeated="6"/>
          <table:table-cell table:style-name="ce964"/>
          <table:table-cell table:style-name="ce633"/>
          <table:table-cell table:style-name="ce86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4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37" table:formula="of:=[.C17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64" table:number-columns-repeated="6"/>
          <table:table-cell table:style-name="ce964"/>
          <table:table-cell table:style-name="ce633"/>
          <table:table-cell table:style-name="ce86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4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7" table:formula="of:=[.C18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864" table:number-columns-repeated="6"/>
          <table:table-cell table:style-name="ce964"/>
          <table:table-cell table:style-name="ce633"/>
          <table:table-cell table:style-name="ce86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4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7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864" table:number-columns-repeated="6"/>
          <table:table-cell table:style-name="ce964"/>
          <table:table-cell table:style-name="ce633"/>
          <table:table-cell table:style-name="ce86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4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7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864" table:number-columns-repeated="6"/>
          <table:table-cell table:style-name="ce964"/>
          <table:table-cell table:style-name="ce633"/>
          <table:table-cell table:style-name="ce86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4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7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864" table:number-columns-repeated="2"/>
          <table:table-cell table:number-columns-repeated="2"/>
          <table:table-cell table:style-name="ce864" table:number-columns-repeated="2"/>
          <table:table-cell table:style-name="ce964"/>
          <table:table-cell table:style-name="ce633"/>
          <table:table-cell table:style-name="ce864" table:number-columns-repeated="239"/>
          <table:table-cell table:number-columns-repeated="16128"/>
        </table:table-row>
        <table:table-row table:style-name="ro31">
          <table:table-cell table:style-name="ce873" table:number-columns-spanned="9" table:number-rows-spanned="1"/>
          <table:covered-table-cell table:number-columns-repeated="7" table:style-name="ce873"/>
          <table:covered-table-cell table:style-name="ce798"/>
          <table:table-cell table:style-name="ce873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873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69"/>
          <table:covered-table-cell table:number-columns-repeated="5" table:style-name="ce580"/>
          <table:covered-table-cell table:style-name="ce969"/>
          <table:covered-table-cell table:style-name="ce1118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964" table:number-columns-repeated="2"/>
          <table:table-cell table:style-name="ce633"/>
          <table:table-cell table:style-name="ce864" table:number-columns-repeated="239"/>
          <table:table-cell table:number-columns-repeated="16128"/>
        </table:table-row>
        <table:table-row table:style-name="ro2">
          <table:table-cell table:style-name="ce880" table:content-validation-name="val53" office:value-type="string" calcext:value-type="string">
            <text:p>Fegyver</text:p>
          </table:table-cell>
          <table:table-cell table:style-name="ce973" table:content-validation-name="val53" office:value-type="string" calcext:value-type="string">
            <text:p>Sebesség</text:p>
          </table:table-cell>
          <table:table-cell table:style-name="ce1024" table:content-validation-name="val11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24" office:value-type="string" calcext:value-type="string">
            <text:p>SP</text:p>
          </table:table-cell>
          <table:table-cell table:style-name="ce1024" office:value-type="string" calcext:value-type="string" table:number-columns-spanned="2" table:number-rows-spanned="1">
            <text:p>Komment</text:p>
          </table:table-cell>
          <table:covered-table-cell table:style-name="ce976"/>
          <table:table-cell table:style-name="ce873"/>
          <table:table-cell table:style-name="ce840"/>
          <table:table-cell table:number-columns-repeated="2"/>
          <table:table-cell table:style-name="ce840"/>
          <table:table-cell table:style-name="ce964" table:number-columns-repeated="2"/>
          <table:table-cell table:style-name="ce633"/>
          <table:table-cell table:style-name="ce864" table:number-columns-repeated="239"/>
          <table:table-cell table:number-columns-repeated="16128"/>
        </table:table-row>
        <table:table-row table:style-name="ro32">
          <table:table-cell table:style-name="ce442" table:content-validation-name="val90" office:value-type="string" calcext:value-type="string">
            <text:p>Puszta kéz</text:p>
          </table:table-cell>
          <table:table-cell table:style-name="ce512" table:content-validation-name="val104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82" table:content-validation-name="val116" office:value-type="float" office:value="0" calcext:value-type="float">
            <text:p>0</text:p>
          </table:table-cell>
          <table:table-cell table:style-name="ce1029" table:content-validation-name="val42" table:formula="of:=IF(ISNUMBER(VLOOKUP([.$A25]; kezifegyverek_all; 9; 0)); VLOOKUP([.$A25]; kezifegyverek_all; 9; 0) + [.$C25] * [KP_tablazat.E$47]; [KP_tablazat.$K$38])" office:value-type="float" office:value="-10" calcext:value-type="float">
            <text:p>-10</text:p>
          </table:table-cell>
          <table:table-cell table:style-name="ce1029" table:content-validation-name="val42" table:formula="of:=IF(ISNUMBER(VLOOKUP([.$A25];kezifegyverek_all;10;0));(VLOOKUP([.$A25];kezifegyverek_all;10;0)+[.$C25]*[KP_tablazat.$F$47]);[KP_tablazat.$K$38])" office:value-type="float" office:value="-10" calcext:value-type="float">
            <text:p>-10</text:p>
          </table:table-cell>
          <table:table-cell table:style-name="ce1029" table:content-validation-name="val42" table:formula="of:=IF(ISNUMBER(VLOOKUP([.$A25];kezifegyverek_all;11;0));(VLOOKUP([.$A25];kezifegyverek_all;11;0)+[.$C25]*[KP_tablazat.$G$47]);[KP_tablazat.$K$38])" office:value-type="float" office:value="-10" calcext:value-type="float">
            <text:p>-10</text:p>
          </table:table-cell>
          <table:table-cell table:style-name="ce1029" table:content-validation-name="val138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64"/>
          <table:table-cell table:style-name="ce964" table:number-columns-repeated="4"/>
          <table:table-cell table:style-name="ce633"/>
          <table:table-cell table:style-name="ce864" table:number-columns-repeated="239"/>
          <table:table-cell table:number-columns-repeated="16128"/>
        </table:table-row>
        <table:table-row table:style-name="ro32">
          <table:table-cell table:style-name="ce888" table:content-validation-name="val91" office:value-type="string" calcext:value-type="string">
            <text:p><text:s/>__</text:p>
          </table:table-cell>
          <table:table-cell table:style-name="ce512" table:content-validation-name="val104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6" office:value-type="float" office:value="0" calcext:value-type="float">
            <text:p>0</text:p>
          </table:table-cell>
          <table:table-cell table:style-name="ce1029" table:content-validation-name="val42" table:formula="of:=IF(ISNUMBER(VLOOKUP([.$A26]; kezifegyverek_all; 9; 0)); VLOOKUP([.$A26]; kezifegyverek_all; 9; 0) + [.$C26] * [KP_tablazat.E$47]; [KP_tablazat.$K$38])" office:value-type="string" office:string-value="N/A" calcext:value-type="string">
            <text:p>N/A</text:p>
          </table:table-cell>
          <table:table-cell table:style-name="ce1029" table:content-validation-name="val42" table:formula="of:=IF(ISNUMBER(VLOOKUP([.$A26];kezifegyverek_all;10;0)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1029" table:content-validation-name="val42" table:formula="of:=IF(ISNUMBER(VLOOKUP([.$A26];kezifegyverek_all;11;0)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1029" table:content-validation-name="val139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1141" table:content-validation-name="val53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64" table:number-columns-repeated="2"/>
          <table:table-cell table:style-name="ce633"/>
          <table:table-cell table:style-name="ce864" table:number-columns-repeated="239"/>
          <table:table-cell table:number-columns-repeated="16128"/>
        </table:table-row>
        <table:table-row table:style-name="ro32">
          <table:table-cell table:style-name="ce892" table:content-validation-name="val91" office:value-type="string" calcext:value-type="string">
            <text:p><text:s/>__</text:p>
          </table:table-cell>
          <table:table-cell table:style-name="ce512" table:content-validation-name="val104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6" office:value-type="float" office:value="0" calcext:value-type="float">
            <text:p>0</text:p>
          </table:table-cell>
          <table:table-cell table:style-name="ce1029" table:content-validation-name="val42" table:formula="of:=IF(ISNUMBER(VLOOKUP([.$A27]; kezifegyverek_all; 9; 0)); VLOOKUP([.$A27]; kezifegyverek_all; 9; 0) + [.$C27] * [KP_tablazat.E$47]; [KP_tablazat.$K$38])" office:value-type="string" office:string-value="N/A" calcext:value-type="string">
            <text:p>N/A</text:p>
          </table:table-cell>
          <table:table-cell table:style-name="ce1029" table:content-validation-name="val42" table:formula="of:=IF(ISNUMBER(VLOOKUP([.$A27];kezifegyverek_all;10;0)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1029" table:content-validation-name="val42" table:formula="of:=IF(ISNUMBER(VLOOKUP([.$A27];kezifegyverek_all;11;0)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1029" table:content-validation-name="val139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1141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64" table:number-columns-repeated="2"/>
          <table:table-cell table:style-name="ce633"/>
          <table:table-cell table:style-name="ce864" table:number-columns-repeated="239"/>
          <table:table-cell table:number-columns-repeated="16128"/>
        </table:table-row>
        <table:table-row table:style-name="ro32">
          <table:table-cell table:style-name="ce888" table:content-validation-name="val91" office:value-type="string" calcext:value-type="string">
            <text:p><text:s/>__</text:p>
          </table:table-cell>
          <table:table-cell table:style-name="ce512" table:content-validation-name="val104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6" office:value-type="float" office:value="0" calcext:value-type="float">
            <text:p>0</text:p>
          </table:table-cell>
          <table:table-cell table:style-name="ce1029" table:content-validation-name="val42" table:formula="of:=IF(ISNUMBER(VLOOKUP([.$A28]; kezifegyverek_all; 9; 0)); VLOOKUP([.$A28]; kezifegyverek_all; 9; 0) + [.$C28] * [KP_tablazat.E$47]; [KP_tablazat.$K$38])" office:value-type="string" office:string-value="N/A" calcext:value-type="string">
            <text:p>N/A</text:p>
          </table:table-cell>
          <table:table-cell table:style-name="ce1029" table:content-validation-name="val42" table:formula="of:=IF(ISNUMBER(VLOOKUP([.$A28];kezifegyverek_all;10;0)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1029" table:content-validation-name="val42" table:formula="of:=IF(ISNUMBER(VLOOKUP([.$A28];kezifegyverek_all;11;0)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1029" table:content-validation-name="val139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1141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64" table:number-columns-repeated="2"/>
          <table:table-cell table:style-name="ce633"/>
          <table:table-cell table:style-name="ce864" table:number-columns-repeated="239"/>
          <table:table-cell table:number-columns-repeated="16128"/>
        </table:table-row>
        <table:table-row table:style-name="ro32">
          <table:table-cell table:style-name="ce888" table:content-validation-name="val91" office:value-type="string" calcext:value-type="string">
            <text:p><text:s/>__</text:p>
          </table:table-cell>
          <table:table-cell table:style-name="ce512" table:content-validation-name="val104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6" office:value-type="float" office:value="0" calcext:value-type="float">
            <text:p>0</text:p>
          </table:table-cell>
          <table:table-cell table:style-name="ce1029" table:content-validation-name="val42" table:formula="of:=IF(ISNUMBER(VLOOKUP([.$A29]; kezifegyverek_all; 9; 0)); VLOOKUP([.$A29]; kezifegyverek_all; 9; 0) + [.$C29] * [KP_tablazat.E$47]; [KP_tablazat.$K$38])" office:value-type="string" office:string-value="N/A" calcext:value-type="string">
            <text:p>N/A</text:p>
          </table:table-cell>
          <table:table-cell table:style-name="ce1029" table:content-validation-name="val42" table:formula="of:=IF(ISNUMBER(VLOOKUP([.$A29];kezifegyverek_all;10;0)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1029" table:content-validation-name="val42" table:formula="of:=IF(ISNUMBER(VLOOKUP([.$A29];kezifegyverek_all;11;0)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1029" table:content-validation-name="val139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1141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64" table:number-columns-repeated="2"/>
          <table:table-cell table:style-name="ce633"/>
          <table:table-cell table:style-name="ce864" table:number-columns-repeated="239"/>
          <table:table-cell table:number-columns-repeated="16128"/>
        </table:table-row>
        <table:table-row table:style-name="ro32">
          <table:table-cell table:style-name="ce888" table:content-validation-name="val91" office:value-type="string" calcext:value-type="string">
            <text:p><text:s/>__</text:p>
          </table:table-cell>
          <table:table-cell table:style-name="ce512" table:content-validation-name="val104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6" office:value-type="float" office:value="0" calcext:value-type="float">
            <text:p>0</text:p>
          </table:table-cell>
          <table:table-cell table:style-name="ce1029" table:content-validation-name="val42" table:formula="of:=IF(ISNUMBER(VLOOKUP([.$A30]; kezifegyverek_all; 9; 0)); VLOOKUP([.$A30]; kezifegyverek_all; 9; 0) + [.$C30] * [KP_tablazat.E$47]; [KP_tablazat.$K$38])" office:value-type="string" office:string-value="N/A" calcext:value-type="string">
            <text:p>N/A</text:p>
          </table:table-cell>
          <table:table-cell table:style-name="ce1029" table:content-validation-name="val42" table:formula="of:=IF(ISNUMBER(VLOOKUP([.$A30];kezifegyverek_all;10;0)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1029" table:content-validation-name="val42" table:formula="of:=IF(ISNUMBER(VLOOKUP([.$A30];kezifegyverek_all;11;0)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1029" table:content-validation-name="val139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1141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64" table:number-columns-repeated="2"/>
          <table:table-cell table:style-name="ce633"/>
          <table:table-cell table:style-name="ce864" table:number-columns-repeated="239"/>
          <table:table-cell table:number-columns-repeated="16128"/>
        </table:table-row>
        <table:table-row table:style-name="ro2">
          <table:table-cell table:style-name="ce899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40" table:formula="of:=[$KP_tablazat.$K$36]" office:value-type="float" office:value="0" calcext:value-type="float">
            <text:p>0</text:p>
          </table:table-cell>
          <table:table-cell table:style-name="ce899" table:number-columns-spanned="2" table:number-rows-spanned="1"/>
          <table:covered-table-cell table:style-name="ce899"/>
          <table:table-cell table:style-name="ce835"/>
          <table:table-cell table:style-name="Default" table:number-columns-repeated="3"/>
          <table:table-cell/>
          <table:table-cell table:style-name="ce964" table:number-columns-repeated="2"/>
          <table:table-cell table:style-name="ce633"/>
          <table:table-cell table:style-name="ce864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76"/>
          <table:table-cell table:style-name="ce873"/>
          <table:table-cell table:style-name="Default" table:number-columns-repeated="3"/>
          <table:table-cell table:style-name="ce840"/>
          <table:table-cell table:style-name="ce964" table:number-columns-repeated="2"/>
          <table:table-cell table:style-name="ce633"/>
          <table:table-cell table:style-name="ce864" table:number-columns-repeated="239"/>
          <table:table-cell table:number-columns-repeated="16128"/>
        </table:table-row>
        <table:table-row table:style-name="ro2">
          <table:table-cell table:style-name="ce880" table:content-validation-name="val92" office:value-type="string" calcext:value-type="string">
            <text:p>Távolsági fegyver</text:p>
          </table:table-cell>
          <table:table-cell table:style-name="ce973" table:content-validation-name="val53" office:value-type="string" calcext:value-type="string">
            <text:p>Sebesség</text:p>
          </table:table-cell>
          <table:table-cell table:style-name="ce1024" table:content-validation-name="val11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24" office:value-type="string" calcext:value-type="string">
            <text:p>SP</text:p>
          </table:table-cell>
          <table:table-cell table:style-name="ce1024" office:value-type="string" calcext:value-type="string" table:number-columns-spanned="2" table:number-rows-spanned="1">
            <text:p>Hatótáv + Komment</text:p>
          </table:table-cell>
          <table:covered-table-cell table:style-name="ce976"/>
          <table:table-cell table:style-name="ce873"/>
          <table:table-cell table:style-name="Default" table:number-columns-repeated="3"/>
          <table:table-cell table:style-name="ce840"/>
          <table:table-cell table:style-name="ce864"/>
          <table:table-cell table:style-name="ce964"/>
          <table:table-cell table:style-name="ce633"/>
          <table:table-cell table:style-name="ce864" table:number-columns-repeated="239"/>
          <table:table-cell table:number-columns-repeated="16128"/>
        </table:table-row>
        <table:table-row table:style-name="ro32">
          <table:table-cell table:style-name="ce888" table:content-validation-name="val93" office:value-type="string" calcext:value-type="string">
            <text:p><text:s/>__</text:p>
          </table:table-cell>
          <table:table-cell table:style-name="ce512" table:content-validation-name="val104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16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1029" table:content-validation-name="val42" table:formula="of:=IF(ISNUMBER(VLOOKUP([.$A34];tavolsagi_fegyverek_all;10;0)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1029" table:formula="of:=IF(ISNUMBER(VLOOKUP([.$A34];tavolsagi_fegyverek_all;11;0));VLOOKUP([.$A34];tavolsagi_fegyverek_all;11;0);[KP_tablazat.$K$38])" office:value-type="string" office:string-value="N/A" calcext:value-type="string">
            <text:p>N/A</text:p>
          </table:table-cell>
          <table:table-cell table:style-name="ce1029" table:content-validation-name="val141" table:formula="of:=IF(ISNUMBER(VLOOKUP([.$A34];tavolsagi_fegyverek_all;3;0))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864"/>
          <table:table-cell table:style-name="ce964"/>
          <table:table-cell table:style-name="ce633"/>
          <table:table-cell table:style-name="ce864" table:number-columns-repeated="239"/>
          <table:table-cell table:number-columns-repeated="16128"/>
        </table:table-row>
        <table:table-row table:style-name="ro32">
          <table:table-cell table:style-name="ce892" table:content-validation-name="val94" office:value-type="string" calcext:value-type="string">
            <text:p><text:s/>__</text:p>
          </table:table-cell>
          <table:table-cell table:style-name="ce512" table:content-validation-name="val104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16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1029" table:content-validation-name="val42" table:formula="of:=IF(ISNUMBER(VLOOKUP([.$A35];tavolsagi_fegyverek_all;10;0)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1029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1029" table:content-validation-name="val141" table:formula="of:=IF(ISNUMBER(VLOOKUP([.$A35];tavolsagi_fegyverek_all;3;0))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864"/>
          <table:table-cell table:style-name="ce964"/>
          <table:table-cell table:style-name="ce633"/>
          <table:table-cell table:style-name="ce864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64"/>
          <table:covered-table-cell/>
          <table:covered-table-cell table:style-name="ce864"/>
          <table:covered-table-cell table:style-name="ce794"/>
          <table:table-cell table:style-name="ce864"/>
          <table:table-cell table:style-name="Default" table:number-columns-repeated="3"/>
          <table:table-cell table:style-name="ce864" table:number-columns-repeated="2"/>
          <table:table-cell table:style-name="ce964"/>
          <table:table-cell table:style-name="ce633"/>
          <table:table-cell table:style-name="ce864" table:number-columns-repeated="239"/>
          <table:table-cell table:number-columns-repeated="16128"/>
        </table:table-row>
        <table:table-row table:style-name="ro33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864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64"/>
          <table:table-cell table:style-name="ce849"/>
          <table:table-cell table:style-name="ce964"/>
          <table:table-cell table:style-name="ce633"/>
          <table:table-cell table:style-name="ce864" table:number-columns-repeated="239"/>
          <table:table-cell table:number-columns-repeated="16128"/>
        </table:table-row>
        <table:table-row table:style-name="ro34">
          <table:table-cell table:style-name="ce451" table:content-validation-name="val95" office:value-type="string" calcext:value-type="string" table:number-columns-spanned="2" table:number-rows-spanned="1">
            <text:p>Fegyver<text:span text:style-name="T17"> (harcmodor)</text:span></text:p>
          </table:table-cell>
          <table:covered-table-cell table:style-name="ce969" table:content-validation-name="val105"/>
          <table:table-cell table:style-name="ce973" table:content-validation-name="val11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18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864"/>
          <table:table-cell table:style-name="ce864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64"/>
          <table:table-cell table:style-name="ce849"/>
          <table:table-cell table:style-name="ce964"/>
          <table:table-cell table:style-name="ce633"/>
          <table:table-cell table:style-name="ce864" table:number-columns-repeated="239"/>
          <table:table-cell table:number-columns-repeated="16128"/>
        </table:table-row>
        <table:table-row table:style-name="ro1">
          <table:table-cell table:style-name="ce452" table:content-validation-name="val96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5"/>
          <table:table-cell table:style-name="ce1029" table:content-validation-name="val118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622" table:content-validation-name="val126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622" table:content-validation-name="val126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691" table:content-validation-name="val126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732" table:content-validation-name="val142" table:formula="of:=[.G25]" office:value-type="string" office:string-value="-5 Z" calcext:value-type="string">
            <text:p>-5 Z</text:p>
          </table:table-cell>
          <table:table-cell table:style-name="ce1144" table:content-validation-name="val96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64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64"/>
          <table:table-cell table:style-name="ce849"/>
          <table:table-cell table:style-name="ce964"/>
          <table:table-cell table:style-name="ce633"/>
          <table:table-cell table:style-name="ce864" table:number-columns-repeated="239"/>
          <table:table-cell table:number-columns-repeated="16128"/>
        </table:table-row>
        <table:table-row table:style-name="ro1">
          <table:table-cell table:style-name="ce453" table:content-validation-name="val97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524" table:content-validation-name="val97"/>
          <table:table-cell table:style-name="ce1029" table:content-validation-name="val118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6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622" table:content-validation-name="val126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691" table:content-validation-name="val126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1029" table:content-validation-name="val139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864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64"/>
          <table:table-cell table:style-name="ce849"/>
          <table:table-cell table:style-name="ce964"/>
          <table:table-cell table:style-name="ce633"/>
          <table:table-cell table:style-name="ce864" table:number-columns-repeated="239"/>
          <table:table-cell table:number-columns-repeated="16128"/>
        </table:table-row>
        <table:table-row table:style-name="ro1">
          <table:table-cell table:style-name="ce453" table:content-validation-name="val97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7"/>
          <table:table-cell table:style-name="ce1029" table:content-validation-name="val118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6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622" table:content-validation-name="val126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691" table:content-validation-name="val126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1029" table:content-validation-name="val139" table:formula="of:=[.G27]" office:value-type="string" office:string-value="N/A" calcext:value-type="string">
            <text:p>N/A</text:p>
          </table:table-cell>
          <table:table-cell table:style-name="ce1144" table:number-columns-spanned="2" table:number-rows-spanned="1"/>
          <table:covered-table-cell table:style-name="ce799"/>
          <table:table-cell table:style-name="ce864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64"/>
          <table:table-cell table:style-name="ce849"/>
          <table:table-cell table:style-name="ce964"/>
          <table:table-cell table:style-name="ce633"/>
          <table:table-cell table:style-name="ce864" table:number-columns-repeated="239"/>
          <table:table-cell table:number-columns-repeated="16128"/>
        </table:table-row>
        <table:table-row table:style-name="ro1">
          <table:table-cell table:style-name="ce453" table:content-validation-name="val97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7"/>
          <table:table-cell table:style-name="ce1029" table:content-validation-name="val118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6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622" table:content-validation-name="val126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91" table:content-validation-name="val126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1029" table:content-validation-name="val139" table:formula="of:=[.G28]" office:value-type="string" office:string-value="N/A" calcext:value-type="string">
            <text:p>N/A</text:p>
          </table:table-cell>
          <table:table-cell table:style-name="ce1144" table:number-columns-spanned="2" table:number-rows-spanned="1"/>
          <table:covered-table-cell table:style-name="ce799"/>
          <table:table-cell table:style-name="ce864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64"/>
          <table:table-cell table:style-name="ce633"/>
          <table:table-cell table:style-name="ce864" table:number-columns-repeated="239"/>
          <table:table-cell table:number-columns-repeated="16128"/>
        </table:table-row>
        <table:table-row table:style-name="ro1">
          <table:table-cell table:style-name="ce453" table:content-validation-name="val97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7"/>
          <table:table-cell table:style-name="ce1029" table:content-validation-name="val118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6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622" table:content-validation-name="val126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91" table:content-validation-name="val126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1029" table:content-validation-name="val139" table:formula="of:=[.G29]" office:value-type="string" office:string-value="N/A" calcext:value-type="string">
            <text:p>N/A</text:p>
          </table:table-cell>
          <table:table-cell table:style-name="ce1144" table:number-columns-spanned="2" table:number-rows-spanned="1"/>
          <table:covered-table-cell table:style-name="ce799"/>
          <table:table-cell table:style-name="ce864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64"/>
          <table:table-cell table:style-name="ce633"/>
          <table:table-cell table:style-name="ce864" table:number-columns-repeated="239"/>
          <table:table-cell table:number-columns-repeated="16128"/>
        </table:table-row>
        <table:table-row table:style-name="ro1">
          <table:table-cell table:style-name="ce453" table:content-validation-name="val97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7"/>
          <table:table-cell table:style-name="ce1029" table:content-validation-name="val118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6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622" table:content-validation-name="val126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91" table:content-validation-name="val126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1120" table:content-validation-name="val139" table:formula="of:=[.G30]" office:value-type="string" office:string-value="N/A" calcext:value-type="string">
            <text:p>N/A</text:p>
          </table:table-cell>
          <table:table-cell table:style-name="ce1144" table:number-columns-spanned="2" table:number-rows-spanned="1"/>
          <table:covered-table-cell table:style-name="ce803"/>
          <table:table-cell table:style-name="ce864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64"/>
          <table:table-cell table:style-name="ce633"/>
          <table:table-cell table:style-name="ce864" table:number-columns-repeated="239"/>
          <table:table-cell table:number-columns-repeated="16128"/>
        </table:table-row>
        <table:table-row table:style-name="ro1">
          <table:table-cell table:style-name="ce454" table:content-validation-name="val97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526" table:content-validation-name="val97"/>
          <table:table-cell table:style-name="ce569" table:content-validation-name="val118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623" table:content-validation-name="val126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59" table:content-validation-name="val126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92" table:content-validation-name="val126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735" table:content-validation-name="val139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804"/>
          <table:table-cell table:style-name="ce864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64"/>
          <table:table-cell table:style-name="ce633"/>
          <table:table-cell table:style-name="ce864" table:number-columns-repeated="239"/>
          <table:table-cell table:number-columns-repeated="16128"/>
        </table:table-row>
        <table:table-row table:style-name="ro1">
          <table:table-cell table:style-name="ce455" table:content-validation-name="val97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537" table:content-validation-name="val97"/>
          <table:table-cell table:style-name="ce570" table:content-validation-name="val118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624" table:content-validation-name="val126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60" table:content-validation-name="val126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93" table:content-validation-name="val126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738" table:content-validation-name="val139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805"/>
          <table:table-cell table:style-name="ce864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64"/>
          <table:table-cell table:style-name="ce633"/>
          <table:table-cell table:style-name="ce864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34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34" table:formula="of:=ROUNDDOWN([Alapértékek.$J$29]*[Alapértékek.$D$35]*0.5)" office:value-type="float" office:value="0" calcext:value-type="float">
            <text:p>0</text:p>
          </table:table-cell>
          <table:table-cell table:style-name="ce1123" table:number-columns-spanned="3" table:number-rows-spanned="1"/>
          <table:covered-table-cell table:number-columns-repeated="2" table:style-name="ce1144"/>
          <table:table-cell table:style-name="ce864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64"/>
          <table:table-cell table:style-name="ce633"/>
          <table:table-cell table:style-name="ce864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23" table:content-validation-name="val143"/>
          <table:covered-table-cell table:style-name="ce1144"/>
          <table:covered-table-cell table:style-name="ce864"/>
          <table:table-cell table:style-name="ce864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864" table:number-columns-repeated="239"/>
          <table:table-cell table:number-columns-repeated="16128"/>
        </table:table-row>
        <table:table-row table:style-name="ro35">
          <table:table-cell table:style-name="ce458" office:value-type="string" calcext:value-type="string">
            <text:p>Válassz pajzsot:</text:p>
          </table:table-cell>
          <table:table-cell table:style-name="ce539" table:content-validation-name="val106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19"/>
          <table:table-cell table:style-name="ce628" office:value-type="float" office:value="0" calcext:value-type="float">
            <text:p>0</text:p>
          </table:table-cell>
          <table:table-cell table:style-name="ce667" table:content-validation-name="val135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1120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976"/>
          <table:table-cell table:style-name="ce864"/>
          <table:table-cell/>
          <table:table-cell table:style-name="Default" table:number-columns-repeated="6"/>
          <table:table-cell table:number-columns-repeated="5"/>
          <table:table-cell table:style-name="ce864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64"/>
          <table:table-cell/>
          <table:table-cell table:style-name="Default" table:number-columns-repeated="6"/>
          <table:table-cell table:number-columns-repeated="5"/>
          <table:table-cell table:style-name="ce864" table:number-columns-repeated="234"/>
          <table:table-cell table:number-columns-repeated="16128"/>
        </table:table-row>
        <table:table-row table:style-name="ro35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873"/>
          <table:table-cell/>
          <table:table-cell table:style-name="Default" table:number-columns-repeated="6"/>
          <table:table-cell table:number-columns-repeated="5"/>
          <table:table-cell table:style-name="ce864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73"/>
          <table:table-cell/>
          <table:table-cell table:style-name="Default" table:number-columns-repeated="6"/>
          <table:table-cell table:number-columns-repeated="5"/>
          <table:table-cell table:style-name="ce873" table:number-columns-repeated="234"/>
          <table:table-cell table:number-columns-repeated="16128"/>
        </table:table-row>
        <table:table-row table:style-name="ro2">
          <table:table-cell table:style-name="ce460" office:value-type="string" calcext:value-type="string">
            <text:p>Kétkezes harc</text:p>
          </table:table-cell>
          <table:table-cell table:style-name="ce542" table:content-validation-name="val107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989"/>
          <table:table-cell table:style-name="ce1084" table:content-validation-name="val117" office:value-type="string" calcext:value-type="string">
            <text:p>Tám/kör</text:p>
          </table:table-cell>
          <table:table-cell table:style-name="ce1084" office:value-type="string" calcext:value-type="string">
            <text:p>KÉ</text:p>
          </table:table-cell>
          <table:table-cell table:style-name="ce1084" office:value-type="string" calcext:value-type="string">
            <text:p>TÉ</text:p>
          </table:table-cell>
          <table:table-cell table:style-name="ce1084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873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873" table:number-columns-repeated="234"/>
          <table:table-cell table:number-columns-repeated="16128"/>
        </table:table-row>
        <table:table-row table:style-name="ro2">
          <table:table-cell table:style-name="ce462" table:content-validation-name="val98" office:value-type="string" calcext:value-type="string">
            <text:p>Elsődleges fegyver</text:p>
          </table:table-cell>
          <table:table-cell table:style-name="ce987" table:content-validation-name="val108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0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52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873" table:number-columns-repeated="234"/>
          <table:table-cell table:number-columns-repeated="16128"/>
        </table:table-row>
        <table:table-row table:style-name="ro2">
          <table:table-cell table:style-name="ce462" table:content-validation-name="val98" office:value-type="string" calcext:value-type="string">
            <text:p>Másodlagos fegyver</text:p>
          </table:table-cell>
          <table:table-cell table:style-name="ce987" table:content-validation-name="val109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0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229" office:value-type="string" calcext:value-type="string">
            <text:p>KÉ</text:p>
          </table:table-cell>
          <table:table-cell table:style-name="ce1245" office:value-type="string" calcext:value-type="string">
            <text:p>TÉ</text:p>
          </table:table-cell>
          <table:table-cell table:style-name="ce1245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873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976" table:number-columns-repeated="2"/>
          <table:table-cell table:style-name="ce633"/>
          <table:table-cell table:style-name="ce976"/>
          <table:table-cell table:style-name="ce633" table:number-columns-repeated="3"/>
          <table:table-cell table:style-name="ce810"/>
          <table:table-cell table:style-name="ce873"/>
          <table:table-cell/>
          <table:table-cell table:style-name="ce861" table:content-validation-name="val156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871" table:content-validation-name="val156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871" table:content-validation-name="val156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884" table:content-validation-name="val156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873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0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011" office:value-type="string" calcext:value-type="string">
            <text:p>HM Sebesség</text:p>
          </table:table-cell>
          <table:table-cell table:style-name="ce1102" table:content-validation-name="val77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1102"/>
          <table:table-cell table:style-name="ce811" table:content-validation-name="val7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864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864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7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873" table:number-columns-repeated="239"/>
          <table:table-cell table:number-columns-repeated="16128"/>
        </table:table-row>
        <table:table-row table:style-name="ro2">
          <table:table-cell table:style-name="ce468" table:content-validation-name="val99" office:value-type="string" calcext:value-type="string">
            <text:p><text:s/>Páncél, vértezet</text:p>
          </table:table-cell>
          <table:table-cell table:style-name="ce989" table:number-columns-spanned="2" table:number-rows-spanned="1"/>
          <table:covered-table-cell table:style-name="ce989"/>
          <table:table-cell table:style-name="ce634" table:content-validation-name="val127" office:value-type="string" calcext:value-type="string">
            <text:p>Akt MGT</text:p>
          </table:table-cell>
          <table:table-cell table:style-name="ce674"/>
          <table:table-cell table:style-name="ce703"/>
          <table:table-cell table:style-name="ce742" table:content-validation-name="val144" office:value-type="string" calcext:value-type="string" table:number-columns-spanned="3" table:number-rows-spanned="1">
            <text:p>SFÉ</text:p>
          </table:table-cell>
          <table:covered-table-cell table:style-name="ce772"/>
          <table:covered-table-cell table:style-name="ce812"/>
          <table:table-cell table:number-columns-repeated="2"/>
          <table:table-cell table:style-name="ce1229" office:value-type="string" calcext:value-type="string">
            <text:p>KÉ</text:p>
          </table:table-cell>
          <table:table-cell table:style-name="ce1245" office:value-type="string" calcext:value-type="string">
            <text:p>TÉ</text:p>
          </table:table-cell>
          <table:table-cell table:style-name="ce1245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54" table:number-columns-repeated="238"/>
          <table:table-cell table:style-name="ce864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Név</text:p>
          </table:table-cell>
          <table:table-cell table:style-name="ce990" table:number-columns-spanned="2" table:number-rows-spanned="1"/>
          <table:covered-table-cell table:style-name="ce1053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1053" office:value-type="string" calcext:value-type="string">
            <text:p>Szúró</text:p>
          </table:table-cell>
          <table:table-cell table:style-name="ce1053" office:value-type="string" calcext:value-type="string">
            <text:p>Vágó</text:p>
          </table:table-cell>
          <table:table-cell table:style-name="ce813" office:value-type="string" calcext:value-type="string">
            <text:p>Zúzó</text:p>
          </table:table-cell>
          <table:table-cell table:number-columns-repeated="2"/>
          <table:table-cell table:style-name="ce1229" table:content-validation-name="val156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1245" table:content-validation-name="val156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1245" table:content-validation-name="val156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883" table:content-validation-name="val156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873" table:number-columns-repeated="238"/>
          <table:table-cell table:style-name="ce864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Struktúra anyag</text:p>
          </table:table-cell>
          <table:table-cell table:style-name="ce990" table:content-validation-name="val111" table:number-columns-spanned="2" table:number-rows-spanned="1"/>
          <table:covered-table-cell table:style-name="ce1053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743" table:number-columns-repeated="2"/>
          <table:table-cell table:style-name="ce814"/>
          <table:table-cell table:style-name="ce838"/>
          <table:table-cell table:style-name="ce864"/>
          <table:table-cell table:style-name="ce866" table:content-validation-name="val156" table:formula="of:=IF([.$B$53]&gt;0;[.L$60];[$KP_tablazat.$L$53])" office:value-type="float" office:value="-10" calcext:value-type="float">
            <text:p>-10</text:p>
          </table:table-cell>
          <table:table-cell table:style-name="ce1252" table:content-validation-name="val156" table:formula="of:=IF([.$B$53]&gt;0;[.M$60];[$KP_tablazat.$L$53])" office:value-type="float" office:value="-10" calcext:value-type="float">
            <text:p>-10</text:p>
          </table:table-cell>
          <table:table-cell table:style-name="ce1252" table:content-validation-name="val156" table:formula="of:=IF([.$B$53]&gt;0;[.N$60];[$KP_tablazat.$L$53])" office:value-type="float" office:value="-10" calcext:value-type="float">
            <text:p>-10</text:p>
          </table:table-cell>
          <table:table-cell table:style-name="ce1252" table:content-validation-name="val156" table:formula="of:=IF([.$B$53]&gt;0;[.O$60];0)" office:value-type="float" office:value="0" calcext:value-type="float">
            <text:p>0</text:p>
          </table:table-cell>
          <table:table-cell table:style-name="ce1252" table:formula="of:=[.P60]" office:value-type="float" office:value="0" calcext:value-type="float">
            <text:p>0</text:p>
          </table:table-cell>
          <table:table-cell table:style-name="ce907"/>
          <table:table-cell table:style-name="ce1054" table:number-columns-repeated="238"/>
          <table:table-cell table:style-name="ce864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nyagminőség</text:p>
          </table:table-cell>
          <table:table-cell table:style-name="ce990" table:number-columns-spanned="2" table:number-rows-spanned="1"/>
          <table:covered-table-cell table:style-name="ce990"/>
          <table:table-cell table:style-name="ce638" office:value-type="string" calcext:value-type="string">
            <text:p>2x Erő</text:p>
          </table:table-cell>
          <table:table-cell table:style-name="ce685" table:content-validation-name="val77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810"/>
          <table:table-cell table:style-name="ce864" table:number-columns-repeated="3"/>
          <table:table-cell table:style-name="ce1054" table:number-columns-repeated="3"/>
          <table:table-cell table:style-name="ce893"/>
          <table:table-cell table:style-name="ce633"/>
          <table:table-cell table:style-name="ce1054" table:number-columns-repeated="238"/>
          <table:table-cell table:style-name="ce864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lapanyag típus</text:p>
          </table:table-cell>
          <table:table-cell table:style-name="ce990" table:number-columns-spanned="2" table:number-rows-spanned="1"/>
          <table:covered-table-cell table:style-name="ce990"/>
          <table:table-cell table:style-name="ce976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815" table:content-validation-name="val153" table:formula="of:=[$Alapértékek.D32]" office:value-type="float" office:value="0" calcext:value-type="float">
            <text:p>0. fok</text:p>
          </table:table-cell>
          <table:table-cell table:style-name="ce864" table:number-columns-repeated="3"/>
          <table:table-cell table:style-name="ce1054" table:number-columns-repeated="3"/>
          <table:table-cell table:style-name="ce893"/>
          <table:table-cell table:style-name="ce633"/>
          <table:table-cell table:style-name="ce1054" table:number-columns-repeated="238"/>
          <table:table-cell table:style-name="ce864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Kidolgozottság</text:p>
          </table:table-cell>
          <table:table-cell table:style-name="ce990" table:number-columns-spanned="2" table:number-rows-spanned="1"/>
          <table:covered-table-cell table:style-name="ce990"/>
          <table:table-cell table:style-name="ce642" office:value-type="string" calcext:value-type="string">
            <text:p>Lefedettség %</text:p>
          </table:table-cell>
          <table:table-cell table:style-name="ce686" office:value-type="float" office:value="0" calcext:value-type="float">
            <text:p>0 %</text:p>
          </table:table-cell>
          <table:table-cell table:style-name="ce1104"/>
          <table:table-cell table:style-name="ce745" office:value-type="string" calcext:value-type="string" table:number-columns-spanned="2" table:number-rows-spanned="1">
            <text:p>Páncél viselve</text:p>
          </table:table-cell>
          <table:covered-table-cell table:style-name="ce1104"/>
          <table:table-cell table:style-name="ce816" table:content-validation-name="val154" office:value-type="float" office:value="1" calcext:value-type="float">
            <text:p>1</text:p>
          </table:table-cell>
          <table:table-cell table:style-name="ce838"/>
          <table:table-cell table:style-name="ce864" table:number-columns-repeated="2"/>
          <table:table-cell table:style-name="ce1054" table:number-columns-repeated="3"/>
          <table:table-cell table:style-name="ce893"/>
          <table:table-cell table:style-name="ce633"/>
          <table:table-cell table:style-name="ce1054" table:number-columns-repeated="238"/>
          <table:table-cell table:style-name="ce864"/>
          <table:table-cell table:number-columns-repeated="16128"/>
        </table:table-row>
        <table:table-row table:style-name="ro2">
          <table:table-cell table:style-name="ce472" table:number-columns-spanned="9" table:number-rows-spanned="1"/>
          <table:covered-table-cell table:style-name="ce549"/>
          <table:covered-table-cell table:number-columns-repeated="2" table:style-name="ce873"/>
          <table:covered-table-cell table:number-columns-repeated="3"/>
          <table:covered-table-cell table:style-name="ce873"/>
          <table:covered-table-cell table:style-name="ce798"/>
          <table:table-cell table:style-name="ce864" table:number-columns-repeated="3"/>
          <table:table-cell table:style-name="ce1054" table:number-columns-repeated="3"/>
          <table:table-cell table:style-name="ce893"/>
          <table:table-cell table:style-name="ce633"/>
          <table:table-cell table:style-name="ce1054" table:number-columns-repeated="238"/>
          <table:table-cell table:style-name="ce864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64"/>
          <table:table-cell table:style-name="ce664" office:value-type="string" calcext:value-type="string">
            <text:p>ÉP</text:p>
          </table:table-cell>
          <table:table-cell table:style-name="ce746" table:content-validation-name="val145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4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64"/>
          <table:table-cell table:style-name="ce665" office:value-type="string" calcext:value-type="string">
            <text:p>S1</text:p>
            <text:p>(ÉP/4)</text:p>
          </table:table-cell>
          <table:table-cell table:style-name="ce747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1054" table:number-columns-repeated="6"/>
          <table:table-cell table:style-name="ce893"/>
          <table:table-cell table:style-name="ce633"/>
          <table:table-cell table:style-name="ce1054" table:number-columns-repeated="238"/>
          <table:table-cell table:style-name="ce864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64"/>
          <table:table-cell table:style-name="ce666"/>
          <table:table-cell table:style-name="ce710"/>
          <table:table-cell table:style-name="ce773"/>
          <table:table-cell table:style-name="ce902"/>
          <table:table-cell table:style-name="ce864" table:number-columns-repeated="6"/>
          <table:table-cell table:style-name="ce964"/>
          <table:table-cell table:style-name="ce633"/>
          <table:table-cell table:style-name="ce86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64"/>
          <table:table-cell table:style-name="ce668"/>
          <table:table-cell table:style-name="ce716"/>
          <table:table-cell table:style-name="ce777"/>
          <table:table-cell table:style-name="ce903"/>
          <table:table-cell table:style-name="ce864" table:number-columns-repeated="6"/>
          <table:table-cell table:style-name="ce964"/>
          <table:table-cell table:style-name="ce633"/>
          <table:table-cell table:style-name="ce86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64"/>
          <table:table-cell table:style-name="ce675"/>
          <table:table-cell table:style-name="ce719"/>
          <table:table-cell table:style-name="ce778"/>
          <table:table-cell table:style-name="ce904"/>
          <table:table-cell table:style-name="ce864" table:number-columns-repeated="6"/>
          <table:table-cell table:style-name="ce964"/>
          <table:table-cell table:style-name="ce633"/>
          <table:table-cell table:style-name="ce86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64"/>
          <table:table-cell table:style-name="ce676"/>
          <table:table-cell table:style-name="ce725"/>
          <table:table-cell table:style-name="ce780"/>
          <table:table-cell table:style-name="ce911"/>
          <table:table-cell table:style-name="ce864" table:number-columns-repeated="6"/>
          <table:table-cell table:style-name="ce964"/>
          <table:table-cell table:style-name="ce633"/>
          <table:table-cell table:style-name="ce86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64"/>
          <table:table-cell table:style-name="ce677"/>
          <table:table-cell table:style-name="ce727"/>
          <table:table-cell table:style-name="ce781"/>
          <table:table-cell table:style-name="ce912"/>
          <table:table-cell table:style-name="ce864" table:number-columns-repeated="6"/>
          <table:table-cell table:style-name="ce964"/>
          <table:table-cell table:style-name="ce633"/>
          <table:table-cell table:style-name="ce864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864" table:number-columns-repeated="6"/>
          <table:table-cell table:style-name="ce964"/>
          <table:table-cell table:style-name="ce633"/>
          <table:table-cell table:style-name="ce86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64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54"/>
          <table:covered-table-cell table:style-name="ce825"/>
          <table:table-cell table:style-name="ce864" table:number-columns-repeated="6"/>
          <table:table-cell table:style-name="ce964"/>
          <table:table-cell table:style-name="ce633"/>
          <table:table-cell table:style-name="ce864" table:number-columns-repeated="239"/>
          <table:table-cell table:number-columns-repeated="1612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36" office:value-type="string" calcext:value-type="string">
            <text:p>-</text:p>
          </table:table-cell>
          <table:table-cell table:style-name="ce757" table:content-validation-name="val146" table:formula="of:=IF(([KP_tablazat.N18]+([Alapértékek.H38]+[Alapértékek.C24]))&gt;0;0;[KP_tablazat.N18]+([Alapértékek.H38]+[Alapértékek.C24]))" office:value-type="float" office:value="-10" calcext:value-type="float">
            <text:p>-10</text:p>
          </table:table-cell>
          <table:table-cell table:style-name="ce789" table:content-validation-name="val147" table:formula="of:=IF(([KP_tablazat.O18]+([Alapértékek.H38]+[Alapértékek.C24]))&gt;0;0;[KP_tablazat.O18]+([Alapértékek.H38]+[Alapértékek.C24]))" office:value-type="float" office:value="-20" calcext:value-type="float">
            <text:p>-20</text:p>
          </table:table-cell>
          <table:table-cell table:style-name="ce826" table:content-validation-name="val155" table:formula="of:=IF(([KP_tablazat.P18]+([Alapértékek.H38]+[Alapértékek.C24]))&gt;0;0;[KP_tablazat.P18]+([Alapértékek.H38]+[Alapértékek.C24]))" office:value-type="float" office:value="-30" calcext:value-type="float">
            <text:p>-30</text:p>
          </table:table-cell>
          <table:table-cell table:style-name="ce864" table:number-columns-repeated="6"/>
          <table:table-cell table:style-name="ce964"/>
          <table:table-cell table:style-name="ce633"/>
          <table:table-cell table:style-name="ce864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54"/>
          <table:table-cell table:style-name="ce864" table:number-columns-repeated="6"/>
          <table:table-cell table:style-name="ce964"/>
          <table:table-cell table:style-name="ce633"/>
          <table:table-cell table:style-name="ce864" table:number-columns-repeated="239"/>
          <table:table-cell table:number-columns-repeated="16128"/>
        </table:table-row>
        <table:table-row table:style-name="ro2">
          <table:table-cell table:style-name="ce864"/>
          <table:table-cell table:style-name="ce556"/>
          <table:table-cell table:style-name="ce864" table:number-columns-repeated="13"/>
          <table:table-cell table:style-name="ce964"/>
          <table:table-cell table:style-name="ce633"/>
          <table:table-cell table:style-name="ce864" table:number-columns-repeated="239"/>
          <table:table-cell table:number-columns-repeated="16128"/>
        </table:table-row>
        <table:table-row table:style-name="ro2" table:number-rows-repeated="65465">
          <table:table-cell table:style-name="ce864" table:number-columns-repeated="15"/>
          <table:table-cell table:style-name="ce964"/>
          <table:table-cell table:style-name="ce633"/>
          <table:table-cell table:style-name="ce864" table:number-columns-repeated="239"/>
          <table:table-cell table:number-columns-repeated="16128"/>
        </table:table-row>
        <table:table-row table:style-name="ro2" table:number-rows-repeated="9">
          <table:table-cell table:style-name="ce864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                                      AND ([$Alapértékek.C18]&lt;[$KP_tablazat.K69]))" calcext:base-cell-address="Harcértékek.J57"/>
          </calcext:conditional-format>
        </calcext:conditional-formats>
      </table:table>
      <table:table table:name="Misztikus" table:style-name="ta6" table:print="false">
        <table:table-column table:style-name="co79" table:default-cell-style-name="ce277"/>
        <table:table-column table:style-name="co80" table:default-cell-style-name="ce277"/>
        <table:table-column table:style-name="co81" table:default-cell-style-name="ce277"/>
        <table:table-column table:style-name="co82" table:default-cell-style-name="ce277"/>
        <table:table-column table:style-name="co83" table:default-cell-style-name="ce277"/>
        <table:table-column table:style-name="co84" table:default-cell-style-name="ce277"/>
        <table:table-column table:style-name="co85" table:default-cell-style-name="ce277"/>
        <table:table-column table:style-name="co86" table:default-cell-style-name="ce277"/>
        <table:table-column table:style-name="co87" table:default-cell-style-name="ce277"/>
        <table:table-column table:style-name="co88" table:default-cell-style-name="ce277"/>
        <table:table-column table:style-name="co89" table:default-cell-style-name="ce277"/>
        <table:table-column table:style-name="co40" table:number-columns-repeated="2" table:default-cell-style-name="ce277"/>
        <table:table-column table:style-name="co37" table:number-columns-repeated="243" table:default-cell-style-name="ce277"/>
        <table:table-column table:style-name="co14" table:number-columns-repeated="16128" table:default-cell-style-name="ce277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6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2" table:formula="of:=SUM([.F16:.F17];[.F19:.F24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993" office:value-type="string" calcext:value-type="string">
            <text:p>Aura</text:p>
          </table:table-cell>
          <table:table-cell table:style-name="ce994" table:content-validation-name="val161" table:formula="of:=[$Alapértékek.$D$8]*(3+[$Alapértékek.$J$28])" office:value-type="float" office:value="15" calcext:value-type="float">
            <text:p>15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2" table:formula="of:=[Alapértékek.E10]" office:value-type="float" office:value="850" calcext:value-type="float" table:number-columns-spanned="2" table:number-rows-spanned="1">
            <text:p>850</text:p>
          </table:table-cell>
          <table:covered-table-cell table:style-name="ce196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10">
          <table:table-cell table:style-name="ce319" office:value-type="string" calcext:value-type="string" table:number-columns-spanned="6" table:number-rows-spanned="1">
            <text:p><text:span text:style-name="T18">Tradíció képzettségek </text:span><text:span text:style-name="T19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18">Mágiaiskolák (Átfogó) </text:span><text:span text:style-name="T19">🅿️</text:span>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01"/>
          <table:table-cell table:style-name="ce52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01"/>
          <table:covered-table-cell table:number-columns-repeated="2" table:style-name="ce521"/>
          <table:table-cell table:style-name="ce52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34" table:content-validation-name="val157" table:number-columns-spanned="4" table:number-rows-spanned="1"/>
          <table:covered-table-cell table:style-name="ce701" table:content-validation-name="val157"/>
          <table:covered-table-cell table:style-name="ce530" table:content-validation-name="val157"/>
          <table:covered-table-cell table:style-name="ce252" table:content-validation-name="val157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701"/>
          <table:covered-table-cell table:style-name="ce530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4" table:content-validation-name="val157" table:number-columns-spanned="4" table:number-rows-spanned="1"/>
          <table:covered-table-cell table:style-name="ce701" table:content-validation-name="val157"/>
          <table:covered-table-cell table:style-name="ce530" table:content-validation-name="val157"/>
          <table:covered-table-cell table:style-name="ce252" table:content-validation-name="val157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701"/>
          <table:covered-table-cell table:style-name="ce530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293" table:content-validation-name="val157" table:number-columns-spanned="4" table:number-rows-spanned="1"/>
          <table:covered-table-cell table:style-name="ce1327" table:content-validation-name="val157"/>
          <table:covered-table-cell table:style-name="ce1020" table:content-validation-name="val157"/>
          <table:covered-table-cell table:style-name="ce1022" table:content-validation-name="val157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701"/>
          <table:covered-table-cell table:style-name="ce530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925" table:number-columns-spanned="4" table:number-rows-spanned="1"/>
          <table:covered-table-cell table:style-name="ce701"/>
          <table:covered-table-cell table:style-name="ce530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8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039"/>
          <table:table-cell/>
          <table:table-cell table:style-name="ce925" table:number-columns-spanned="4" table:number-rows-spanned="1"/>
          <table:covered-table-cell table:style-name="ce701"/>
          <table:covered-table-cell table:style-name="ce530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1"/>
          <table:table-cell table:style-name="ce349" office:value-type="string" calcext:value-type="string">
            <text:p>Max</text:p>
          </table:table-cell>
          <table:table-cell table:style-name="ce349" table:content-validation-name="val158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701"/>
          <table:covered-table-cell table:style-name="ce530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01"/>
          <table:table-cell table:style-name="ce952" table:content-validation-name="val42" office:value-type="float" office:value="4" calcext:value-type="float">
            <text:p>4</text:p>
          </table:table-cell>
          <table:table-cell table:style-name="ce971" table:content-validation-name="val159" office:value-type="float" office:value="0" calcext:value-type="float">
            <text:p>0</text:p>
          </table:table-cell>
          <table:table-cell table:style-name="ce1041" table:content-validation-name="val42" table:formula="of:=[.$E13]*[$KP_tablazat.$K$14]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701"/>
          <table:covered-table-cell table:style-name="ce530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0">
          <table:table-cell table:style-name="ce1002" office:value-type="string" calcext:value-type="string" table:number-columns-spanned="6" table:number-rows-spanned="1">
            <text:p><text:span text:style-name="T18">Pszí-iskola (képzettség) </text:span><text:span text:style-name="T19">🅿️</text:span></text:p>
          </table:table-cell>
          <table:covered-table-cell table:number-columns-repeated="4"/>
          <table:covered-table-cell table:style-name="ce1042"/>
          <table:table-cell/>
          <table:table-cell table:style-name="ce925" table:number-columns-spanned="4" table:number-rows-spanned="1"/>
          <table:covered-table-cell table:style-name="ce701"/>
          <table:covered-table-cell table:style-name="ce530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01"/>
          <table:covered-table-cell table:number-columns-repeated="2" table:style-name="ce521"/>
          <table:table-cell table:style-name="ce521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701"/>
          <table:covered-table-cell table:style-name="ce530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303" office:value-type="string" calcext:value-type="string" table:number-columns-spanned="4" table:number-rows-spanned="1">
            <text:p>Pszí iskola</text:p>
          </table:table-cell>
          <table:covered-table-cell table:style-name="ce701"/>
          <table:covered-table-cell table:style-name="ce530" table:content-validation-name="val58"/>
          <table:covered-table-cell table:style-name="ce204" table:content-validation-name="val58"/>
          <table:table-cell table:style-name="ce1032" table:content-validation-name="val160" office:value-type="float" office:value="0" calcext:value-type="float">
            <text:p>0</text:p>
          </table:table-cell>
          <table:table-cell table:style-name="ce1043" table:content-validation-name="val42" table:formula="of:=IF([.$E16];VLOOKUP([.$E16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701"/>
          <table:covered-table-cell table:style-name="ce530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293" table:number-columns-spanned="4" table:number-rows-spanned="1"/>
          <table:covered-table-cell table:style-name="ce1115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1"/>
          <table:table-cell table:style-name="ce349" office:value-type="string" calcext:value-type="string">
            <text:p>Max</text:p>
          </table:table-cell>
          <table:table-cell table:style-name="ce349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1">
          <table:table-cell table:style-name="ce1303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4" table:content-validation-name="val42" table:formula="of:=[.$E19]*[$KP_tablazat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1">
          <table:table-cell table:style-name="ce1303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5" table:content-validation-name="val42" table:formula="of:=[.$E20]*[$KP_tablazat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1"/>
          <table:table-cell table:style-name="ce349" office:value-type="string" calcext:value-type="string">
            <text:p>Max</text:p>
          </table:table-cell>
          <table:table-cell table:style-name="ce349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1303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6" table:content-validation-name="val42" table:formula="of:=[.$E21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05" table:content-validation-name="val42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303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7" table:content-validation-name="val42" table:formula="of:=[.$E22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06" table:content-validation-name="val42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303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8" table:content-validation-name="val42" table:formula="of:=[.$E23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07" table:content-validation-name="val42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4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08" table:content-validation-name="val42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5]*[$KP_tablazat.$K$14]" office:value-type="float" office:value="0" calcext:value-type="float">
            <text:p>0</text:p>
          </table:table-cell>
          <table:table-cell/>
          <table:table-cell table:style-name="ce1293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20">±</text:span>% kedvezmény</text:p>
          </table:table-cell>
          <table:covered-table-cell table:number-columns-repeated="5" table:style-name="ce516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68" table:number-columns-spanned="4" table:number-rows-spanned="1"/>
          <table:covered-table-cell table:number-columns-repeated="3" table:style-name="ce1368"/>
          <table:table-cell table:style-name="ce1055" office:value-type="string" calcext:value-type="string" table:number-columns-spanned="6" table:number-rows-spanned="1">
            <text:p>Hatása, leírása, <text:span text:style-name="T20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68" table:number-columns-spanned="4" table:number-rows-spanned="1"/>
          <table:covered-table-cell table:number-columns-repeated="3" table:style-name="ce1368"/>
          <table:table-cell table:style-name="ce1055" office:value-type="string" calcext:value-type="string" table:number-columns-spanned="6" table:number-rows-spanned="1">
            <text:p>Hatása, leírása, <text:span text:style-name="T20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3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36">
          <table:table-cell table:style-name="ce1317" table:content-validation-name="val53" table:number-columns-spanned="13" table:number-rows-spanned="1"/>
          <table:covered-table-cell table:number-columns-repeated="11" table:style-name="ce1317" table:content-validation-name="val53"/>
          <table:covered-table-cell/>
          <table:table-cell table:number-columns-repeated="5"/>
          <table:table-cell table:style-name="ce170"/>
          <table:table-cell table:number-columns-repeated="16365"/>
        </table:table-row>
        <table:table-row table:style-name="ro36">
          <table:table-cell table:style-name="ce1317" table:content-validation-name="val53" table:number-columns-spanned="13" table:number-rows-spanned="1"/>
          <table:covered-table-cell table:number-columns-repeated="11" table:style-name="ce1317" table:content-validation-name="val53"/>
          <table:covered-table-cell/>
          <table:table-cell table:style-name="ce170" table:number-columns-repeated="5"/>
          <table:table-cell/>
          <table:table-cell table:style-name="ce170" table:number-columns-repeated="1005"/>
          <table:table-cell table:number-columns-repeated="15360"/>
        </table:table-row>
        <table:table-row table:style-name="ro36">
          <table:table-cell table:style-name="ce1317" table:content-validation-name="val53" table:number-columns-spanned="13" table:number-rows-spanned="1"/>
          <table:covered-table-cell table:number-columns-repeated="11" table:style-name="ce1317" table:content-validation-name="val53"/>
          <table:covered-table-cell/>
          <table:table-cell table:number-columns-repeated="16371"/>
        </table:table-row>
        <table:table-row table:style-name="ro36">
          <table:table-cell table:style-name="ce1317" table:content-validation-name="val53" table:number-columns-spanned="13" table:number-rows-spanned="1"/>
          <table:covered-table-cell table:number-columns-repeated="11" table:style-name="ce1317" table:content-validation-name="val53"/>
          <table:covered-table-cell/>
          <table:table-cell table:number-columns-repeated="16371"/>
        </table:table-row>
        <table:table-row table:style-name="ro36">
          <table:table-cell table:style-name="ce1317" table:content-validation-name="val53" table:number-columns-spanned="13" table:number-rows-spanned="1"/>
          <table:covered-table-cell table:number-columns-repeated="11" table:style-name="ce1317" table:content-validation-name="val53"/>
          <table:covered-table-cell/>
          <table:table-cell table:number-columns-repeated="16371"/>
        </table:table-row>
        <table:table-row table:style-name="ro36">
          <table:table-cell table:style-name="ce1317" table:content-validation-name="val53" table:number-columns-spanned="13" table:number-rows-spanned="1"/>
          <table:covered-table-cell table:number-columns-repeated="11" table:style-name="ce1317" table:content-validation-name="val53"/>
          <table:covered-table-cell/>
          <table:table-cell table:number-columns-repeated="16371"/>
        </table:table-row>
        <table:table-row table:style-name="ro36">
          <table:table-cell table:style-name="ce1317" table:content-validation-name="val53" table:number-columns-spanned="13" table:number-rows-spanned="1"/>
          <table:covered-table-cell table:number-columns-repeated="11" table:style-name="ce1317" table:content-validation-name="val53"/>
          <table:covered-table-cell/>
          <table:table-cell table:number-columns-repeated="16371"/>
        </table:table-row>
        <table:table-row table:style-name="ro36">
          <table:table-cell table:style-name="ce1317" table:content-validation-name="val53" table:number-columns-spanned="13" table:number-rows-spanned="1"/>
          <table:covered-table-cell table:number-columns-repeated="11" table:style-name="ce1317" table:content-validation-name="val53"/>
          <table:covered-table-cell/>
          <table:table-cell table:number-columns-repeated="16371"/>
        </table:table-row>
        <table:table-row table:style-name="ro36">
          <table:table-cell table:style-name="ce1317" table:content-validation-name="val53" table:number-columns-spanned="13" table:number-rows-spanned="1"/>
          <table:covered-table-cell table:number-columns-repeated="11" table:style-name="ce1317" table:content-validation-name="val53"/>
          <table:covered-table-cell/>
          <table:table-cell table:number-columns-repeated="16371"/>
        </table:table-row>
        <table:table-row table:style-name="ro36">
          <table:table-cell table:style-name="ce1317" table:content-validation-name="val53" table:number-columns-spanned="13" table:number-rows-spanned="1"/>
          <table:covered-table-cell table:number-columns-repeated="11" table:style-name="ce1317" table:content-validation-name="val53"/>
          <table:covered-table-cell/>
          <table:table-cell table:number-columns-repeated="16371"/>
        </table:table-row>
        <table:table-row table:style-name="ro36">
          <table:table-cell table:style-name="ce1317" table:content-validation-name="val53" table:number-columns-spanned="13" table:number-rows-spanned="1"/>
          <table:covered-table-cell table:number-columns-repeated="11" table:style-name="ce1317" table:content-validation-name="val53"/>
          <table:covered-table-cell/>
          <table:table-cell table:number-columns-repeated="16371"/>
        </table:table-row>
        <table:table-row table:style-name="ro36">
          <table:table-cell table:style-name="ce1317" table:content-validation-name="val53" table:number-columns-spanned="13" table:number-rows-spanned="1"/>
          <table:covered-table-cell table:number-columns-repeated="11" table:style-name="ce1317" table:content-validation-name="val53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6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F18:Misztikus.F18">
            <calcext:condition calcext:apply-style-name="Warning_Fortély" calcext:value="formula-is([.$E$19]&gt;[.$D$19])" calcext:base-cell-address="Misztikus.F18"/>
            <calcext:condition calcext:apply-style-name="Warning_negativ" calcext:value="&lt;0" calcext:base-cell-address="Misztikus.F18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 Misztikus.F25:Misztikus.F25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</calcext:conditional-formats>
      </table:table>
      <table:table table:name="Fegyverek" table:style-name="ta2" table:print="false">
        <table:table-column table:style-name="co49" table:default-cell-style-name="ce701"/>
        <table:table-column table:style-name="co50" table:default-cell-style-name="ce277"/>
        <table:table-column table:style-name="co37" table:number-columns-repeated="4" table:default-cell-style-name="ce277"/>
        <table:table-column table:style-name="co51" table:default-cell-style-name="ce277"/>
        <table:table-column table:style-name="co52" table:default-cell-style-name="ce277"/>
        <table:table-column table:style-name="co37" table:number-columns-repeated="6" table:default-cell-style-name="ce277"/>
        <table:table-column table:style-name="co53" table:default-cell-style-name="ce277"/>
        <table:table-column table:style-name="co37" table:number-columns-repeated="241" table:default-cell-style-name="ce277"/>
        <table:table-column table:style-name="co14" table:number-columns-repeated="16128" table:default-cell-style-name="ce277"/>
        <table:table-row table:style-name="ro2">
          <table:table-cell table:style-name="ce1426"/>
          <table:table-cell table:style-name="ce1432" office:value-type="string" calcext:value-type="string">
            <text:p>Fegyver</text:p>
          </table:table-cell>
          <table:table-cell table:style-name="ce1497" office:value-type="string" calcext:value-type="string">
            <text:p>Típus</text:p>
          </table:table-cell>
          <table:table-cell table:style-name="ce1432" office:value-type="string" calcext:value-type="string">
            <text:p>SP</text:p>
          </table:table-cell>
          <table:table-cell table:style-name="ce1521" office:value-type="string" calcext:value-type="string">
            <text:p>Sebzés módja</text:p>
          </table:table-cell>
          <table:table-cell table:style-name="ce1526" office:value-type="string" calcext:value-type="string">
            <text:p>Átütés</text:p>
          </table:table-cell>
          <table:table-cell table:style-name="ce1526" office:value-type="string" calcext:value-type="string">
            <text:p>Íves</text:p>
          </table:table-cell>
          <table:table-cell table:style-name="ce1533" office:value-type="string" calcext:value-type="string">
            <text:p>1,5 kezes</text:p>
          </table:table-cell>
          <table:table-cell table:style-name="ce1526" office:value-type="string" calcext:value-type="string">
            <text:p>Pengehossz</text:p>
          </table:table-cell>
          <table:table-cell table:style-name="ce1526" office:value-type="string" calcext:value-type="string">
            <text:p>KÉ</text:p>
          </table:table-cell>
          <table:table-cell table:style-name="ce1526" office:value-type="string" calcext:value-type="string">
            <text:p>TÉ</text:p>
          </table:table-cell>
          <table:table-cell table:style-name="ce1526" office:value-type="string" calcext:value-type="string">
            <text:p>VÉ</text:p>
          </table:table-cell>
          <table:table-cell table:style-name="ce1526" office:value-type="string" calcext:value-type="string">
            <text:p>Sebesség</text:p>
          </table:table-cell>
          <table:table-cell table:style-name="ce1497" office:value-type="string" calcext:value-type="string">
            <text:p>Harcmodor</text:p>
          </table:table-cell>
          <table:table-cell table:style-name="ce1565" office:value-type="string" calcext:value-type="string">
            <text:p>Megjegyzés</text:p>
          </table:table-cell>
          <table:table-cell table:style-name="ce1585" table:number-columns-repeated="241"/>
          <table:table-cell table:number-columns-repeated="16128"/>
        </table:table-row>
        <table:table-row table:style-name="ro2">
          <table:table-cell table:style-name="ce1427" office:value-type="string" calcext:value-type="string">
            <text:p>Közelharci fegyverek</text:p>
          </table:table-cell>
          <table:table-cell table:style-name="ce1433" office:value-type="string" calcext:value-type="string">
            <text:p><text:s/>__</text:p>
          </table:table-cell>
          <table:table-cell table:style-name="ce1498"/>
          <table:table-cell table:style-name="ce1498" office:value-type="string" calcext:value-type="string">
            <text:p>x</text:p>
          </table:table-cell>
          <table:table-cell table:number-columns-repeated="2" table:style-name="ce1433" office:value-type="string" calcext:value-type="string">
            <text:p>x</text:p>
          </table:table-cell>
          <table:table-cell table:style-name="ce1433"/>
          <table:table-cell table:style-name="ce1534"/>
          <table:table-cell table:number-columns-repeated="3" table:style-name="ce1433" office:value-type="string" calcext:value-type="string">
            <text:p>x</text:p>
          </table:table-cell>
          <table:table-cell table:number-columns-repeated="2" table:style-name="ce1542" office:value-type="string" calcext:value-type="string">
            <text:p>x</text:p>
          </table:table-cell>
          <table:table-cell table:style-name="ce1433" table:number-columns-repeated="2"/>
          <table:table-cell table:style-name="ce1586" table:number-columns-repeated="241"/>
          <table:table-cell table:number-columns-repeated="16128"/>
        </table:table-row>
        <table:table-row table:style-name="ro16">
          <table:table-cell/>
          <table:table-cell table:style-name="ce1434" office:value-type="string" calcext:value-type="string">
            <text:p>Puszta kéz</text:p>
          </table:table-cell>
          <table:table-cell table:style-name="ce1499" office:value-type="string" calcext:value-type="string">
            <text:p>egykezes</text:p>
          </table:table-cell>
          <table:table-cell table:style-name="ce1499" office:value-type="float" office:value="-5" calcext:value-type="float">
            <text:p>-5</text:p>
          </table:table-cell>
          <table:table-cell table:style-name="ce1499" office:value-type="string" calcext:value-type="string">
            <text:p>Z</text:p>
          </table:table-cell>
          <table:table-cell table:number-columns-repeated="2" table:style-name="ce1499" office:value-type="float" office:value="0" calcext:value-type="float">
            <text:p>0</text:p>
          </table:table-cell>
          <table:table-cell table:style-name="ce1535"/>
          <table:table-cell table:style-name="ce1540" office:value-type="float" office:value="0" calcext:value-type="float">
            <text:p>0</text:p>
          </table:table-cell>
          <table:table-cell table:number-columns-repeated="3" table:style-name="ce1499" office:value-type="float" office:value="-10" calcext:value-type="float">
            <text:p>-10</text:p>
          </table:table-cell>
          <table:table-cell table:style-name="ce1499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6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Tőr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2" calcext:value-type="float">
            <text:p>2</text:p>
          </table:table-cell>
          <table:table-cell table:number-columns-repeated="2" table:style-name="ce1500" office:value-type="float" office:value="4" calcext:value-type="float">
            <text:p>4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6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426"/>
          <table:table-cell table:style-name="ce1435" office:value-type="string" calcext:value-type="string">
            <text:p>Béltépő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string" calcext:value-type="string">
            <text:p>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2" calcext:value-type="float">
            <text:p>2</text:p>
          </table:table-cell>
          <table:table-cell table:number-columns-repeated="2" table:style-name="ce1500" office:value-type="float" office:value="4" calcext:value-type="float">
            <text:p>4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435" office:value-type="string" calcext:value-type="string">
            <text:p>Dzsambia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string" calcext:value-type="string">
            <text:p>V/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2" calcext:value-type="float">
            <text:p>2</text:p>
          </table:table-cell>
          <table:table-cell table:number-columns-repeated="2" table:style-name="ce1500" office:value-type="float" office:value="4" calcext:value-type="float">
            <text:p>4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435" office:value-type="string" calcext:value-type="string">
            <text:p>Garott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7" calcext:value-type="float">
            <text:p>7</text:p>
          </table:table-cell>
          <table:table-cell table:style-name="ce1500" office:value-type="string" calcext:value-type="string">
            <text:p>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string" calcext:value-type="string">
            <text:p>spec.</text:p>
          </table:table-cell>
          <table:table-cell table:number-columns-repeated="3" table:style-name="ce1500" office:value-type="float" office:value="0" calcext:value-type="float">
            <text:p>0</text:p>
          </table:table-cell>
          <table:table-cell table:style-name="ce1500" office:value-type="string" calcext:value-type="string">
            <text:p>-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435" office:value-type="string" calcext:value-type="string">
            <text:p>Kés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3" calcext:value-type="float">
            <text:p>3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435" office:value-type="string" calcext:value-type="string">
            <text:p>Kriszkés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435" office:value-type="string" calcext:value-type="string">
            <text:p>Levéltőr</text:p>
          </table:table-cell>
          <table:table-cell table:style-name="ce1500" office:value-type="string" calcext:value-type="string">
            <text:p>egykezes</text:p>
          </table:table-cell>
          <table:table-cell table:style-name="ce1511" office:value-type="float" office:value="1" calcext:value-type="float">
            <text:p>1</text:p>
          </table:table-cell>
          <table:table-cell table:style-name="ce1511" office:value-type="string" calcext:value-type="string">
            <text:p>S/V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37"/>
          <table:table-cell table:style-name="ce1500" office:value-type="float" office:value="0" calcext:value-type="float">
            <text:p>0</text:p>
          </table:table-cell>
          <table:table-cell table:style-name="ce1511" office:value-type="float" office:value="2" calcext:value-type="float">
            <text:p>2</text:p>
          </table:table-cell>
          <table:table-cell table:style-name="ce1511" office:value-type="float" office:value="4" calcext:value-type="float">
            <text:p>4</text:p>
          </table:table-cell>
          <table:table-cell table:number-columns-repeated="2" table:style-name="ce1511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Markolatgomb</text:p>
          </table:table-cell>
          <table:table-cell table:style-name="ce1500" office:value-type="string" calcext:value-type="string">
            <text:p>egykezes</text:p>
          </table:table-cell>
          <table:table-cell table:style-name="ce1511" office:value-type="float" office:value="0" calcext:value-type="float">
            <text:p>0</text:p>
          </table:table-cell>
          <table:table-cell table:style-name="ce1511" office:value-type="string" calcext:value-type="string">
            <text:p>Z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37"/>
          <table:table-cell table:style-name="ce1511" office:value-type="float" office:value="0" calcext:value-type="float">
            <text:p>0</text:p>
          </table:table-cell>
          <table:table-cell table:number-columns-repeated="3" table:style-name="ce1511" office:value-type="float" office:value="-7" calcext:value-type="float">
            <text:p>-7</text:p>
          </table:table-cell>
          <table:table-cell table:style-name="ce1511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6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Méregfog</text:p>
          </table:table-cell>
          <table:table-cell table:style-name="ce1500" office:value-type="string" calcext:value-type="string">
            <text:p>egykezes</text:p>
          </table:table-cell>
          <table:table-cell table:style-name="ce1511" office:value-type="float" office:value="0" calcext:value-type="float">
            <text:p>0</text:p>
          </table:table-cell>
          <table:table-cell table:style-name="ce1511" office:value-type="string" calcext:value-type="string">
            <text:p>S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37"/>
          <table:table-cell table:style-name="ce1500" office:value-type="float" office:value="0" calcext:value-type="float">
            <text:p>0</text:p>
          </table:table-cell>
          <table:table-cell table:style-name="ce1511" office:value-type="float" office:value="1" calcext:value-type="float">
            <text:p>1</text:p>
          </table:table-cell>
          <table:table-cell table:number-columns-repeated="2" table:style-name="ce1511" office:value-type="float" office:value="3" calcext:value-type="float">
            <text:p>3</text:p>
          </table:table-cell>
          <table:table-cell table:style-name="ce1511"/>
          <table:table-cell table:style-name="ce1558" office:value-type="string" calcext:value-type="string">
            <text:p>közelharc</text:p>
          </table:table-cell>
          <table:table-cell table:style-name="ce1566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435" office:value-type="string" calcext:value-type="string">
            <text:p>Pugoss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435" office:value-type="string" calcext:value-type="string">
            <text:p>Ramiera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3" calcext:value-type="float">
            <text:p>3</text:p>
          </table:table-cell>
          <table:table-cell table:number-columns-repeated="3"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435" office:value-type="string" calcext:value-type="string">
            <text:p>Tőr, hárító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string" calcext:value-type="string">
            <text:p>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10" calcext:value-type="float">
            <text:p>10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8" office:value-type="string" calcext:value-type="string">
            <text:p><text:span text:style-name="T23">Nagyon</text:span><text:span text:style-name="T24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435" office:value-type="string" calcext:value-type="string">
            <text:p>Tőr, kígyó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2" calcext:value-type="float">
            <text:p>2</text:p>
          </table:table-cell>
          <table:table-cell table:number-columns-repeated="2" table:style-name="ce1500" office:value-type="float" office:value="4" calcext:value-type="float">
            <text:p>4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Tőr, ököl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string" calcext:value-type="string">
            <text:p>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-5" calcext:value-type="float">
            <text:p>-5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-5" calcext:value-type="float">
            <text:p>-5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/>
          <table:table-cell table:number-columns-repeated="16369"/>
        </table:table-row>
        <table:table-row table:style-name="ro6">
          <table:table-cell/>
          <table:table-cell table:style-name="ce1436" office:value-type="string" calcext:value-type="string">
            <text:p>Tőr, páncélszúró</text:p>
          </table:table-cell>
          <table:table-cell table:style-name="ce1501" office:value-type="string" calcext:value-type="string">
            <text:p>egykezes</text:p>
          </table:table-cell>
          <table:table-cell table:style-name="ce1501" office:value-type="float" office:value="1" calcext:value-type="float">
            <text:p>1</text:p>
          </table:table-cell>
          <table:table-cell table:style-name="ce1501" office:value-type="string" calcext:value-type="string">
            <text:p>S</text:p>
          </table:table-cell>
          <table:table-cell table:style-name="ce1501" office:value-type="float" office:value="8" calcext:value-type="float">
            <text:p>8</text:p>
          </table:table-cell>
          <table:table-cell table:style-name="ce1501" office:value-type="float" office:value="0" calcext:value-type="float">
            <text:p>0</text:p>
          </table:table-cell>
          <table:table-cell table:style-name="ce1536"/>
          <table:table-cell table:style-name="ce1501" office:value-type="float" office:value="1" calcext:value-type="float">
            <text:p>1</text:p>
          </table:table-cell>
          <table:table-cell table:style-name="ce1501" office:value-type="float" office:value="4" calcext:value-type="float">
            <text:p>4</text:p>
          </table:table-cell>
          <table:table-cell table:style-name="ce1501" office:value-type="float" office:value="8" calcext:value-type="float">
            <text:p>8</text:p>
          </table:table-cell>
          <table:table-cell table:style-name="ce1501" office:value-type="float" office:value="4" calcext:value-type="float">
            <text:p>4</text:p>
          </table:table-cell>
          <table:table-cell table:style-name="ce1501"/>
          <table:table-cell table:style-name="ce1558" office:value-type="string" calcext:value-type="string">
            <text:p>közelharc</text:p>
          </table:table-cell>
          <table:table-cell table:style-name="ce1569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Tőr, Slan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number-columns-repeated="2" table:style-name="ce1500" office:value-type="float" office:value="0" calcext:value-type="float">
            <text:p>0</text:p>
          </table:table-cell>
          <table:table-cell table:style-name="ce1500" office:value-type="float" office:value="6" calcext:value-type="float">
            <text:p>6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/>
          <table:table-cell table:number-columns-repeated="16369"/>
        </table:table-row>
        <table:table-row table:style-name="ro1">
          <table:table-cell table:style-name="ce1327"/>
          <table:table-cell table:style-name="ce1437" office:value-type="string" calcext:value-type="string">
            <text:p>Vasököl / páncélkesztyű</text:p>
          </table:table-cell>
          <table:table-cell table:style-name="ce1502" office:value-type="string" calcext:value-type="string">
            <text:p>egykezes</text:p>
          </table:table-cell>
          <table:table-cell table:style-name="ce1502" office:value-type="float" office:value="0" calcext:value-type="float">
            <text:p>0</text:p>
          </table:table-cell>
          <table:table-cell table:style-name="ce1502" office:value-type="string" calcext:value-type="string">
            <text:p>Z</text:p>
          </table:table-cell>
          <table:table-cell table:style-name="ce1527" office:value-type="float" office:value="0" calcext:value-type="float">
            <text:p>0</text:p>
          </table:table-cell>
          <table:table-cell table:style-name="ce1502" office:value-type="float" office:value="0" calcext:value-type="float">
            <text:p>0</text:p>
          </table:table-cell>
          <table:table-cell table:style-name="ce1538"/>
          <table:table-cell table:style-name="ce1502" office:value-type="float" office:value="0" calcext:value-type="float">
            <text:p>0</text:p>
          </table:table-cell>
          <table:table-cell table:number-columns-repeated="3" table:style-name="ce1502" office:value-type="float" office:value="-7" calcext:value-type="float">
            <text:p>-7</text:p>
          </table:table-cell>
          <table:table-cell table:style-name="ce1502" office:value-type="float" office:value="5" calcext:value-type="float">
            <text:p>5</text:p>
          </table:table-cell>
          <table:table-cell table:style-name="ce1559" office:value-type="string" calcext:value-type="string">
            <text:p>közelharc</text:p>
          </table:table-cell>
          <table:table-cell table:style-name="ce1570" office:value-type="string" calcext:value-type="string">
            <text:p>Erőbónusz: 0 feletti rész 1:1-ben számít be.</text:p>
          </table:table-cell>
          <table:table-cell table:style-name="ce347" table:number-columns-repeated="241"/>
          <table:table-cell table:number-columns-repeated="16128"/>
        </table:table-row>
        <table:table-row table:style-name="ro18">
          <table:table-cell table:style-name="ce1427" office:value-type="string" calcext:value-type="string">
            <text:p>Kardvívó fegyverek</text:p>
          </table:table-cell>
          <table:table-cell table:style-name="ce1434" office:value-type="string" calcext:value-type="string">
            <text:p>Kard, dzsenn szablya</text:p>
          </table:table-cell>
          <table:table-cell table:style-name="ce1499" office:value-type="string" calcext:value-type="string">
            <text:p>egykezes</text:p>
          </table:table-cell>
          <table:table-cell table:style-name="ce1499" office:value-type="float" office:value="4" calcext:value-type="float">
            <text:p>4</text:p>
          </table:table-cell>
          <table:table-cell table:style-name="ce1499" office:value-type="string" calcext:value-type="string">
            <text:p>V/S</text:p>
          </table:table-cell>
          <table:table-cell table:style-name="ce1499" office:value-type="float" office:value="0" calcext:value-type="float">
            <text:p>0</text:p>
          </table:table-cell>
          <table:table-cell table:style-name="ce1499" office:value-type="float" office:value="1" calcext:value-type="float">
            <text:p>1</text:p>
          </table:table-cell>
          <table:table-cell table:style-name="ce1535"/>
          <table:table-cell table:style-name="ce1499" office:value-type="float" office:value="1" calcext:value-type="float">
            <text:p>1</text:p>
          </table:table-cell>
          <table:table-cell table:style-name="ce1499" office:value-type="float" office:value="8" calcext:value-type="float">
            <text:p>8</text:p>
          </table:table-cell>
          <table:table-cell table:number-columns-repeated="2" table:style-name="ce1499" office:value-type="float" office:value="15" calcext:value-type="float">
            <text:p>15</text:p>
          </table:table-cell>
          <table:table-cell table:style-name="ce1499" office:value-type="float" office:value="5" calcext:value-type="float">
            <text:p>5</text:p>
          </table:table-cell>
          <table:table-cell table:style-name="ce1558" office:value-type="string" calcext:value-type="string">
            <text:p>kardvívás</text:p>
          </table:table-cell>
          <table:table-cell table:style-name="ce1567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Kard, emrelin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7" calcext:value-type="float">
            <text:p>7</text:p>
          </table:table-cell>
          <table:table-cell table:number-columns-repeated="2" table:style-name="ce1500" office:value-type="float" office:value="13" calcext:value-type="float">
            <text:p>13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1"/>
          <table:table-cell table:number-columns-repeated="16369"/>
        </table:table-row>
        <table:table-row table:style-name="ro16">
          <table:table-cell/>
          <table:table-cell table:style-name="ce1435" office:value-type="string" calcext:value-type="string">
            <text:p>Kard, fejvadász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3" calcext:value-type="float">
            <text:p>3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.5" calcext:value-type="float">
            <text:p>0.5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float" office:value="9" calcext:value-type="float">
            <text:p>9</text:p>
          </table:table-cell>
          <table:table-cell table:style-name="ce1500" office:value-type="float" office:value="11" calcext:value-type="float">
            <text:p>11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ardvívás</text:p>
          </table:table-cell>
          <table:table-cell table:style-name="ce1571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16369"/>
        </table:table-row>
        <table:table-row table:style-name="ro16">
          <table:table-cell/>
          <table:table-cell table:style-name="ce1435" office:value-type="string" calcext:value-type="string">
            <text:p>Kard, handzsár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string" calcext:value-type="string">
            <text:p>V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13" calcext:value-type="float">
            <text:p>13</text:p>
          </table:table-cell>
          <table:table-cell table:style-name="ce1500" office:value-type="float" office:value="10" calcext:value-type="float">
            <text:p>10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Kard, hiequar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string" calcext:value-type="string">
            <text:p>S/V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12" calcext:value-type="float">
            <text:p>12</text:p>
          </table:table-cell>
          <table:table-cell table:style-name="ce1500" office:value-type="float" office:value="8" calcext:value-type="float">
            <text:p>8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35" office:value-type="string" calcext:value-type="string">
            <text:p>Kard, hosszú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22" office:value-type="string" calcext:value-type="string">
            <text:p><text:span text:style-name="T21"> </text:span><text:span text:style-name="T22">V/S</text:span>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6" calcext:value-type="float">
            <text:p>6</text:p>
          </table:table-cell>
          <table:table-cell table:number-columns-repeated="2" table:style-name="ce1500" office:value-type="float" office:value="12" calcext:value-type="float">
            <text:p>12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435" office:value-type="string" calcext:value-type="string">
            <text:p>Kard, jatagán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1" calcext:value-type="float">
            <text:p>1</text:p>
          </table:table-cell>
          <table:table-cell table:style-name="ce1522" office:value-type="string" calcext:value-type="string">
            <text:p><text:span text:style-name="T21"> </text:span><text:span text:style-name="T22">V/S</text:span>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36"/>
          <table:table-cell table:style-name="ce1500" office:value-type="float" office:value="0.5" calcext:value-type="float">
            <text:p>0.5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float" office:value="9" calcext:value-type="float">
            <text:p>9</text:p>
          </table:table-cell>
          <table:table-cell table:style-name="ce1500" office:value-type="float" office:value="7" calcext:value-type="float">
            <text:p>7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435" office:value-type="string" calcext:value-type="string">
            <text:p>Kard, kétkezes</text:p>
          </table:table-cell>
          <table:table-cell table:style-name="ce1500" office:value-type="string" calcext:value-type="string">
            <text:p>kétkezes</text:p>
          </table:table-cell>
          <table:table-cell table:style-name="ce1500" office:value-type="float" office:value="8" calcext:value-type="float">
            <text:p>8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10" calcext:value-type="float">
            <text:p>10</text:p>
          </table:table-cell>
          <table:table-cell table:style-name="ce1500" office:value-type="float" office:value="20" calcext:value-type="float">
            <text:p>20</text:p>
          </table:table-cell>
          <table:table-cell table:style-name="ce1500" office:value-type="float" office:value="15" calcext:value-type="float">
            <text:p>15</text:p>
          </table:table-cell>
          <table:table-cell table:style-name="ce1500" office:value-type="float" office:value="8" calcext:value-type="float">
            <text:p>8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Kard, khossas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11" calcext:value-type="float">
            <text:p>11</text:p>
          </table:table-cell>
          <table:table-cell table:style-name="ce1500" office:value-type="float" office:value="10" calcext:value-type="float">
            <text:p>10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35" office:value-type="string" calcext:value-type="string">
            <text:p>Kard, kígyó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3" calcext:value-type="float">
            <text:p>3</text:p>
          </table:table-cell>
          <table:table-cell table:style-name="ce1522" office:value-type="string" calcext:value-type="string">
            <text:p><text:span text:style-name="T21"> </text:span><text:span text:style-name="T22">V/S</text:span>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5" calcext:value-type="float">
            <text:p>5</text:p>
          </table:table-cell>
          <table:table-cell table:number-columns-repeated="2" table:style-name="ce1500" office:value-type="float" office:value="11" calcext:value-type="float">
            <text:p>11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Szúró sebzés: +5 SP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Kard, Lagoss </text:p>
          </table:table-cell>
          <table:table-cell table:style-name="ce1500" office:value-type="string" calcext:value-type="string">
            <text:p>egykezes</text:p>
          </table:table-cell>
          <table:table-cell table:style-name="ce1501" table:number-columns-repeated="2"/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501" table:number-columns-repeated="5"/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KF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Kard, lovag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6" calcext:value-type="float">
            <text:p>6</text:p>
          </table:table-cell>
          <table:table-cell table:style-name="ce1500" office:value-type="string" calcext:value-type="string">
            <text:p>V/S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7" calcext:value-type="float">
            <text:p>7</text:p>
          </table:table-cell>
          <table:table-cell table:style-name="ce1500" office:value-type="float" office:value="15" calcext:value-type="float">
            <text:p>15</text:p>
          </table:table-cell>
          <table:table-cell table:style-name="ce1500" office:value-type="float" office:value="12" calcext:value-type="float">
            <text:p>12</text:p>
          </table:table-cell>
          <table:table-cell table:style-name="ce1500" office:value-type="float" office:value="7" calcext:value-type="float">
            <text:p>7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435" office:value-type="string" calcext:value-type="string">
            <text:p>Kard, másfélkezes</text:p>
          </table:table-cell>
          <table:table-cell table:style-name="ce1500" office:value-type="string" calcext:value-type="string">
            <text:p>kétkezes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1.5" calcext:value-type="float">
            <text:p>1.5</text:p>
          </table:table-cell>
          <table:table-cell table:style-name="ce1500" office:value-type="float" office:value="8" calcext:value-type="float">
            <text:p>8</text:p>
          </table:table-cell>
          <table:table-cell table:number-columns-repeated="2" table:style-name="ce1500" office:value-type="float" office:value="16" calcext:value-type="float">
            <text:p>16</text:p>
          </table:table-cell>
          <table:table-cell table:style-name="ce1500" office:value-type="float" office:value="7" calcext:value-type="float">
            <text:p>7</text:p>
          </table:table-cell>
          <table:table-cell table:style-name="ce1558" office:value-type="string" calcext:value-type="string">
            <text:p>kardvívás</text:p>
          </table:table-cell>
          <table:table-cell table:style-name="ce1571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18">
          <table:table-cell/>
          <table:table-cell table:style-name="ce1435" office:value-type="string" calcext:value-type="string">
            <text:p>Kard, mesterkard</text:p>
          </table:table-cell>
          <table:table-cell table:style-name="ce1500" office:value-type="string" calcext:value-type="string">
            <text:p>kétkezes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1.5" calcext:value-type="float">
            <text:p>1.5</text:p>
          </table:table-cell>
          <table:table-cell table:style-name="ce1500" office:value-type="float" office:value="9" calcext:value-type="float">
            <text:p>9</text:p>
          </table:table-cell>
          <table:table-cell table:style-name="ce1500" office:value-type="float" office:value="18" calcext:value-type="float">
            <text:p>18</text:p>
          </table:table-cell>
          <table:table-cell table:style-name="ce1500" office:value-type="float" office:value="13" calcext:value-type="float">
            <text:p>13</text:p>
          </table:table-cell>
          <table:table-cell table:style-name="ce1500" office:value-type="float" office:value="7" calcext:value-type="float">
            <text:p>7</text:p>
          </table:table-cell>
          <table:table-cell table:style-name="ce1558" office:value-type="string" calcext:value-type="string">
            <text:p>kardvívás</text:p>
          </table:table-cell>
          <table:table-cell table:style-name="ce1571" office:value-type="string" calcext:value-type="string">
            <text:p>(MK), továbbá:</text:p>
            <text:p>TODO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Kard, Pugoss </text:p>
          </table:table-cell>
          <table:table-cell table:style-name="ce1500" office:value-type="string" calcext:value-type="string">
            <text:p>egykezes</text:p>
          </table:table-cell>
          <table:table-cell table:style-name="ce1501" table:number-columns-repeated="2"/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501" table:number-columns-repeated="5"/>
          <table:table-cell table:style-name="ce1558" office:value-type="string" calcext:value-type="string">
            <text:p>kardvívás</text:p>
          </table:table-cell>
          <table:table-cell table:style-name="ce1573" office:value-type="string" calcext:value-type="string">
            <text:p>(KF)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Kard, rövid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.5" calcext:value-type="float">
            <text:p>0.5</text:p>
          </table:table-cell>
          <table:table-cell table:style-name="ce1500" office:value-type="float" office:value="4" calcext:value-type="float">
            <text:p>4</text:p>
          </table:table-cell>
          <table:table-cell table:number-columns-repeated="2" table:style-name="ce1500" office:value-type="float" office:value="8" calcext:value-type="float">
            <text:p>8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435" office:value-type="string" calcext:value-type="string">
            <text:p>Kard, Slan </text:p>
          </table:table-cell>
          <table:table-cell table:style-name="ce1500" office:value-type="string" calcext:value-type="string">
            <text:p>kétkezes</text:p>
          </table:table-cell>
          <table:table-cell table:style-name="ce1500" office:value-type="float" office:value="6" calcext:value-type="float">
            <text:p>6</text:p>
          </table:table-cell>
          <table:table-cell table:style-name="ce1500" office:value-type="string" calcext:value-type="string">
            <text:p>V/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1.5" calcext:value-type="float">
            <text:p>1.5</text:p>
          </table:table-cell>
          <table:table-cell table:style-name="ce1500" office:value-type="float" office:value="9" calcext:value-type="float">
            <text:p>9</text:p>
          </table:table-cell>
          <table:table-cell table:style-name="ce1500" office:value-type="float" office:value="19" calcext:value-type="float">
            <text:p>19</text:p>
          </table:table-cell>
          <table:table-cell table:style-name="ce1500" office:value-type="float" office:value="13" calcext:value-type="float">
            <text:p>13</text:p>
          </table:table-cell>
          <table:table-cell table:style-name="ce1500" office:value-type="float" office:value="7" calcext:value-type="float">
            <text:p>7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Kard, Slan rövid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.5" calcext:value-type="float">
            <text:p>0.5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float" office:value="11" calcext:value-type="float">
            <text:p>11</text:p>
          </table:table-cell>
          <table:table-cell table:number-columns-repeated="2"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435" office:value-type="string" calcext:value-type="string">
            <text:p>Kard, Slan csatakard</text:p>
          </table:table-cell>
          <table:table-cell table:style-name="ce1500" office:value-type="string" calcext:value-type="string">
            <text:p>kétkezes</text:p>
          </table:table-cell>
          <table:table-cell table:style-name="ce1500" office:value-type="float" office:value="9" calcext:value-type="float">
            <text:p>9</text:p>
          </table:table-cell>
          <table:table-cell table:style-name="ce1500" office:value-type="string" calcext:value-type="string">
            <text:p>V/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9" calcext:value-type="float">
            <text:p>9</text:p>
          </table:table-cell>
          <table:table-cell table:style-name="ce1500" office:value-type="float" office:value="23" calcext:value-type="float">
            <text:p>23</text:p>
          </table:table-cell>
          <table:table-cell table:style-name="ce1500" office:value-type="float" office:value="17" calcext:value-type="float">
            <text:p>17</text:p>
          </table:table-cell>
          <table:table-cell table:style-name="ce1500" office:value-type="float" office:value="8" calcext:value-type="float">
            <text:p>8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435" office:value-type="string" calcext:value-type="string">
            <text:p>Kard, szablya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3" calcext:value-type="float">
            <text:p>3</text:p>
          </table:table-cell>
          <table:table-cell table:style-name="ce1500" office:value-type="string" calcext:value-type="string">
            <text:p>V/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6" calcext:value-type="float">
            <text:p>6</text:p>
          </table:table-cell>
          <table:table-cell table:number-columns-repeated="2" table:style-name="ce1500" office:value-type="float" office:value="12" calcext:value-type="float">
            <text:p>12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Mara-sequor </text:p>
          </table:table-cell>
          <table:table-cell table:style-name="ce1500" office:value-type="string" calcext:value-type="string">
            <text:p>kétkezes</text:p>
          </table:table-cell>
          <table:table-cell table:style-name="ce1501" table:number-columns-repeated="2"/>
          <table:table-cell table:style-name="ce1501" office:value-type="float" office:value="0" calcext:value-type="float">
            <text:p>0</text:p>
          </table:table-cell>
          <table:table-cell table:style-name="ce1501"/>
          <table:table-cell table:style-name="ce1500" office:value-type="float" office:value="1" calcext:value-type="float">
            <text:p>1</text:p>
          </table:table-cell>
          <table:table-cell table:style-name="ce1501" table:number-columns-repeated="5"/>
          <table:table-cell table:style-name="ce1558" office:value-type="string" calcext:value-type="string">
            <text:p>kardvívás</text:p>
          </table:table-cell>
          <table:table-cell table:style-name="ce1573" office:value-type="string" calcext:value-type="string">
            <text:p>(MK), (KF) továbbá: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Meneth</text:p>
          </table:table-cell>
          <table:table-cell table:style-name="ce1500" office:value-type="string" calcext:value-type="string">
            <text:p>egykezes</text:p>
          </table:table-cell>
          <table:table-cell table:style-name="ce1501" table:number-columns-repeated="2"/>
          <table:table-cell table:style-name="ce1501" office:value-type="float" office:value="0" calcext:value-type="float">
            <text:p>0</text:p>
          </table:table-cell>
          <table:table-cell table:style-name="ce1501" table:number-columns-repeated="7"/>
          <table:table-cell table:style-name="ce1558" office:value-type="string" calcext:value-type="string">
            <text:p>kardvívás</text:p>
          </table:table-cell>
          <table:table-cell table:style-name="ce1573"/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Predoci egyeneskard</text:p>
          </table:table-cell>
          <table:table-cell table:style-name="ce1500" office:value-type="string" calcext:value-type="string">
            <text:p>egykezes</text:p>
          </table:table-cell>
          <table:table-cell table:style-name="ce1501" table:number-columns-repeated="2"/>
          <table:table-cell table:style-name="ce1501" office:value-type="float" office:value="0" calcext:value-type="float">
            <text:p>0</text:p>
          </table:table-cell>
          <table:table-cell table:style-name="ce1501" table:number-columns-repeated="7"/>
          <table:table-cell table:style-name="ce1558" office:value-type="string" calcext:value-type="string">
            <text:p>kardvívás</text:p>
          </table:table-cell>
          <table:table-cell table:style-name="ce1573"/>
          <table:table-cell table:number-columns-repeated="16369"/>
        </table:table-row>
        <table:table-row table:style-name="ro1">
          <table:table-cell/>
          <table:table-cell table:style-name="ce1435" office:value-type="string" calcext:value-type="string">
            <text:p>Sequor </text:p>
          </table:table-cell>
          <table:table-cell table:style-name="ce1500" office:value-type="string" calcext:value-type="string">
            <text:p>egykezes</text:p>
          </table:table-cell>
          <table:table-cell table:style-name="ce1501" table:number-columns-repeated="2"/>
          <table:table-cell table:style-name="ce1501" office:value-type="float" office:value="0" calcext:value-type="float">
            <text:p>0</text:p>
          </table:table-cell>
          <table:table-cell table:style-name="ce1501" table:number-columns-repeated="7"/>
          <table:table-cell table:style-name="ce1558" office:value-type="string" calcext:value-type="string">
            <text:p>kardvívás</text:p>
          </table:table-cell>
          <table:table-cell table:style-name="ce1574" office:value-type="string" calcext:value-type="string">
            <text:p>(KF):</text:p>
          </table:table-cell>
          <table:table-cell table:number-columns-repeated="16369"/>
        </table:table-row>
        <table:table-row table:style-name="ro19">
          <table:table-cell table:style-name="ce1327"/>
          <table:table-cell table:style-name="ce1437" office:value-type="string" calcext:value-type="string">
            <text:p>Tőrkard</text:p>
          </table:table-cell>
          <table:table-cell table:style-name="ce1502" office:value-type="string" calcext:value-type="string">
            <text:p>egykezes</text:p>
          </table:table-cell>
          <table:table-cell table:style-name="ce1502" office:value-type="float" office:value="2" calcext:value-type="float">
            <text:p>2</text:p>
          </table:table-cell>
          <table:table-cell table:style-name="ce1502" office:value-type="string" calcext:value-type="string">
            <text:p>S</text:p>
          </table:table-cell>
          <table:table-cell table:number-columns-repeated="2" table:style-name="ce1502" office:value-type="float" office:value="0" calcext:value-type="float">
            <text:p>0</text:p>
          </table:table-cell>
          <table:table-cell table:style-name="ce1538"/>
          <table:table-cell table:style-name="ce1502" office:value-type="float" office:value="1" calcext:value-type="float">
            <text:p>1</text:p>
          </table:table-cell>
          <table:table-cell table:style-name="ce1502" office:value-type="float" office:value="6" calcext:value-type="float">
            <text:p>6</text:p>
          </table:table-cell>
          <table:table-cell table:number-columns-repeated="2" table:style-name="ce1502" office:value-type="float" office:value="12" calcext:value-type="float">
            <text:p>12</text:p>
          </table:table-cell>
          <table:table-cell table:style-name="ce1502" office:value-type="float" office:value="5" calcext:value-type="float">
            <text:p>5</text:p>
          </table:table-cell>
          <table:table-cell table:style-name="ce1559" office:value-type="string" calcext:value-type="string">
            <text:p>kardvívás</text:p>
          </table:table-cell>
          <table:table-cell table:style-name="ce1571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347" table:number-columns-repeated="241"/>
          <table:table-cell table:number-columns-repeated="16128"/>
        </table:table-row>
        <table:table-row table:style-name="ro2">
          <table:table-cell table:style-name="ce1427" office:value-type="string" calcext:value-type="string">
            <text:p>Pusztító fegyverek</text:p>
          </table:table-cell>
          <table:table-cell table:style-name="ce1434" office:value-type="string" calcext:value-type="string">
            <text:p>Bot, rövid</text:p>
          </table:table-cell>
          <table:table-cell table:style-name="ce1499" office:value-type="string" calcext:value-type="string">
            <text:p>egykezes</text:p>
          </table:table-cell>
          <table:table-cell table:style-name="ce1503" office:value-type="float" office:value="-3" calcext:value-type="float">
            <text:p>-3</text:p>
          </table:table-cell>
          <table:table-cell table:style-name="ce1503" office:value-type="string" calcext:value-type="string">
            <text:p>Z</text:p>
          </table:table-cell>
          <table:table-cell table:number-columns-repeated="2" table:style-name="ce1503" office:value-type="float" office:value="0" calcext:value-type="float">
            <text:p>0</text:p>
          </table:table-cell>
          <table:table-cell table:style-name="ce1535"/>
          <table:table-cell table:style-name="ce1500" office:value-type="float" office:value="0.5" calcext:value-type="float">
            <text:p>0.5</text:p>
          </table:table-cell>
          <table:table-cell table:style-name="ce1503" office:value-type="float" office:value="6" calcext:value-type="float">
            <text:p>6</text:p>
          </table:table-cell>
          <table:table-cell table:style-name="ce1503" office:value-type="float" office:value="9" calcext:value-type="float">
            <text:p>9</text:p>
          </table:table-cell>
          <table:table-cell table:style-name="ce1503" office:value-type="float" office:value="6" calcext:value-type="float">
            <text:p>6</text:p>
          </table:table-cell>
          <table:table-cell table:style-name="ce1503" office:value-type="float" office:value="5" calcext:value-type="float">
            <text:p>5</text:p>
          </table:table-cell>
          <table:table-cell table:style-name="ce1558" office:value-type="string" calcext:value-type="string">
            <text:p>zúzás</text:p>
          </table:table-cell>
          <table:table-cell table:style-name="ce1569"/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Bot, furkós</text:p>
          </table:table-cell>
          <table:table-cell table:style-name="ce1500" office:value-type="string" calcext:value-type="string">
            <text:p>egykezes</text:p>
          </table:table-cell>
          <table:table-cell table:style-name="ce1504" office:value-type="float" office:value="-1" calcext:value-type="float">
            <text:p>-1</text:p>
          </table:table-cell>
          <table:table-cell table:style-name="ce1504" office:value-type="string" calcext:value-type="string">
            <text:p>Z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8" calcext:value-type="float">
            <text:p>8</text:p>
          </table:table-cell>
          <table:table-cell table:style-name="ce1504" office:value-type="float" office:value="6" calcext:value-type="float">
            <text:p>6</text:p>
          </table:table-cell>
          <table:table-cell table:style-name="ce1558" office:value-type="string" calcext:value-type="string">
            <text:p>zúzás</text:p>
          </table:table-cell>
          <table:table-cell table:style-name="ce1573"/>
          <table:table-cell table:number-columns-repeated="16369"/>
        </table:table-row>
        <table:table-row table:style-name="ro1">
          <table:table-cell/>
          <table:table-cell table:style-name="ce1435" office:value-type="string" calcext:value-type="string">
            <text:p>Buzogány, egykezes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5" calcext:value-type="float">
            <text:p>5</text:p>
          </table:table-cell>
          <table:table-cell table:style-name="ce1523" office:value-type="string" calcext:value-type="string">
            <text:p>Z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12" calcext:value-type="float">
            <text:p>12</text:p>
          </table:table-cell>
          <table:table-cell table:style-name="ce1500" office:value-type="float" office:value="8" calcext:value-type="float">
            <text:p>8</text:p>
          </table:table-cell>
          <table:table-cell table:style-name="ce1500" office:value-type="float" office:value="7" calcext:value-type="float">
            <text:p>7</text:p>
          </table:table-cell>
          <table:table-cell table:style-name="ce1558" office:value-type="string" calcext:value-type="string">
            <text:p>zúzás</text:p>
          </table:table-cell>
          <table:table-cell table:style-name="ce1573"/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Buzogány, kétkezes</text:p>
          </table:table-cell>
          <table:table-cell table:style-name="ce1500" office:value-type="string" calcext:value-type="string">
            <text:p>kétkezes</text:p>
          </table:table-cell>
          <table:table-cell table:style-name="ce1501"/>
          <table:table-cell table:style-name="ce1504" office:value-type="string" calcext:value-type="string">
            <text:p>Z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501" table:number-columns-repeated="5"/>
          <table:table-cell table:style-name="ce1558" office:value-type="string" calcext:value-type="string">
            <text:p>zúzás</text:p>
          </table:table-cell>
          <table:table-cell table:style-name="ce1573"/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Buzogány, láncos</text:p>
          </table:table-cell>
          <table:table-cell table:style-name="ce1500" office:value-type="string" calcext:value-type="string">
            <text:p>egykezes</text:p>
          </table:table-cell>
          <table:table-cell table:style-name="ce1501"/>
          <table:table-cell table:style-name="ce1504" office:value-type="string" calcext:value-type="string">
            <text:p>Z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01" table:number-columns-repeated="6"/>
          <table:table-cell table:style-name="ce1558" office:value-type="string" calcext:value-type="string">
            <text:p>zúzás</text:p>
          </table:table-cell>
          <table:table-cell table:style-name="ce1573" office:value-type="string" calcext:value-type="string">
            <text:p>Pajzs VÉ a fele! (?)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Buzogány, shadleki</text:p>
          </table:table-cell>
          <table:table-cell table:style-name="ce1500" office:value-type="string" calcext:value-type="string">
            <text:p>??</text:p>
          </table:table-cell>
          <table:table-cell table:style-name="ce1501"/>
          <table:table-cell table:style-name="ce1504" office:value-type="string" calcext:value-type="string">
            <text:p>Z</text:p>
          </table:table-cell>
          <table:table-cell table:style-name="ce1501"/>
          <table:table-cell table:style-name="ce1504" office:value-type="float" office:value="0" calcext:value-type="float">
            <text:p>0</text:p>
          </table:table-cell>
          <table:table-cell table:style-name="ce1501" table:number-columns-repeated="6"/>
          <table:table-cell table:style-name="ce1558" office:value-type="string" calcext:value-type="string">
            <text:p>zúzás</text:p>
          </table:table-cell>
          <table:table-cell table:style-name="ce1573"/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Buzogány, tollas</text:p>
          </table:table-cell>
          <table:table-cell table:style-name="ce1500" office:value-type="string" calcext:value-type="string">
            <text:p>egykezes</text:p>
          </table:table-cell>
          <table:table-cell table:style-name="ce1501"/>
          <table:table-cell table:style-name="ce1504" office:value-type="string" calcext:value-type="string">
            <text:p>Z</text:p>
          </table:table-cell>
          <table:table-cell table:style-name="ce1501" office:value-type="string" calcext:value-type="string">
            <text:p>!</text:p>
          </table:table-cell>
          <table:table-cell table:style-name="ce1504" office:value-type="float" office:value="0" calcext:value-type="float">
            <text:p>0</text:p>
          </table:table-cell>
          <table:table-cell table:style-name="ce1536"/>
          <table:table-cell table:style-name="ce1501" table:number-columns-repeated="5"/>
          <table:table-cell table:style-name="ce1558" office:value-type="string" calcext:value-type="string">
            <text:p>zúzás</text:p>
          </table:table-cell>
          <table:table-cell table:style-name="ce1573"/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Buzogány, tüskés</text:p>
          </table:table-cell>
          <table:table-cell table:style-name="ce1500" office:value-type="string" calcext:value-type="string">
            <text:p>egykezes</text:p>
          </table:table-cell>
          <table:table-cell table:style-name="ce1501" table:number-columns-repeated="2"/>
          <table:table-cell table:style-name="ce1501" office:value-type="string" calcext:value-type="string">
            <text:p>!!</text:p>
          </table:table-cell>
          <table:table-cell table:style-name="ce1504" office:value-type="float" office:value="0" calcext:value-type="float">
            <text:p>0</text:p>
          </table:table-cell>
          <table:table-cell table:style-name="ce1501" table:number-columns-repeated="6"/>
          <table:table-cell table:style-name="ce1558" office:value-type="string" calcext:value-type="string">
            <text:p>zúzás</text:p>
          </table:table-cell>
          <table:table-cell table:style-name="ce1573"/>
          <table:table-cell table:number-columns-repeated="16369"/>
        </table:table-row>
        <table:table-row table:style-name="ro20">
          <table:table-cell/>
          <table:table-cell table:style-name="ce1435" office:value-type="string" calcext:value-type="string">
            <text:p>Csatabárd, egykezes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24" office:value-type="string" calcext:value-type="string">
            <text:p>V</text:p>
            <text:p>(néha szúrás)</text:p>
          </table:table-cell>
          <table:table-cell table:style-name="ce1500" office:value-type="string" calcext:value-type="string">
            <text:p>??</text:p>
          </table:table-cell>
          <table:table-cell table:style-name="ce1500" office:value-type="float" office:value="0" calcext:value-type="float">
            <text:p>0</text:p>
          </table:table-cell>
          <table:table-cell table:style-name="ce1500"/>
          <table:table-cell table:style-name="ce1500" office:value-type="float" office:value="0.5" calcext:value-type="float">
            <text:p>0.5</text:p>
          </table:table-cell>
          <table:table-cell table:style-name="ce1500" office:value-type="float" office:value="4" calcext:value-type="float">
            <text:p>4</text:p>
          </table:table-cell>
          <table:table-cell table:number-columns-repeated="2" table:style-name="ce1500" office:value-type="float" office:value="8" calcext:value-type="float">
            <text:p>8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zúzás</text:p>
          </table:table-cell>
          <table:table-cell table:style-name="ce1573"/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Csatabárd, kétkezes</text:p>
          </table:table-cell>
          <table:table-cell table:style-name="ce1500" office:value-type="string" calcext:value-type="string">
            <text:p>kétkezes</text:p>
          </table:table-cell>
          <table:table-cell table:style-name="ce1500" office:value-type="float" office:value="8" calcext:value-type="float">
            <text:p>8</text:p>
          </table:table-cell>
          <table:table-cell table:number-columns-repeated="2" table:style-name="ce1500" office:value-type="string" calcext:value-type="string">
            <text:p>??</text:p>
          </table:table-cell>
          <table:table-cell table:style-name="ce1500" office:value-type="float" office:value="0" calcext:value-type="float">
            <text:p>0</text:p>
          </table:table-cell>
          <table:table-cell table:style-name="ce1500"/>
          <table:table-cell table:style-name="ce1500" office:value-type="float" office:value="1.5" calcext:value-type="float">
            <text:p>1.5</text:p>
          </table:table-cell>
          <table:table-cell table:style-name="ce1500" office:value-type="float" office:value="8" calcext:value-type="float">
            <text:p>8</text:p>
          </table:table-cell>
          <table:table-cell table:number-columns-repeated="2" table:style-name="ce1500" office:value-type="float" office:value="16" calcext:value-type="float">
            <text:p>16</text:p>
          </table:table-cell>
          <table:table-cell table:style-name="ce1500"/>
          <table:table-cell table:style-name="ce1558" office:value-type="string" calcext:value-type="string">
            <text:p>zúzás</text:p>
          </table:table-cell>
          <table:table-cell table:style-name="ce1572"/>
          <table:table-cell table:number-columns-repeated="16369"/>
        </table:table-row>
        <table:table-row table:style-name="ro18">
          <table:table-cell/>
          <table:table-cell table:style-name="ce1435" office:value-type="string" calcext:value-type="string">
            <text:p>Csatacsákány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3" calcext:value-type="float">
            <text:p>3</text:p>
          </table:table-cell>
          <table:table-cell table:style-name="ce1500" office:value-type="string" calcext:value-type="string">
            <text:p>S?</text:p>
          </table:table-cell>
          <table:table-cell table:style-name="ce1500" office:value-type="string" calcext:value-type="string">
            <text:p>10 !</text:p>
          </table:table-cell>
          <table:table-cell table:style-name="ce1500" office:value-type="float" office:value="0" calcext:value-type="float">
            <text:p>0</text:p>
          </table:table-cell>
          <table:table-cell table:style-name="ce1500"/>
          <table:table-cell table:style-name="ce1500" office:value-type="float" office:value="0.5" calcext:value-type="float">
            <text:p>0.5</text:p>
          </table:table-cell>
          <table:table-cell table:style-name="ce1500" office:value-type="float" office:value="4" calcext:value-type="float">
            <text:p>4</text:p>
          </table:table-cell>
          <table:table-cell table:number-columns-repeated="2" table:style-name="ce1500" office:value-type="float" office:value="8" calcext:value-type="float">
            <text:p>8</text:p>
          </table:table-cell>
          <table:table-cell table:style-name="ce1500"/>
          <table:table-cell table:style-name="ce1558" office:value-type="string" calcext:value-type="string">
            <text:p>zúzás</text:p>
          </table:table-cell>
          <table:table-cell table:style-name="ce157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327"/>
          <table:table-cell table:style-name="ce1437" office:value-type="string" calcext:value-type="string">
            <text:p>Harci kalapács</text:p>
          </table:table-cell>
          <table:table-cell table:style-name="ce1502" office:value-type="string" calcext:value-type="string">
            <text:p>??</text:p>
          </table:table-cell>
          <table:table-cell table:style-name="ce1512"/>
          <table:table-cell table:style-name="ce1505" office:value-type="string" calcext:value-type="string">
            <text:p>Z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512" table:number-columns-repeated="6"/>
          <table:table-cell table:style-name="ce1559" office:value-type="string" calcext:value-type="string">
            <text:p>zúzás</text:p>
          </table:table-cell>
          <table:table-cell table:style-name="ce1573"/>
          <table:table-cell table:style-name="ce347" table:number-columns-repeated="241"/>
          <table:table-cell table:number-columns-repeated="16128"/>
        </table:table-row>
        <table:table-row table:style-name="ro2">
          <table:table-cell table:style-name="ce1427" office:value-type="string" calcext:value-type="string">
            <text:p>Lándzsavívó fegyverek</text:p>
          </table:table-cell>
          <table:table-cell table:style-name="ce1438" office:value-type="string" calcext:value-type="string">
            <text:p>Alabárd</text:p>
          </table:table-cell>
          <table:table-cell table:style-name="ce1503" office:value-type="string" calcext:value-type="string">
            <text:p>kétkezes</text:p>
          </table:table-cell>
          <table:table-cell table:style-name="ce1503" office:value-type="float" office:value="4" calcext:value-type="float">
            <text:p>4</text:p>
          </table:table-cell>
          <table:table-cell table:style-name="ce1503" office:value-type="string" calcext:value-type="string">
            <text:p>S+Z/V</text:p>
          </table:table-cell>
          <table:table-cell table:style-name="ce1503" office:value-type="float" office:value="6" calcext:value-type="float">
            <text:p>6</text:p>
          </table:table-cell>
          <table:table-cell table:style-name="ce1503" office:value-type="float" office:value="0" calcext:value-type="float">
            <text:p>0</text:p>
          </table:table-cell>
          <table:table-cell table:style-name="ce1503"/>
          <table:table-cell table:style-name="ce1504" office:value-type="float" office:value="3" calcext:value-type="float">
            <text:p>3</text:p>
          </table:table-cell>
          <table:table-cell table:style-name="ce1503" office:value-type="float" office:value="12" calcext:value-type="float">
            <text:p>12</text:p>
          </table:table-cell>
          <table:table-cell table:number-columns-repeated="2" table:style-name="ce1503" office:value-type="float" office:value="28" calcext:value-type="float">
            <text:p>28</text:p>
          </table:table-cell>
          <table:table-cell table:style-name="ce1503" office:value-type="float" office:value="8" calcext:value-type="float">
            <text:p>8</text:p>
          </table:table-cell>
          <table:table-cell table:style-name="ce1560" office:value-type="string" calcext:value-type="string">
            <text:p>lándzsavívás</text:p>
          </table:table-cell>
          <table:table-cell table:style-name="ce1575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1">
          <table:table-cell table:style-name="ce1428"/>
          <table:table-cell table:style-name="ce1439" office:value-type="string" calcext:value-type="string">
            <text:p>Bot, hosszú</text:p>
          </table:table-cell>
          <table:table-cell table:style-name="ce1504" office:value-type="string" calcext:value-type="string">
            <text:p>kétkezes</text:p>
          </table:table-cell>
          <table:table-cell table:style-name="ce1513" office:value-type="float" office:value="1" calcext:value-type="float">
            <text:p>1</text:p>
          </table:table-cell>
          <table:table-cell table:style-name="ce1504" office:value-type="string" calcext:value-type="string">
            <text:p>Z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04"/>
          <table:table-cell table:style-name="ce1500" office:value-type="float" office:value="2" calcext:value-type="float">
            <text:p>2</text:p>
          </table:table-cell>
          <table:table-cell table:style-name="ce1504" office:value-type="float" office:value="14" calcext:value-type="float">
            <text:p>14</text:p>
          </table:table-cell>
          <table:table-cell table:style-name="ce1504" office:value-type="float" office:value="16" calcext:value-type="float">
            <text:p>16</text:p>
          </table:table-cell>
          <table:table-cell table:style-name="ce1504" office:value-type="float" office:value="24" calcext:value-type="float">
            <text:p>24</text:p>
          </table:table-cell>
          <table:table-cell table:style-name="ce1504" office:value-type="float" office:value="6" calcext:value-type="float">
            <text:p>6</text:p>
          </table:table-cell>
          <table:table-cell table:style-name="ce1560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0">
          <table:table-cell table:style-name="ce1428"/>
          <table:table-cell table:style-name="ce1439" office:value-type="string" calcext:value-type="string">
            <text:p>Lándzsa</text:p>
          </table:table-cell>
          <table:table-cell table:style-name="ce1504" office:value-type="string" calcext:value-type="string">
            <text:p>kétkezes</text:p>
          </table:table-cell>
          <table:table-cell table:style-name="ce1514" office:value-type="float" office:value="2" calcext:value-type="float">
            <text:p>2</text:p>
          </table:table-cell>
          <table:table-cell table:style-name="ce1504" office:value-type="string" calcext:value-type="string">
            <text:p>S</text:p>
          </table:table-cell>
          <table:table-cell table:style-name="ce1504" office:value-type="string" calcext:value-type="string">
            <text:p>4/0</text:p>
          </table:table-cell>
          <table:table-cell table:style-name="ce1504" office:value-type="float" office:value="0" calcext:value-type="float">
            <text:p>0</text:p>
          </table:table-cell>
          <table:table-cell table:style-name="ce1504"/>
          <table:table-cell table:style-name="ce1500" office:value-type="float" office:value="2" calcext:value-type="float">
            <text:p>2</text:p>
          </table:table-cell>
          <table:table-cell table:style-name="ce1504" office:value-type="float" office:value="14" calcext:value-type="float">
            <text:p>14</text:p>
          </table:table-cell>
          <table:table-cell table:number-columns-repeated="2" table:style-name="ce1504" office:value-type="float" office:value="32" calcext:value-type="float">
            <text:p>32</text:p>
          </table:table-cell>
          <table:table-cell table:style-name="ce1504" office:value-type="float" office:value="6" calcext:value-type="float">
            <text:p>6</text:p>
          </table:table-cell>
          <table:table-cell table:style-name="ce1560" office:value-type="string" calcext:value-type="string">
            <text:p>lándzsavívás</text:p>
          </table:table-cell>
          <table:table-cell table:style-name="ce1576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0">
          <table:table-cell table:style-name="ce1428"/>
          <table:table-cell table:style-name="ce1439" office:value-type="string" calcext:value-type="string">
            <text:p>Pika</text:p>
          </table:table-cell>
          <table:table-cell table:style-name="ce1504" office:value-type="string" calcext:value-type="string">
            <text:p>kétkezes</text:p>
          </table:table-cell>
          <table:table-cell table:style-name="ce1514" office:value-type="float" office:value="2" calcext:value-type="float">
            <text:p>2</text:p>
          </table:table-cell>
          <table:table-cell table:style-name="ce1504" office:value-type="string" calcext:value-type="string">
            <text:p>S</text:p>
          </table:table-cell>
          <table:table-cell table:style-name="ce1504" office:value-type="string" calcext:value-type="string">
            <text:p>4/0</text:p>
          </table:table-cell>
          <table:table-cell table:style-name="ce1504" office:value-type="float" office:value="0" calcext:value-type="float">
            <text:p>0</text:p>
          </table:table-cell>
          <table:table-cell table:style-name="ce1504"/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8" calcext:value-type="float">
            <text:p>18</text:p>
          </table:table-cell>
          <table:table-cell table:number-columns-repeated="2" table:style-name="ce1504" office:value-type="float" office:value="40" calcext:value-type="float">
            <text:p>40</text:p>
          </table:table-cell>
          <table:table-cell table:style-name="ce1504" office:value-type="float" office:value="9" calcext:value-type="float">
            <text:p>9</text:p>
          </table:table-cell>
          <table:table-cell table:style-name="ce1560" office:value-type="string" calcext:value-type="string">
            <text:p>lándzsavívás</text:p>
          </table:table-cell>
          <table:table-cell table:style-name="ce1576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 table:style-name="ce1428"/>
          <table:table-cell table:style-name="ce1439" office:value-type="string" calcext:value-type="string">
            <text:p>Szigony, egykezes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string" calcext:value-type="string">
            <text:p>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04"/>
          <table:table-cell table:style-name="ce1500" office:value-type="float" office:value="2" calcext:value-type="float">
            <text:p>2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14" calcext:value-type="float">
            <text:p>14</text:p>
          </table:table-cell>
          <table:table-cell table:style-name="ce1504" office:value-type="float" office:value="7" calcext:value-type="float">
            <text:p>7</text:p>
          </table:table-cell>
          <table:table-cell table:style-name="ce1560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">
          <table:table-cell table:style-name="ce1429"/>
          <table:table-cell table:style-name="ce1440" office:value-type="string" calcext:value-type="string">
            <text:p>Szigony, kétkezes</text:p>
          </table:table-cell>
          <table:table-cell table:style-name="ce1505" office:value-type="string" calcext:value-type="string">
            <text:p>kétkezes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string" calcext:value-type="string">
            <text:p>S</text:p>
          </table:table-cell>
          <table:table-cell table:style-name="ce1505" office:value-type="float" office:value="2" calcext:value-type="float">
            <text:p>2</text:p>
          </table:table-cell>
          <table:table-cell table:style-name="ce1505" office:value-type="float" office:value="0" calcext:value-type="float">
            <text:p>0</text:p>
          </table:table-cell>
          <table:table-cell table:style-name="ce1505"/>
          <table:table-cell table:style-name="ce1505" office:value-type="float" office:value="3" calcext:value-type="float">
            <text:p>3</text:p>
          </table:table-cell>
          <table:table-cell table:style-name="ce1505" office:value-type="float" office:value="10" calcext:value-type="float">
            <text:p>10</text:p>
          </table:table-cell>
          <table:table-cell table:style-name="ce1505" office:value-type="float" office:value="22" calcext:value-type="float">
            <text:p>22</text:p>
          </table:table-cell>
          <table:table-cell table:style-name="ce1505" office:value-type="float" office:value="26" calcext:value-type="float">
            <text:p>26</text:p>
          </table:table-cell>
          <table:table-cell table:style-name="ce1505" office:value-type="float" office:value="8" calcext:value-type="float">
            <text:p>8</text:p>
          </table:table-cell>
          <table:table-cell table:style-name="ce1561" office:value-type="string" calcext:value-type="string">
            <text:p>lándzsavívás</text:p>
          </table:table-cell>
          <table:table-cell table:style-name="ce1577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13"/>
          <table:table-cell table:number-columns-repeated="16370"/>
        </table:table-row>
        <table:table-row table:style-name="ro2">
          <table:table-cell table:style-name="ce1430"/>
          <table:table-cell table:style-name="ce1441" office:value-type="string" calcext:value-type="string">
            <text:p>Fegyver</text:p>
          </table:table-cell>
          <table:table-cell table:style-name="ce1506" office:value-type="string" calcext:value-type="string">
            <text:p>Forgatás módja</text:p>
          </table:table-cell>
          <table:table-cell table:style-name="ce1441" office:value-type="string" calcext:value-type="string">
            <text:p>SP</text:p>
          </table:table-cell>
          <table:table-cell table:style-name="ce1506" office:value-type="string" calcext:value-type="string">
            <text:p>Sebzés módja</text:p>
          </table:table-cell>
          <table:table-cell table:style-name="ce1441" office:value-type="string" calcext:value-type="string">
            <text:p>Átütés</text:p>
          </table:table-cell>
          <table:table-cell table:style-name="ce1441" table:number-columns-repeated="2"/>
          <table:table-cell table:style-name="ce1441" office:value-type="string" calcext:value-type="string">
            <text:p>Hatótáv</text:p>
          </table:table-cell>
          <table:table-cell table:style-name="ce1441" office:value-type="string" calcext:value-type="string">
            <text:p>KÉ</text:p>
          </table:table-cell>
          <table:table-cell table:style-name="ce1441" office:value-type="string" calcext:value-type="string">
            <text:p>CÉ</text:p>
          </table:table-cell>
          <table:table-cell table:style-name="ce1441" office:value-type="string" calcext:value-type="string">
            <text:p>Osztó</text:p>
          </table:table-cell>
          <table:table-cell table:style-name="ce1441" office:value-type="string" calcext:value-type="string">
            <text:p>Sebesség</text:p>
          </table:table-cell>
          <table:table-cell table:style-name="ce1441" office:value-type="string" calcext:value-type="string">
            <text:p>Harcmodor</text:p>
          </table:table-cell>
          <table:table-cell table:style-name="ce1441" table:number-columns-repeated="242"/>
          <table:table-cell table:number-columns-repeated="16128"/>
        </table:table-row>
        <table:table-row table:style-name="ro2">
          <table:table-cell table:style-name="ce1427" office:value-type="string" calcext:value-type="string">
            <text:p>Szál-hajítófegyverek</text:p>
          </table:table-cell>
          <table:table-cell table:style-name="ce1442" office:value-type="string" calcext:value-type="string">
            <text:p><text:s/>__</text:p>
          </table:table-cell>
          <table:table-cell table:number-columns-repeated="2" table:style-name="ce1507" office:value-type="string" calcext:value-type="string">
            <text:p>x</text:p>
          </table:table-cell>
          <table:table-cell table:number-columns-repeated="2" table:style-name="ce1442" office:value-type="string" calcext:value-type="string">
            <text:p>x</text:p>
          </table:table-cell>
          <table:table-cell table:style-name="ce1442" table:number-columns-repeated="3"/>
          <table:table-cell table:number-columns-repeated="3" table:style-name="ce1442" office:value-type="string" calcext:value-type="string">
            <text:p>x</text:p>
          </table:table-cell>
          <table:table-cell table:style-name="ce1508" office:value-type="string" calcext:value-type="string">
            <text:p>x</text:p>
          </table:table-cell>
          <table:table-cell table:style-name="ce1562" office:value-type="string" calcext:value-type="string">
            <text:p>x</text:p>
          </table:table-cell>
          <table:table-cell/>
          <table:table-cell table:style-name="ce1586" table:number-columns-repeated="241"/>
          <table:table-cell table:number-columns-repeated="16128"/>
        </table:table-row>
        <table:table-row table:style-name="ro2">
          <table:table-cell/>
          <table:table-cell table:style-name="ce1443" office:value-type="string" calcext:value-type="string">
            <text:p>Könnyű kopja</text:p>
          </table:table-cell>
          <table:table-cell table:style-name="ce1508" office:value-type="string" calcext:value-type="string">
            <text:p>kétkezes</text:p>
          </table:table-cell>
          <table:table-cell table:style-name="ce1515"/>
          <table:table-cell table:style-name="ce1516" table:number-columns-repeated="2"/>
          <table:table-cell table:style-name="ce1531"/>
          <table:table-cell table:style-name="ce1442"/>
          <table:table-cell table:style-name="ce1531" office:value-type="string" calcext:value-type="string">
            <text:p>60m</text:p>
          </table:table-cell>
          <table:table-cell table:style-name="ce1516" table:number-columns-repeated="2"/>
          <table:table-cell table:style-name="ce1443" office:value-type="float" office:value="1" calcext:value-type="float">
            <text:p>1</text:p>
          </table:table-cell>
          <table:table-cell table:style-name="ce1544" office:value-type="float" office:value="9" calcext:value-type="float">
            <text:p>9</text:p>
          </table:table-cell>
          <table:table-cell table:style-name="ce1558" office:value-type="string" calcext:value-type="string">
            <text:p>hajítás</text:p>
          </table:table-cell>
          <table:table-cell table:style-name="ce1578" office:value-type="string" calcext:value-type="string">
            <text:p>Követelmény: Erő +3</text:p>
          </table:table-cell>
          <table:table-cell table:style-name="ce1585" table:number-columns-repeated="241"/>
          <table:table-cell table:number-columns-repeated="16128"/>
        </table:table-row>
        <table:table-row table:style-name="ro2">
          <table:table-cell/>
          <table:table-cell table:style-name="ce1443" office:value-type="string" calcext:value-type="string">
            <text:p>Lándzsa</text:p>
          </table:table-cell>
          <table:table-cell table:style-name="ce1489" office:value-type="string" calcext:value-type="string">
            <text:p>egykezes</text:p>
          </table:table-cell>
          <table:table-cell table:style-name="ce1516" table:number-columns-repeated="3"/>
          <table:table-cell table:style-name="ce1531"/>
          <table:table-cell table:style-name="ce1442"/>
          <table:table-cell table:style-name="ce1531" office:value-type="string" calcext:value-type="string">
            <text:p>60m</text:p>
          </table:table-cell>
          <table:table-cell table:style-name="ce1516" table:number-columns-repeated="2"/>
          <table:table-cell table:style-name="ce1443" office:value-type="float" office:value="1" calcext:value-type="float">
            <text:p>1</text:p>
          </table:table-cell>
          <table:table-cell table:style-name="ce1545" office:value-type="float" office:value="8" calcext:value-type="float">
            <text:p>8</text:p>
          </table:table-cell>
          <table:table-cell table:style-name="ce1558" office:value-type="string" calcext:value-type="string">
            <text:p>hajítás</text:p>
          </table:table-cell>
          <table:table-cell table:style-name="ce1579" office:value-type="string" calcext:value-type="string">
            <text:p>Követelmény: Erő +2</text:p>
          </table:table-cell>
          <table:table-cell table:number-columns-repeated="16369"/>
        </table:table-row>
        <table:table-row table:style-name="ro5">
          <table:table-cell table:style-name="ce1327"/>
          <table:table-cell table:style-name="ce1487" office:value-type="string" calcext:value-type="string">
            <text:p>Dárda, hajító</text:p>
          </table:table-cell>
          <table:table-cell table:style-name="ce1487" office:value-type="string" calcext:value-type="string">
            <text:p>egykezes</text:p>
          </table:table-cell>
          <table:table-cell table:style-name="ce1517" table:number-columns-repeated="3"/>
          <table:table-cell table:style-name="ce1532"/>
          <table:table-cell table:style-name="ce1520"/>
          <table:table-cell table:style-name="ce1532" office:value-type="string" calcext:value-type="string">
            <text:p>60m</text:p>
          </table:table-cell>
          <table:table-cell table:style-name="ce1517" table:number-columns-repeated="2"/>
          <table:table-cell table:style-name="ce1543" office:value-type="float" office:value="2" calcext:value-type="float">
            <text:p>2</text:p>
          </table:table-cell>
          <table:table-cell table:style-name="ce1546" office:value-type="float" office:value="7" calcext:value-type="float">
            <text:p>7</text:p>
          </table:table-cell>
          <table:table-cell table:style-name="ce1559" office:value-type="string" calcext:value-type="string">
            <text:p>hajítás</text:p>
          </table:table-cell>
          <table:table-cell table:style-name="ce1580" office:value-type="string" calcext:value-type="string">
            <text:p>Követelmény: Erő +0</text:p>
          </table:table-cell>
          <table:table-cell table:style-name="ce1580"/>
          <table:table-cell table:style-name="ce347" table:number-columns-repeated="240"/>
          <table:table-cell table:number-columns-repeated="16128"/>
        </table:table-row>
        <table:table-row table:style-name="ro2">
          <table:table-cell table:style-name="ce1427" office:value-type="string" calcext:value-type="string">
            <text:p>Hajítófegyverek</text:p>
          </table:table-cell>
          <table:table-cell table:style-name="ce1489" office:value-type="string" calcext:value-type="string">
            <text:p>Bola</text:p>
          </table:table-cell>
          <table:table-cell table:style-name="ce1489" office:value-type="string" calcext:value-type="string">
            <text:p>egykezes</text:p>
          </table:table-cell>
          <table:table-cell table:number-columns-repeated="2" table:style-name="ce1518" office:value-type="string" calcext:value-type="string">
            <text:p>-</text:p>
          </table:table-cell>
          <table:table-cell table:style-name="ce1518" office:value-type="float" office:value="0" calcext:value-type="float">
            <text:p>0</text:p>
          </table:table-cell>
          <table:table-cell table:style-name="ce1518"/>
          <table:table-cell table:style-name="ce1442"/>
          <table:table-cell table:style-name="ce1518" office:value-type="string" calcext:value-type="string">
            <text:p>20m</text:p>
          </table:table-cell>
          <table:table-cell table:style-name="ce1509"/>
          <table:table-cell table:style-name="ce1518" office:value-type="float" office:value="2" calcext:value-type="float">
            <text:p>2</text:p>
          </table:table-cell>
          <table:table-cell table:style-name="ce1489" office:value-type="float" office:value="1" calcext:value-type="float">
            <text:p>1</text:p>
          </table:table-cell>
          <table:table-cell table:style-name="ce1549" office:value-type="float" office:value="10" calcext:value-type="float">
            <text:p>10</text:p>
          </table:table-cell>
          <table:table-cell table:style-name="ce1558" office:value-type="string" calcext:value-type="string">
            <text:p>hajítás</text:p>
          </table:table-cell>
          <table:table-cell table:style-name="ce1578"/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Hajítóbárd</text:p>
          </table:table-cell>
          <table:table-cell table:style-name="ce1490" office:value-type="string" calcext:value-type="string">
            <text:p>egykezes</text:p>
          </table:table-cell>
          <table:table-cell table:style-name="ce1519" office:value-type="float" office:value="2" calcext:value-type="float">
            <text:p>2</text:p>
          </table:table-cell>
          <table:table-cell table:style-name="ce1519" office:value-type="string" calcext:value-type="string">
            <text:p>Z</text:p>
          </table:table-cell>
          <table:table-cell table:style-name="ce1519" office:value-type="float" office:value="0" calcext:value-type="float">
            <text:p>0</text:p>
          </table:table-cell>
          <table:table-cell table:style-name="ce1519"/>
          <table:table-cell table:style-name="ce1442"/>
          <table:table-cell table:style-name="ce1519" office:value-type="string" calcext:value-type="string">
            <text:p>20m</text:p>
          </table:table-cell>
          <table:table-cell table:style-name="ce1529"/>
          <table:table-cell table:style-name="ce1519" office:value-type="float" office:value="4" calcext:value-type="float">
            <text:p>4</text:p>
          </table:table-cell>
          <table:table-cell table:style-name="ce1490" office:value-type="float" office:value="2" calcext:value-type="float">
            <text:p>2</text:p>
          </table:table-cell>
          <table:table-cell table:style-name="ce1550" office:value-type="float" office:value="6" calcext:value-type="float">
            <text:p>6</text:p>
          </table:table-cell>
          <table:table-cell table:style-name="ce1558" office:value-type="string" calcext:value-type="string">
            <text:p>hajítás</text:p>
          </table:table-cell>
          <table:table-cell table:style-name="ce1579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1">
          <table:table-cell table:style-name="ce1426"/>
          <table:table-cell table:style-name="ce1491" office:value-type="string" calcext:value-type="string">
            <text:p>Hajítótőr</text:p>
          </table:table-cell>
          <table:table-cell table:style-name="ce1491" office:value-type="string" calcext:value-type="string">
            <text:p>egykezes</text:p>
          </table:table-cell>
          <table:table-cell table:style-name="ce1491" office:value-type="float" office:value="0" calcext:value-type="float">
            <text:p>0</text:p>
          </table:table-cell>
          <table:table-cell table:style-name="ce1525" office:value-type="string" calcext:value-type="string">
            <text:p>S</text:p>
          </table:table-cell>
          <table:table-cell table:style-name="ce1525" office:value-type="float" office:value="0" calcext:value-type="float">
            <text:p>0</text:p>
          </table:table-cell>
          <table:table-cell table:style-name="ce1525"/>
          <table:table-cell table:style-name="ce1539"/>
          <table:table-cell table:style-name="ce1525" office:value-type="string" calcext:value-type="string">
            <text:p>15m</text:p>
          </table:table-cell>
          <table:table-cell table:style-name="ce1525" office:value-type="float" office:value="12" calcext:value-type="float">
            <text:p>12</text:p>
          </table:table-cell>
          <table:table-cell table:style-name="ce1525" office:value-type="float" office:value="4" calcext:value-type="float">
            <text:p>4</text:p>
          </table:table-cell>
          <table:table-cell table:style-name="ce1491" office:value-type="float" office:value="2" calcext:value-type="float">
            <text:p>2</text:p>
          </table:table-cell>
          <table:table-cell table:style-name="ce1555" office:value-type="float" office:value="5" calcext:value-type="float">
            <text:p>5</text:p>
          </table:table-cell>
          <table:table-cell table:style-name="ce1563" office:value-type="string" calcext:value-type="string">
            <text:p>hajítás</text:p>
          </table:table-cell>
          <table:table-cell table:style-name="ce1581" office:value-type="string" calcext:value-type="string">
            <text:p><text:span text:style-name="T20">Automatikusan jár rá a</text:span></text:p>
            <text:p><text:span text:style-name="T20">Közeli lövés fortélynál leírt +10CÉ bónusz</text:span></text:p>
            <text:p><text:span text:style-name="T20">Ha a célpont Cellaszáma 1.</text:span></text:p>
            <text:p><text:span text:style-name="T20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kő, alma</text:p>
          </table:table-cell>
          <table:table-cell table:style-name="ce1490" office:value-type="string" calcext:value-type="string">
            <text:p>egykezes</text:p>
          </table:table-cell>
          <table:table-cell table:style-name="ce1519" office:value-type="float" office:value="-10" calcext:value-type="float">
            <text:p>-10</text:p>
          </table:table-cell>
          <table:table-cell table:style-name="ce1519" office:value-type="string" calcext:value-type="string">
            <text:p>Z</text:p>
          </table:table-cell>
          <table:table-cell table:style-name="ce1519" office:value-type="float" office:value="0" calcext:value-type="float">
            <text:p>0</text:p>
          </table:table-cell>
          <table:table-cell table:style-name="ce1519"/>
          <table:table-cell table:style-name="ce1442"/>
          <table:table-cell table:style-name="ce1519" office:value-type="string" calcext:value-type="string">
            <text:p>20m</text:p>
          </table:table-cell>
          <table:table-cell table:style-name="ce1519" office:value-type="float" office:value="8" calcext:value-type="float">
            <text:p>8</text:p>
          </table:table-cell>
          <table:table-cell table:style-name="ce1519" office:value-type="float" office:value="0" calcext:value-type="float">
            <text:p>0</text:p>
          </table:table-cell>
          <table:table-cell table:style-name="ce1490" office:value-type="float" office:value="1" calcext:value-type="float">
            <text:p>1</text:p>
          </table:table-cell>
          <table:table-cell table:style-name="ce1550" office:value-type="float" office:value="5" calcext:value-type="float">
            <text:p>5</text:p>
          </table:table-cell>
          <table:table-cell table:style-name="ce1558" office:value-type="string" calcext:value-type="string">
            <text:p>hajítás</text:p>
          </table:table-cell>
          <table:table-cell table:style-name="ce1582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14">
          <table:table-cell/>
          <table:table-cell table:style-name="ce1490" office:value-type="string" calcext:value-type="string">
            <text:p>Parittya</text:p>
          </table:table-cell>
          <table:table-cell table:style-name="ce1490" office:value-type="string" calcext:value-type="string">
            <text:p>egykezes</text:p>
          </table:table-cell>
          <table:table-cell table:style-name="ce1519" office:value-type="float" office:value="0" calcext:value-type="float">
            <text:p>0</text:p>
          </table:table-cell>
          <table:table-cell table:style-name="ce1519" office:value-type="string" calcext:value-type="string">
            <text:p>Z</text:p>
          </table:table-cell>
          <table:table-cell table:style-name="ce1519" office:value-type="float" office:value="0" calcext:value-type="float">
            <text:p>0</text:p>
          </table:table-cell>
          <table:table-cell table:style-name="ce1519"/>
          <table:table-cell table:style-name="ce1442"/>
          <table:table-cell table:style-name="ce1519" office:value-type="string" calcext:value-type="string">
            <text:p>70m</text:p>
          </table:table-cell>
          <table:table-cell table:number-columns-repeated="2" table:style-name="ce1519" office:value-type="float" office:value="4" calcext:value-type="float">
            <text:p>4</text:p>
          </table:table-cell>
          <table:table-cell table:style-name="ce1490" office:value-type="float" office:value="2" calcext:value-type="float">
            <text:p>2</text:p>
          </table:table-cell>
          <table:table-cell table:style-name="ce1550" office:value-type="float" office:value="9" calcext:value-type="float">
            <text:p>9</text:p>
          </table:table-cell>
          <table:table-cell table:style-name="ce1558" office:value-type="string" calcext:value-type="string">
            <text:p>hajítás</text:p>
          </table:table-cell>
          <table:table-cell table:style-name="ce1582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Ramiera</text:p>
          </table:table-cell>
          <table:table-cell table:style-name="ce1490" office:value-type="string" calcext:value-type="string">
            <text:p>egykezes</text:p>
          </table:table-cell>
          <table:table-cell table:style-name="ce1519" office:value-type="float" office:value="0" calcext:value-type="float">
            <text:p>0</text:p>
          </table:table-cell>
          <table:table-cell table:style-name="ce1519" office:value-type="string" calcext:value-type="string">
            <text:p>S</text:p>
          </table:table-cell>
          <table:table-cell table:style-name="ce1519" office:value-type="float" office:value="0" calcext:value-type="float">
            <text:p>0</text:p>
          </table:table-cell>
          <table:table-cell table:style-name="ce1519"/>
          <table:table-cell table:style-name="ce1442"/>
          <table:table-cell table:style-name="ce1519" office:value-type="string" calcext:value-type="string">
            <text:p>10m</text:p>
          </table:table-cell>
          <table:table-cell table:style-name="ce1529"/>
          <table:table-cell table:style-name="ce1519" office:value-type="float" office:value="1" calcext:value-type="float">
            <text:p>1</text:p>
          </table:table-cell>
          <table:table-cell table:style-name="ce1490" office:value-type="float" office:value="1" calcext:value-type="float">
            <text:p>1</text:p>
          </table:table-cell>
          <table:table-cell table:style-name="ce1550" office:value-type="float" office:value="6" calcext:value-type="float">
            <text:p>6</text:p>
          </table:table-cell>
          <table:table-cell table:style-name="ce1558" office:value-type="string" calcext:value-type="string">
            <text:p>hajítás</text:p>
          </table:table-cell>
          <table:table-cell table:style-name="ce1579"/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Slan csillag</text:p>
          </table:table-cell>
          <table:table-cell table:style-name="ce1490" office:value-type="string" calcext:value-type="string">
            <text:p>egykezes</text:p>
          </table:table-cell>
          <table:table-cell table:style-name="ce1519" office:value-type="float" office:value="-5" calcext:value-type="float">
            <text:p>-5</text:p>
          </table:table-cell>
          <table:table-cell table:style-name="ce1519" office:value-type="string" calcext:value-type="string">
            <text:p>S</text:p>
          </table:table-cell>
          <table:table-cell table:style-name="ce1519" office:value-type="float" office:value="0" calcext:value-type="float">
            <text:p>0</text:p>
          </table:table-cell>
          <table:table-cell table:style-name="ce1519"/>
          <table:table-cell table:style-name="ce1442"/>
          <table:table-cell table:style-name="ce1519" office:value-type="string" calcext:value-type="string">
            <text:p>15m</text:p>
          </table:table-cell>
          <table:table-cell table:style-name="ce1529"/>
          <table:table-cell table:style-name="ce1519" office:value-type="float" office:value="3" calcext:value-type="float">
            <text:p>3</text:p>
          </table:table-cell>
          <table:table-cell table:style-name="ce1490" office:value-type="float" office:value="1" calcext:value-type="float">
            <text:p>1</text:p>
          </table:table-cell>
          <table:table-cell table:style-name="ce1550" office:value-type="float" office:value="4" calcext:value-type="float">
            <text:p>4</text:p>
          </table:table-cell>
          <table:table-cell table:style-name="ce1558" office:value-type="string" calcext:value-type="string">
            <text:p>hajítás</text:p>
          </table:table-cell>
          <table:table-cell table:style-name="ce1582"/>
          <table:table-cell table:number-columns-repeated="16369"/>
        </table:table-row>
        <table:table-row table:style-name="ro2">
          <table:table-cell table:style-name="ce1327"/>
          <table:table-cell table:style-name="ce1496" office:value-type="string" calcext:value-type="string">
            <text:p>Tőr</text:p>
          </table:table-cell>
          <table:table-cell table:style-name="ce1496" office:value-type="string" calcext:value-type="string">
            <text:p>egykezes</text:p>
          </table:table-cell>
          <table:table-cell table:style-name="ce1520" office:value-type="float" office:value="0" calcext:value-type="float">
            <text:p>0</text:p>
          </table:table-cell>
          <table:table-cell table:style-name="ce1520" office:value-type="string" calcext:value-type="string">
            <text:p>S</text:p>
          </table:table-cell>
          <table:table-cell table:style-name="ce1520" office:value-type="float" office:value="0" calcext:value-type="float">
            <text:p>0</text:p>
          </table:table-cell>
          <table:table-cell table:style-name="ce1520" table:number-columns-repeated="2"/>
          <table:table-cell table:style-name="ce1520" office:value-type="string" calcext:value-type="string">
            <text:p>10m</text:p>
          </table:table-cell>
          <table:table-cell table:style-name="ce1541"/>
          <table:table-cell table:style-name="ce1520" office:value-type="float" office:value="2" calcext:value-type="float">
            <text:p>2</text:p>
          </table:table-cell>
          <table:table-cell table:style-name="ce1496" office:value-type="float" office:value="2" calcext:value-type="float">
            <text:p>2</text:p>
          </table:table-cell>
          <table:table-cell table:style-name="ce1556" office:value-type="float" office:value="6" calcext:value-type="float">
            <text:p>6</text:p>
          </table:table-cell>
          <table:table-cell table:style-name="ce1559" office:value-type="string" calcext:value-type="string">
            <text:p>hajítás</text:p>
          </table:table-cell>
          <table:table-cell table:style-name="ce347" table:number-columns-repeated="242"/>
          <table:table-cell table:number-columns-repeated="16128"/>
        </table:table-row>
        <table:table-row table:style-name="ro2">
          <table:table-cell table:style-name="ce1427" office:value-type="string" calcext:value-type="string">
            <text:p>Egyéb hajítófegyverek</text:p>
          </table:table-cell>
          <table:table-cell table:style-name="ce1489" office:value-type="string" calcext:value-type="string">
            <text:p>Dobóháló</text:p>
          </table:table-cell>
          <table:table-cell table:style-name="ce1509"/>
          <table:table-cell table:number-columns-repeated="2" table:style-name="ce1518" office:value-type="string" calcext:value-type="string">
            <text:p>-</text:p>
          </table:table-cell>
          <table:table-cell table:style-name="ce1518" office:value-type="float" office:value="0" calcext:value-type="float">
            <text:p>0</text:p>
          </table:table-cell>
          <table:table-cell table:style-name="ce1518"/>
          <table:table-cell table:style-name="ce1442"/>
          <table:table-cell table:style-name="ce1518" office:value-type="string" calcext:value-type="string">
            <text:p>4m</text:p>
          </table:table-cell>
          <table:table-cell table:style-name="ce1509"/>
          <table:table-cell table:style-name="ce1518" office:value-type="float" office:value="0" calcext:value-type="float">
            <text:p>0</text:p>
          </table:table-cell>
          <table:table-cell table:style-name="ce1489" office:value-type="float" office:value="1" calcext:value-type="float">
            <text:p>1</text:p>
          </table:table-cell>
          <table:table-cell table:style-name="ce1549" office:value-type="float" office:value="10" calcext:value-type="float">
            <text:p>10</text:p>
          </table:table-cell>
          <table:table-cell table:style-name="ce1558" office:value-type="string" calcext:value-type="string">
            <text:p>hajítás</text:p>
          </table:table-cell>
          <table:table-cell table:style-name="ce1578" office:value-type="string" calcext:value-type="string">
            <text:p>Maximális hatótávolsága: 4+Erő méterben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Köpeny</text:p>
          </table:table-cell>
          <table:table-cell table:style-name="ce1490" office:value-type="string" calcext:value-type="string">
            <text:p>egykezes</text:p>
          </table:table-cell>
          <table:table-cell table:number-columns-repeated="2" table:style-name="ce1519" office:value-type="string" calcext:value-type="string">
            <text:p>-</text:p>
          </table:table-cell>
          <table:table-cell table:style-name="ce1519" office:value-type="float" office:value="0" calcext:value-type="float">
            <text:p>0</text:p>
          </table:table-cell>
          <table:table-cell table:style-name="ce1519"/>
          <table:table-cell table:style-name="ce1442"/>
          <table:table-cell table:style-name="ce1519" office:value-type="string" calcext:value-type="string">
            <text:p>4m</text:p>
          </table:table-cell>
          <table:table-cell table:style-name="ce1529"/>
          <table:table-cell table:style-name="ce1519" office:value-type="float" office:value="0" calcext:value-type="float">
            <text:p>0</text:p>
          </table:table-cell>
          <table:table-cell table:style-name="ce1490" office:value-type="float" office:value="1" calcext:value-type="float">
            <text:p>1</text:p>
          </table:table-cell>
          <table:table-cell table:style-name="ce1557"/>
          <table:table-cell table:style-name="ce1558" office:value-type="string" calcext:value-type="string">
            <text:p>hajítás</text:p>
          </table:table-cell>
          <table:table-cell table:number-columns-repeated="16370"/>
        </table:table-row>
        <table:table-row table:style-name="ro2">
          <table:table-cell table:style-name="ce1327"/>
          <table:table-cell table:style-name="ce1496" office:value-type="string" calcext:value-type="string">
            <text:p>Lasszó</text:p>
          </table:table-cell>
          <table:table-cell table:style-name="ce1496" office:value-type="string" calcext:value-type="string">
            <text:p>egykezes</text:p>
          </table:table-cell>
          <table:table-cell table:number-columns-repeated="2" table:style-name="ce1520" office:value-type="string" calcext:value-type="string">
            <text:p>-</text:p>
          </table:table-cell>
          <table:table-cell table:style-name="ce1520" office:value-type="float" office:value="0" calcext:value-type="float">
            <text:p>0</text:p>
          </table:table-cell>
          <table:table-cell table:style-name="ce1520" table:number-columns-repeated="2"/>
          <table:table-cell table:style-name="ce1520" office:value-type="string" calcext:value-type="string">
            <text:p>10m</text:p>
          </table:table-cell>
          <table:table-cell table:style-name="ce1541"/>
          <table:table-cell table:style-name="ce1520" office:value-type="float" office:value="0" calcext:value-type="float">
            <text:p>0</text:p>
          </table:table-cell>
          <table:table-cell table:style-name="ce1496" office:value-type="float" office:value="1" calcext:value-type="float">
            <text:p>1</text:p>
          </table:table-cell>
          <table:table-cell table:style-name="ce1556" office:value-type="float" office:value="9" calcext:value-type="float">
            <text:p>9</text:p>
          </table:table-cell>
          <table:table-cell table:style-name="ce1559" office:value-type="string" calcext:value-type="string">
            <text:p>hajítás</text:p>
          </table:table-cell>
          <table:table-cell table:style-name="ce1578" office:value-type="string" calcext:value-type="string">
            <text:p>Sebesülés az esés következtében lehet.</text:p>
          </table:table-cell>
          <table:table-cell table:style-name="ce347" table:number-columns-repeated="241"/>
          <table:table-cell table:number-columns-repeated="16128"/>
        </table:table-row>
        <table:table-row table:style-name="ro14">
          <table:table-cell table:style-name="ce1427" office:value-type="string" calcext:value-type="string">
            <text:p>Íjász lőfegyverek</text:p>
          </table:table-cell>
          <table:table-cell table:style-name="ce1489" office:value-type="string" calcext:value-type="string">
            <text:p>Rövid íj</text:p>
          </table:table-cell>
          <table:table-cell table:style-name="ce1489" office:value-type="string" calcext:value-type="string">
            <text:p>kétkezes</text:p>
          </table:table-cell>
          <table:table-cell table:style-name="ce1518" office:value-type="float" office:value="1" calcext:value-type="float">
            <text:p>1</text:p>
          </table:table-cell>
          <table:table-cell table:style-name="ce1518" office:value-type="string" calcext:value-type="string">
            <text:p>S</text:p>
          </table:table-cell>
          <table:table-cell table:style-name="ce1528" office:value-type="float" office:value="0" calcext:value-type="float">
            <text:p>0</text:p>
          </table:table-cell>
          <table:table-cell table:style-name="ce1528"/>
          <table:table-cell table:style-name="ce1442"/>
          <table:table-cell table:style-name="ce1518"/>
          <table:table-cell table:style-name="ce1509"/>
          <table:table-cell table:style-name="ce1518" office:value-type="float" office:value="10" calcext:value-type="float">
            <text:p>10</text:p>
          </table:table-cell>
          <table:table-cell table:style-name="ce1489" office:value-type="float" office:value="2" calcext:value-type="float">
            <text:p>2</text:p>
          </table:table-cell>
          <table:table-cell table:style-name="ce1549" office:value-type="float" office:value="5" calcext:value-type="float">
            <text:p>5</text:p>
          </table:table-cell>
          <table:table-cell table:style-name="ce1558" office:value-type="string" calcext:value-type="string">
            <text:p>íjászat</text:p>
          </table:table-cell>
          <table:table-cell table:style-name="ce1583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490" office:value-type="string" calcext:value-type="string">
            <text:p>Hosszú íj</text:p>
          </table:table-cell>
          <table:table-cell table:style-name="ce1490" office:value-type="string" calcext:value-type="string">
            <text:p>kétkezes</text:p>
          </table:table-cell>
          <table:table-cell table:style-name="ce1519" office:value-type="float" office:value="3" calcext:value-type="float">
            <text:p>3</text:p>
          </table:table-cell>
          <table:table-cell table:style-name="ce1519" office:value-type="string" calcext:value-type="string">
            <text:p>S</text:p>
          </table:table-cell>
          <table:table-cell table:style-name="ce1519" office:value-type="float" office:value="0" calcext:value-type="float">
            <text:p>0</text:p>
          </table:table-cell>
          <table:table-cell table:style-name="ce1519"/>
          <table:table-cell table:style-name="ce1442"/>
          <table:table-cell table:style-name="ce1519"/>
          <table:table-cell table:style-name="ce1529"/>
          <table:table-cell table:style-name="ce1519" office:value-type="float" office:value="12" calcext:value-type="float">
            <text:p>12</text:p>
          </table:table-cell>
          <table:table-cell table:style-name="ce1490" office:value-type="float" office:value="3" calcext:value-type="float">
            <text:p>3</text:p>
          </table:table-cell>
          <table:table-cell table:style-name="ce1550" office:value-type="float" office:value="7" calcext:value-type="float">
            <text:p>7</text:p>
          </table:table-cell>
          <table:table-cell table:style-name="ce1558" office:value-type="string" calcext:value-type="string">
            <text:p>íjászat</text:p>
          </table:table-cell>
          <table:table-cell table:style-name="ce1582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490" office:value-type="string" calcext:value-type="string">
            <text:p>Visszacsapó íj</text:p>
          </table:table-cell>
          <table:table-cell table:style-name="ce1490" office:value-type="string" calcext:value-type="string">
            <text:p>kétkezes</text:p>
          </table:table-cell>
          <table:table-cell table:style-name="ce1519" office:value-type="float" office:value="4" calcext:value-type="float">
            <text:p>4</text:p>
          </table:table-cell>
          <table:table-cell table:style-name="ce1519" office:value-type="string" calcext:value-type="string">
            <text:p>S</text:p>
          </table:table-cell>
          <table:table-cell table:style-name="ce1529"/>
          <table:table-cell table:style-name="ce1519"/>
          <table:table-cell table:style-name="ce1442"/>
          <table:table-cell table:style-name="ce1519"/>
          <table:table-cell table:style-name="ce1529"/>
          <table:table-cell table:style-name="ce1519" office:value-type="float" office:value="10" calcext:value-type="float">
            <text:p>10</text:p>
          </table:table-cell>
          <table:table-cell table:style-name="ce1490" office:value-type="float" office:value="3" calcext:value-type="float">
            <text:p>3</text:p>
          </table:table-cell>
          <table:table-cell table:style-name="ce1550" office:value-type="float" office:value="7" calcext:value-type="float">
            <text:p>7</text:p>
          </table:table-cell>
          <table:table-cell table:style-name="ce1558" office:value-type="string" calcext:value-type="string">
            <text:p>íjászat</text:p>
          </table:table-cell>
          <table:table-cell table:style-name="ce1582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22">
          <table:table-cell/>
          <table:table-cell table:style-name="ce1490" office:value-type="string" calcext:value-type="string">
            <text:p>Elf íj</text:p>
          </table:table-cell>
          <table:table-cell table:style-name="ce1490" office:value-type="string" calcext:value-type="string">
            <text:p>kétkezes</text:p>
          </table:table-cell>
          <table:table-cell table:style-name="ce1519" office:value-type="float" office:value="4" calcext:value-type="float">
            <text:p>4</text:p>
          </table:table-cell>
          <table:table-cell table:style-name="ce1519" office:value-type="string" calcext:value-type="string">
            <text:p>S</text:p>
          </table:table-cell>
          <table:table-cell table:style-name="ce1530" office:value-type="float" office:value="0" calcext:value-type="float">
            <text:p>0</text:p>
          </table:table-cell>
          <table:table-cell table:style-name="ce1519"/>
          <table:table-cell table:style-name="ce1442"/>
          <table:table-cell table:style-name="ce1525"/>
          <table:table-cell table:style-name="ce1530" office:value-type="float" office:value="5" calcext:value-type="float">
            <text:p>5</text:p>
          </table:table-cell>
          <table:table-cell table:style-name="ce1519" office:value-type="float" office:value="13" calcext:value-type="float">
            <text:p>13</text:p>
          </table:table-cell>
          <table:table-cell table:style-name="ce1490" office:value-type="float" office:value="4" calcext:value-type="float">
            <text:p>4</text:p>
          </table:table-cell>
          <table:table-cell table:style-name="ce1550" office:value-type="float" office:value="6" calcext:value-type="float">
            <text:p>6</text:p>
          </table:table-cell>
          <table:table-cell table:style-name="ce1558" office:value-type="string" calcext:value-type="string">
            <text:p>íjászat</text:p>
          </table:table-cell>
          <table:table-cell table:style-name="ce158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Fúvócső, kicsi</text:p>
          </table:table-cell>
          <table:table-cell table:style-name="ce1490" office:value-type="string" calcext:value-type="string">
            <text:p>egykezes</text:p>
          </table:table-cell>
          <table:table-cell table:style-name="ce1519" office:value-type="string" calcext:value-type="string">
            <text:p>spec</text:p>
          </table:table-cell>
          <table:table-cell table:style-name="ce1519" office:value-type="string" calcext:value-type="string">
            <text:p>S</text:p>
          </table:table-cell>
          <table:table-cell table:style-name="ce1519" office:value-type="float" office:value="0" calcext:value-type="float">
            <text:p>0</text:p>
          </table:table-cell>
          <table:table-cell table:style-name="ce1519"/>
          <table:table-cell table:style-name="ce1442"/>
          <table:table-cell table:style-name="ce1519"/>
          <table:table-cell table:style-name="ce1529"/>
          <table:table-cell table:style-name="ce1519" office:value-type="float" office:value="8" calcext:value-type="float">
            <text:p>8</text:p>
          </table:table-cell>
          <table:table-cell table:style-name="ce1490" office:value-type="float" office:value="1" calcext:value-type="float">
            <text:p>1</text:p>
          </table:table-cell>
          <table:table-cell table:style-name="ce1550" office:value-type="float" office:value="8" calcext:value-type="float">
            <text:p>8</text:p>
          </table:table-cell>
          <table:table-cell table:style-name="ce1558" office:value-type="string" calcext:value-type="string">
            <text:p>íjászat</text:p>
          </table:table-cell>
          <table:table-cell table:style-name="ce1579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327"/>
          <table:table-cell table:style-name="ce1496" office:value-type="string" calcext:value-type="string">
            <text:p>Fúvócső, vadász</text:p>
          </table:table-cell>
          <table:table-cell table:style-name="ce1496" office:value-type="string" calcext:value-type="string">
            <text:p>kétkezes</text:p>
          </table:table-cell>
          <table:table-cell table:style-name="ce1520" office:value-type="float" office:value="-10" calcext:value-type="float">
            <text:p>-10</text:p>
          </table:table-cell>
          <table:table-cell table:style-name="ce1520" office:value-type="string" calcext:value-type="string">
            <text:p>S</text:p>
          </table:table-cell>
          <table:table-cell table:style-name="ce1520" office:value-type="float" office:value="0" calcext:value-type="float">
            <text:p>0</text:p>
          </table:table-cell>
          <table:table-cell table:style-name="ce1520" table:number-columns-repeated="3"/>
          <table:table-cell table:style-name="ce1541"/>
          <table:table-cell table:style-name="ce1520" office:value-type="float" office:value="10" calcext:value-type="float">
            <text:p>10</text:p>
          </table:table-cell>
          <table:table-cell table:style-name="ce1496" office:value-type="float" office:value="1" calcext:value-type="float">
            <text:p>1</text:p>
          </table:table-cell>
          <table:table-cell table:style-name="ce1556" office:value-type="float" office:value="9" calcext:value-type="float">
            <text:p>9</text:p>
          </table:table-cell>
          <table:table-cell table:style-name="ce1559" office:value-type="string" calcext:value-type="string">
            <text:p>íjászat</text:p>
          </table:table-cell>
          <table:table-cell table:style-name="ce1579"/>
          <table:table-cell table:style-name="ce347" table:number-columns-repeated="241"/>
          <table:table-cell table:number-columns-repeated="16128"/>
        </table:table-row>
        <table:table-row table:style-name="ro2">
          <table:table-cell table:style-name="ce1427" office:value-type="string" calcext:value-type="string">
            <text:p>Lövész lőfegyverek</text:p>
          </table:table-cell>
          <table:table-cell table:style-name="ce1489" office:value-type="string" calcext:value-type="string">
            <text:p>Kézi nyílpuska</text:p>
          </table:table-cell>
          <table:table-cell table:style-name="ce1489" office:value-type="string" calcext:value-type="string">
            <text:p>egykezes</text:p>
          </table:table-cell>
          <table:table-cell table:style-name="ce1489" office:value-type="float" office:value="0" calcext:value-type="float">
            <text:p>0</text:p>
          </table:table-cell>
          <table:table-cell table:style-name="ce1489" office:value-type="string" calcext:value-type="string">
            <text:p>S</text:p>
          </table:table-cell>
          <table:table-cell table:style-name="ce1489"/>
          <table:table-cell table:style-name="ce1518"/>
          <table:table-cell table:style-name="ce1442"/>
          <table:table-cell table:style-name="ce1518" office:value-type="string" calcext:value-type="string">
            <text:p>20m</text:p>
          </table:table-cell>
          <table:table-cell table:style-name="ce1489"/>
          <table:table-cell table:style-name="ce1489" office:value-type="float" office:value="10" calcext:value-type="float">
            <text:p>10</text:p>
          </table:table-cell>
          <table:table-cell table:style-name="ce1489" office:value-type="float" office:value="3" calcext:value-type="float">
            <text:p>3</text:p>
          </table:table-cell>
          <table:table-cell table:style-name="ce1549" office:value-type="float" office:value="9" calcext:value-type="float">
            <text:p>9</text:p>
          </table:table-cell>
          <table:table-cell table:style-name="ce1558" office:value-type="string" calcext:value-type="string">
            <text:p>lövészet</text:p>
          </table:table-cell>
          <table:table-cell table:style-name="ce1578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14">
          <table:table-cell/>
          <table:table-cell table:style-name="ce1490" office:value-type="string" calcext:value-type="string">
            <text:p>Nyílpuska</text:p>
          </table:table-cell>
          <table:table-cell table:style-name="ce1490" office:value-type="string" calcext:value-type="string">
            <text:p>kétkezes</text:p>
          </table:table-cell>
          <table:table-cell table:style-name="ce1490" office:value-type="float" office:value="6" calcext:value-type="float">
            <text:p>6</text:p>
          </table:table-cell>
          <table:table-cell table:style-name="ce1490" office:value-type="string" calcext:value-type="string">
            <text:p>S</text:p>
          </table:table-cell>
          <table:table-cell table:style-name="ce1529" office:value-type="float" office:value="10" calcext:value-type="float">
            <text:p>10</text:p>
          </table:table-cell>
          <table:table-cell table:style-name="ce1519"/>
          <table:table-cell table:style-name="ce1442"/>
          <table:table-cell table:style-name="ce1519" office:value-type="string" calcext:value-type="string">
            <text:p>50m</text:p>
          </table:table-cell>
          <table:table-cell table:style-name="ce1490"/>
          <table:table-cell table:style-name="ce1490" office:value-type="float" office:value="16" calcext:value-type="float">
            <text:p>16</text:p>
          </table:table-cell>
          <table:table-cell table:style-name="ce1490" office:value-type="float" office:value="4" calcext:value-type="float">
            <text:p>4</text:p>
          </table:table-cell>
          <table:table-cell table:style-name="ce1550" office:value-type="float" office:value="12" calcext:value-type="float">
            <text:p>12</text:p>
          </table:table-cell>
          <table:table-cell table:style-name="ce1558" office:value-type="string" calcext:value-type="string">
            <text:p>lövészet</text:p>
          </table:table-cell>
          <table:table-cell table:style-name="ce157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Nehéz nyílpuska</text:p>
          </table:table-cell>
          <table:table-cell table:style-name="ce1490" office:value-type="string" calcext:value-type="string">
            <text:p>kétkezes</text:p>
          </table:table-cell>
          <table:table-cell table:style-name="ce1490" office:value-type="float" office:value="14" calcext:value-type="float">
            <text:p>14</text:p>
          </table:table-cell>
          <table:table-cell table:style-name="ce1490" office:value-type="string" calcext:value-type="string">
            <text:p>S</text:p>
          </table:table-cell>
          <table:table-cell table:style-name="ce1529" office:value-type="float" office:value="10" calcext:value-type="float">
            <text:p>10</text:p>
          </table:table-cell>
          <table:table-cell table:style-name="ce1519"/>
          <table:table-cell table:style-name="ce1442"/>
          <table:table-cell table:style-name="ce1519" office:value-type="string" calcext:value-type="string">
            <text:p>80m</text:p>
          </table:table-cell>
          <table:table-cell table:style-name="ce1490"/>
          <table:table-cell table:style-name="ce1490" office:value-type="float" office:value="16" calcext:value-type="float">
            <text:p>16</text:p>
          </table:table-cell>
          <table:table-cell table:style-name="ce1490" office:value-type="float" office:value="4" calcext:value-type="float">
            <text:p>4</text:p>
          </table:table-cell>
          <table:table-cell table:style-name="ce1550" office:value-type="float" office:value="15" calcext:value-type="float">
            <text:p>15</text:p>
          </table:table-cell>
          <table:table-cell table:style-name="ce1558" office:value-type="string" calcext:value-type="string">
            <text:p>lövészet</text:p>
          </table:table-cell>
          <table:table-cell table:style-name="ce1579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14">
          <table:table-cell/>
          <table:table-cell table:style-name="ce1490" office:value-type="string" calcext:value-type="string">
            <text:p>Shadoni páncéltörő</text:p>
          </table:table-cell>
          <table:table-cell table:style-name="ce1490" office:value-type="string" calcext:value-type="string">
            <text:p>kétkezes</text:p>
          </table:table-cell>
          <table:table-cell table:style-name="ce1490" office:value-type="float" office:value="20" calcext:value-type="float">
            <text:p>20</text:p>
          </table:table-cell>
          <table:table-cell table:style-name="ce1490" office:value-type="string" calcext:value-type="string">
            <text:p>Z</text:p>
          </table:table-cell>
          <table:table-cell table:style-name="ce1529" office:value-type="float" office:value="20" calcext:value-type="float">
            <text:p>20</text:p>
          </table:table-cell>
          <table:table-cell table:style-name="ce1519"/>
          <table:table-cell table:style-name="ce1442"/>
          <table:table-cell table:style-name="ce1519" office:value-type="string" calcext:value-type="string">
            <text:p>120m</text:p>
          </table:table-cell>
          <table:table-cell table:style-name="ce1490"/>
          <table:table-cell table:number-columns-repeated="2" table:style-name="ce1490" office:value-type="float" office:value="4" calcext:value-type="float">
            <text:p>4</text:p>
          </table:table-cell>
          <table:table-cell table:style-name="ce1550" office:value-type="float" office:value="21" calcext:value-type="float">
            <text:p>21</text:p>
          </table:table-cell>
          <table:table-cell table:style-name="ce1558" office:value-type="string" calcext:value-type="string">
            <text:p>lövészet</text:p>
          </table:table-cell>
          <table:table-cell table:style-name="ce157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Kharei nyílpuska</text:p>
          </table:table-cell>
          <table:table-cell table:style-name="ce1490" office:value-type="string" calcext:value-type="string">
            <text:p>egykezes</text:p>
          </table:table-cell>
          <table:table-cell table:style-name="ce1490" office:value-type="float" office:value="3" calcext:value-type="float">
            <text:p>3</text:p>
          </table:table-cell>
          <table:table-cell table:style-name="ce1490" office:value-type="string" calcext:value-type="string">
            <text:p>S</text:p>
          </table:table-cell>
          <table:table-cell table:style-name="ce1490" office:value-type="float" office:value="0" calcext:value-type="float">
            <text:p>0</text:p>
          </table:table-cell>
          <table:table-cell table:style-name="ce1519"/>
          <table:table-cell table:style-name="ce1442"/>
          <table:table-cell table:style-name="ce1519" office:value-type="string" calcext:value-type="string">
            <text:p>50m</text:p>
          </table:table-cell>
          <table:table-cell table:style-name="ce1490"/>
          <table:table-cell table:style-name="ce1490" office:value-type="float" office:value="14" calcext:value-type="float">
            <text:p>14</text:p>
          </table:table-cell>
          <table:table-cell table:style-name="ce1490" office:value-type="float" office:value="4" calcext:value-type="float">
            <text:p>4</text:p>
          </table:table-cell>
          <table:table-cell table:style-name="ce1550" office:value-type="float" office:value="5" calcext:value-type="float">
            <text:p>5</text:p>
          </table:table-cell>
          <table:table-cell table:style-name="ce1558" office:value-type="string" calcext:value-type="string">
            <text:p>lövészet</text:p>
          </table:table-cell>
          <table:table-cell table:style-name="ce1579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14">
          <table:table-cell table:style-name="ce1327"/>
          <table:table-cell table:style-name="ce1496" office:value-type="string" calcext:value-type="string">
            <text:p>Aquir nyílpuska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string" calcext:value-type="string">
            <text:p>halál / +6</text:p>
          </table:table-cell>
          <table:table-cell table:style-name="ce1496" office:value-type="string" calcext:value-type="string">
            <text:p>S</text:p>
          </table:table-cell>
          <table:table-cell table:style-name="ce1496"/>
          <table:table-cell table:style-name="ce1520" table:number-columns-repeated="2"/>
          <table:table-cell table:style-name="ce1520" office:value-type="string" calcext:value-type="string">
            <text:p>50m</text:p>
          </table:table-cell>
          <table:table-cell table:style-name="ce1496"/>
          <table:table-cell table:style-name="ce1496" office:value-type="float" office:value="16" calcext:value-type="float">
            <text:p>16</text:p>
          </table:table-cell>
          <table:table-cell table:style-name="ce1496" office:value-type="float" office:value="3" calcext:value-type="float">
            <text:p>3</text:p>
          </table:table-cell>
          <table:table-cell table:style-name="ce1556" office:value-type="float" office:value="6" calcext:value-type="float">
            <text:p>6</text:p>
          </table:table-cell>
          <table:table-cell table:style-name="ce1559" office:value-type="string" calcext:value-type="string">
            <text:p>lövészet</text:p>
          </table:table-cell>
          <table:table-cell table:style-name="ce1584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584"/>
          <table:table-cell table:style-name="ce347" table:number-columns-repeated="240"/>
          <table:table-cell table:number-columns-repeated="16128"/>
        </table:table-row>
        <table:table-row table:style-name="ro2">
          <table:table-cell table:style-name="ce1426"/>
          <table:table-cell table:number-columns-repeated="12"/>
          <table:table-cell table:style-name="ce613"/>
          <table:table-cell table:number-columns-repeated="16370"/>
        </table:table-row>
        <table:table-row table:style-name="ro2">
          <table:table-cell table:number-columns-repeated="13"/>
          <table:table-cell table:style-name="ce613"/>
          <table:table-cell table:number-columns-repeated="16370"/>
        </table:table-row>
        <table:table-row table:style-name="ro2">
          <table:table-cell table:number-columns-repeated="2"/>
          <table:table-cell table:style-name="ce1510"/>
          <table:table-cell table:number-columns-repeated="10"/>
          <table:table-cell table:style-name="ce613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13"/>
          <table:table-cell table:number-columns-repeated="16370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90" table:default-cell-style-name="ce1553"/>
        <table:table-column table:style-name="co91" table:default-cell-style-name="ce1165"/>
        <table:table-column table:style-name="co92" table:default-cell-style-name="ce1553"/>
        <table:table-column table:style-name="co93" table:default-cell-style-name="ce1165"/>
        <table:table-column table:style-name="co95" table:default-cell-style-name="ce1553"/>
        <table:table-column table:style-name="co95" table:default-cell-style-name="ce1564"/>
        <table:table-column table:style-name="co96" table:default-cell-style-name="ce1553"/>
        <table:table-column table:style-name="co97" table:default-cell-style-name="ce1199"/>
        <table:table-column table:style-name="co98" table:default-cell-style-name="ce1553"/>
        <table:table-column table:style-name="co99" table:default-cell-style-name="ce1564"/>
        <table:table-column table:style-name="co100" table:default-cell-style-name="ce1553"/>
        <table:table-column table:style-name="co101" table:default-cell-style-name="ce1165"/>
        <table:table-column table:style-name="co14" table:number-columns-repeated="16372" table:default-cell-style-name="ce1553"/>
        <table:table-row table:style-name="ro10">
          <table:table-cell table:style-name="ce1339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645"/>
          <table:covered-table-cell table:style-name="ce1648"/>
          <table:covered-table-cell table:style-name="ce1645"/>
          <table:covered-table-cell table:number-columns-repeated="3" table:style-name="ce1648"/>
          <table:covered-table-cell table:style-name="ce1645"/>
          <table:table-cell table:style-name="ce1648"/>
          <table:table-cell table:style-name="ce1391"/>
          <table:table-cell table:style-name="ce1648"/>
          <table:table-cell table:number-columns-repeated="16373"/>
        </table:table-row>
        <table:table-row table:style-name="ro3">
          <table:table-cell table:style-name="ce1547"/>
          <table:table-cell table:style-name="ce1645"/>
          <table:table-cell table:style-name="ce1648"/>
          <table:table-cell table:style-name="ce1645"/>
          <table:table-cell table:style-name="ce1648" table:number-columns-repeated="3"/>
          <table:table-cell table:style-name="ce1645"/>
          <table:table-cell table:style-name="ce1648"/>
          <table:table-cell table:style-name="ce1391"/>
          <table:table-cell table:style-name="ce1648"/>
          <table:table-cell table:number-columns-repeated="16373"/>
        </table:table-row>
        <table:table-row table:style-name="ro1">
          <table:table-cell table:style-name="ce1548" office:value-type="string" calcext:value-type="string">
            <text:p>Primer Átfogó</text:p>
          </table:table-cell>
          <table:table-cell table:style-name="ce1164"/>
          <table:table-cell table:style-name="ce1374" office:value-type="string" calcext:value-type="string">
            <text:p>Szekunder Átfogó</text:p>
          </table:table-cell>
          <table:table-cell table:style-name="ce1182"/>
          <table:table-cell table:formula="of:=[.B19]+[.B28]+[.D9]+[.D40]" office:value-type="float" office:value="53" calcext:value-type="float">
            <text:p>53</text:p>
          </table:table-cell>
          <table:table-cell office:value-type="string" calcext:value-type="string">
            <text:p>Σ</text:p>
          </table:table-cell>
          <table:table-cell table:style-name="Default"/>
          <table:table-cell table:style-name="ce1374" office:value-type="string" calcext:value-type="string">
            <text:p>Tradíciók</text:p>
          </table:table-cell>
          <table:table-cell table:style-name="Default" table:number-columns-repeated="4"/>
          <table:table-cell table:number-columns-repeated="16372"/>
        </table:table-row>
        <table:table-row table:style-name="ro2">
          <table:table-cell table:style-name="ce1379"/>
          <table:table-cell/>
          <table:table-cell table:style-name="ce1150"/>
          <table:table-cell table:style-name="Default"/>
          <table:table-cell office:value-type="float" office:value="2" calcext:value-type="float">
            <text:p>2</text:p>
          </table:table-cell>
          <table:table-cell table:style-name="ce1389" office:value-type="string" calcext:value-type="string">
            <text:p>🔁</text:p>
          </table:table-cell>
          <table:table-cell table:style-name="Default"/>
          <table:table-cell table:style-name="ce1150"/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591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591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Magasmágia</text:p>
          </table:table-cell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376" office:value-type="string" calcext:value-type="string">
            <text:p><text:a xlink:href="https://github.com/kaktusztea/km100/blob/master/md/kepzettsegek/asztrologia.md" xlink:type="simple">Asztrológia</text:a></text:p>
          </table:table-cell>
          <table:table-cell/>
          <table:table-cell table:style-name="ce1591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Vulgármágia</text:p>
          </table:table-cell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591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591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Ordani/Godoni Tűzmágia</text:p>
          </table:table-cell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591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591" office:value-type="string" calcext:value-type="string">
            <text:p><text:span text:style-name="T26"><text:a xlink:href="https://github.com/kaktusztea/km100/blob/master/md/kepzettsegek/osi_nyelv_ismerete.md" xlink:type="simple">Ősi nyelv ismerete</text:a></text:span><text:span text:style-name="T26"> 🔁</text:span>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Bárdmágia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554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185" table:formula="of:=COUNTA([.C5:.C9])" office:value-type="float" office:value="5" calcext:value-type="float">
            <text:p>5</text:p>
          </table:table-cell>
          <table:table-cell table:style-name="Default" table:number-columns-repeated="3"/>
          <table:table-cell table:style-name="ce1150" office:value-type="string" calcext:value-type="string">
            <text:p>Sámánmágia</text:p>
          </table:table-cell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2"/>
          <table:table-cell table:style-name="ce1190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Ork Énekmondói mágia</text:p>
          </table:table-cell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374" office:value-type="string" calcext:value-type="string">
            <text:p>Szekunder Átlagos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Rituális mágia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375"/>
          <table:table-cell table:style-name="ce1188"/>
          <table:table-cell table:style-name="ce1199"/>
          <table:table-cell table:style-name="Default" table:number-columns-repeated="2"/>
          <table:table-cell table:style-name="ce149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591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Papi szakrális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591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226"/>
          <table:table-cell table:style-name="ce1199"/>
          <table:table-cell table:style-name="Default" table:number-columns-repeated="2"/>
          <table:table-cell table:style-name="ce1493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591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Fejvadász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591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226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Slan</text:p>
          </table:table-cell>
          <table:table-cell table:number-columns-repeated="16376"/>
        </table:table-row>
        <table:table-row table:style-name="ro1">
          <table:table-cell table:style-name="ce1156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414"/>
          <table:table-cell table:style-name="ce1591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385"/>
          <table:table-cell table:style-name="ce1199"/>
          <table:table-cell table:style-name="Default" table:number-columns-repeated="2"/>
          <table:table-cell table:style-name="ce1493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376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ce414"/>
          <table:table-cell table:style-name="ce1591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formula="of:=COUNTA([.A4:.A19])" office:value-type="float" office:value="15" calcext:value-type="float">
            <text:p>15</text:p>
          </table:table-cell>
          <table:table-cell table:style-name="ce1591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385"/>
          <table:table-cell table:style-name="ce1199"/>
          <table:table-cell table:style-name="Default" table:number-columns-repeated="2"/>
          <table:table-cell table:style-name="ce1495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">
          <table:table-cell table:style-name="ce1148"/>
          <table:table-cell/>
          <table:table-cell table:style-name="ce1376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312"/>
          <table:table-cell table:number-columns-repeated="16376"/>
        </table:table-row>
        <table:table-row table:style-name="ro1">
          <table:table-cell table:style-name="ce1552"/>
          <table:table-cell/>
          <table:table-cell table:style-name="ce1591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548" office:value-type="string" calcext:value-type="string">
            <text:p>Primer Átlagos</text:p>
          </table:table-cell>
          <table:table-cell/>
          <table:table-cell table:style-name="ce1376" office:value-type="string" calcext:value-type="string">
            <text:p><text:a xlink:href="https://github.com/kaktusztea/km100/blob/master/md/kepzettsegek/hamisitas.md" xlink:type="simple">Hamisítás</text:a> 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374" office:value-type="string" calcext:value-type="string">
            <text:p>Szakmák</text:p>
          </table:table-cell>
          <table:table-cell table:number-columns-repeated="16376"/>
        </table:table-row>
        <table:table-row table:style-name="ro1">
          <table:table-cell table:style-name="ce1150"/>
          <table:table-cell/>
          <table:table-cell table:style-name="ce1591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style-name="ce1183"/>
          <table:table-cell table:number-columns-repeated="16375"/>
        </table:table-row>
        <table:table-row table:style-name="ro1">
          <table:table-cell table:style-name="ce1591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/>
          <table:table-cell table:style-name="ce1591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226"/>
          <table:table-cell table:style-name="ce1199"/>
          <table:table-cell table:style-name="Default" table:number-columns-repeated="2"/>
          <table:table-cell table:style-name="Default" office:value-type="string" calcext:value-type="string">
            <text:p>ács</text:p>
          </table:table-cell>
          <table:table-cell table:number-columns-repeated="16376"/>
        </table:table-row>
        <table:table-row table:style-name="ro1">
          <table:table-cell table:style-name="ce1591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414"/>
          <table:table-cell table:style-name="ce1591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Default" office:value-type="string" calcext:value-type="string">
            <text:p>asztalos</text:p>
          </table:table-cell>
          <table:table-cell table:number-columns-repeated="16376"/>
        </table:table-row>
        <table:table-row table:style-name="ro1">
          <table:table-cell table:style-name="ce1591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ce414"/>
          <table:table-cell table:style-name="ce1591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Default" office:value-type="string" calcext:value-type="string">
            <text:p>borbély</text:p>
          </table:table-cell>
          <table:table-cell table:number-columns-repeated="16376"/>
        </table:table-row>
        <table:table-row table:style-name="ro1">
          <table:table-cell table:style-name="ce1156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ce414"/>
          <table:table-cell table:style-name="ce1591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Default" office:value-type="string" calcext:value-type="string">
            <text:p>cipész</text:p>
          </table:table-cell>
          <table:table-cell table:number-columns-repeated="16376"/>
        </table:table-row>
        <table:table-row table:style-name="ro1">
          <table:table-cell table:style-name="ce1554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formula="of:=COUNTA([.A23:.A28])" office:value-type="float" office:value="5" calcext:value-type="float">
            <text:p>5</text:p>
          </table:table-cell>
          <table:table-cell table:style-name="ce1591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628" table:content-validation-name="val53"/>
          <table:table-cell table:style-name="ce1199"/>
          <table:table-cell table:style-name="Default" table:number-columns-repeated="2"/>
          <table:table-cell table:style-name="Default" office:value-type="string" calcext:value-type="string">
            <text:p>cserző</text:p>
          </table:table-cell>
          <table:table-cell table:number-columns-repeated="16376"/>
        </table:table-row>
        <table:table-row table:style-name="ro1">
          <table:table-cell table:style-name="ce1394"/>
          <table:table-cell/>
          <table:table-cell table:style-name="ce1156" office:value-type="string" calcext:value-type="string">
            <text:p><text:a xlink:href="https://github.com/kaktusztea/km100/blob/master/md/kepzettsegek/muveltseg.md" xlink:type="simple">Műveltség</text:a>  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Default" office:value-type="string" calcext:value-type="string">
            <text:p>ékszerész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376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Default" office:value-type="string" calcext:value-type="string">
            <text:p>gazdálkodás(birtok)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591" table:content-validation-name="val162" office:value-type="string" calcext:value-type="string">
            <text:p><text:span text:style-name="T26"><text:a xlink:href="https://github.com/kaktusztea/km100/blob/master/md/kepzettsegek/szakma.md" xlink:type="simple">Szakma</text:a></text:span><text:span text:style-name="T26"> 🔁</text:span></text:p>
          </table:table-cell>
          <table:table-cell table:style-name="ce1188"/>
          <table:table-cell table:style-name="ce1199"/>
          <table:table-cell table:style-name="ce277" table:number-columns-repeated="2"/>
          <table:table-cell table:style-name="Default" office:value-type="string" calcext:value-type="string">
            <text:p>hivatalnok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591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188"/>
          <table:table-cell table:style-name="ce1199"/>
          <table:table-cell table:number-columns-repeated="2"/>
          <table:table-cell office:value-type="string" calcext:value-type="string">
            <text:p>kötélgyártó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591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385"/>
          <table:table-cell table:style-name="ce1199"/>
          <table:table-cell table:number-columns-repeated="2"/>
          <table:table-cell office:value-type="string" calcext:value-type="string">
            <text:p>kőműve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156" office:value-type="string" calcext:value-type="string">
            <text:p><text:a xlink:href="https://github.com/kaktusztea/km100/blob/master/md/kepzettsegek/tanc.md" xlink:type="simple">Tánc</text:a> </text:p>
          </table:table-cell>
          <table:table-cell table:style-name="ce1188"/>
          <table:table-cell table:style-name="ce1199"/>
          <table:table-cell table:number-columns-repeated="2"/>
          <table:table-cell office:value-type="string" calcext:value-type="string">
            <text:p>kádár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591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Default"/>
          <table:table-cell table:style-name="ce1199"/>
          <table:table-cell table:number-columns-repeated="2"/>
          <table:table-cell office:value-type="string" calcext:value-type="string">
            <text:p>(fegyver)kovác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591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Default"/>
          <table:table-cell table:style-name="ce1199"/>
          <table:table-cell table:number-columns-repeated="2"/>
          <table:table-cell office:value-type="string" calcext:value-type="string">
            <text:p>lakato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591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molnár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591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/>
          <table:table-cell table:number-columns-repeated="3"/>
          <table:table-cell office:value-type="string" calcext:value-type="string">
            <text:p>pék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156" office:value-type="string" calcext:value-type="string">
            <text:p><text:a xlink:href="https://github.com/kaktusztea/km100/blob/master/md/kepzettsegek/zeneles.md" xlink:type="simple">Zenélés</text:a> </text:p>
          </table:table-cell>
          <table:table-cell table:style-name="Default"/>
          <table:table-cell table:number-columns-repeated="3"/>
          <table:table-cell table:style-name="Default" office:value-type="string" calcext:value-type="string">
            <text:p>rejtjelfejtő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554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199" table:formula="of:=COUNTA([.C$12:.C$40])"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szabó</text:p>
          </table:table-cell>
          <table:table-cell table:number-columns-repeated="16376"/>
        </table:table-row>
        <table:table-row table:style-name="ro2">
          <table:table-cell table:number-columns-repeated="7"/>
          <table:table-cell office:value-type="string" calcext:value-type="string">
            <text:p>szűcs</text:p>
          </table:table-cell>
          <table:table-cell table:number-columns-repeated="16376"/>
        </table:table-row>
        <table:table-row table:style-name="ro2">
          <table:table-cell table:number-columns-repeated="7"/>
          <table:table-cell office:value-type="string" calcext:value-type="string">
            <text:p>varga</text:p>
          </table:table-cell>
          <table:table-cell table:number-columns-repeated="16376"/>
        </table:table-row>
        <table:table-row table:style-name="ro2" table:number-rows-repeated="104853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5" table:default-cell-style-name="ce1695"/>
        <table:table-column table:style-name="co66" table:default-cell-style-name="ce1700"/>
        <table:table-column table:style-name="co67" table:default-cell-style-name="ce1695"/>
        <table:table-column table:style-name="co68" table:default-cell-style-name="ce1704"/>
        <table:table-column table:style-name="co14" table:default-cell-style-name="ce1695"/>
        <table:table-column table:style-name="co69" table:default-cell-style-name="ce1695"/>
        <table:table-column table:style-name="co70" table:default-cell-style-name="ce1695"/>
        <table:table-column table:style-name="co71" table:default-cell-style-name="ce1695"/>
        <table:table-column table:style-name="co72" table:default-cell-style-name="ce1695"/>
        <table:table-column table:style-name="co73" table:default-cell-style-name="ce1695"/>
        <table:table-column table:style-name="co74" table:default-cell-style-name="ce1695"/>
        <table:table-column table:style-name="co75" table:default-cell-style-name="ce1695"/>
        <table:table-column table:style-name="co76" table:default-cell-style-name="ce1695"/>
        <table:table-column table:style-name="co14" table:number-columns-repeated="16371" table:default-cell-style-name="ce1695"/>
        <table:table-row table:style-name="ro3">
          <table:table-cell table:style-name="ce1694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698"/>
          <table:covered-table-cell table:style-name="ce1703"/>
          <table:covered-table-cell table:number-columns-repeated="8" table:style-name="ce1698"/>
          <table:covered-table-cell/>
          <table:table-cell table:number-columns-repeated="16371"/>
        </table:table-row>
        <table:table-row table:style-name="ro2">
          <table:table-cell/>
          <table:table-cell table:style-name="ce1695"/>
          <table:table-cell table:number-columns-repeated="16382"/>
        </table:table-row>
        <table:table-row table:style-name="ro2">
          <table:table-cell table:style-name="ce1696"/>
          <table:table-cell table:style-name="ce1699" office:value-type="string" calcext:value-type="string">
            <text:p>Max fok</text:p>
          </table:table-cell>
          <table:table-cell/>
          <table:table-cell table:style-name="ce1705" office:value-type="string" calcext:value-type="string">
            <text:p>Nyelvek</text:p>
          </table:table-cell>
          <table:table-cell table:style-name="ce1706" office:value-type="string" calcext:value-type="string">
            <text:p>Rövidítés</text:p>
          </table:table-cell>
          <table:table-cell/>
          <table:table-cell table:style-name="ce1706" office:value-type="string" calcext:value-type="string">
            <text:p>Szabad Hátterek</text:p>
          </table:table-cell>
          <table:table-cell/>
          <table:table-cell table:style-name="ce1706" office:value-type="string" calcext:value-type="string">
            <text:p>Faj Hátterek</text:p>
          </table:table-cell>
          <table:table-cell/>
          <table:table-cell table:style-name="ce1706" office:value-type="string" calcext:value-type="string">
            <text:p>Leíró Hátterek</text:p>
          </table:table-cell>
          <table:table-cell/>
          <table:table-cell table:style-name="ce1706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696"/>
          <table:table-cell table:style-name="ce1699"/>
          <table:table-cell table:number-columns-repeated="4"/>
          <table:table-cell table:style-name="ce1696"/>
          <table:table-cell/>
          <table:table-cell table:style-name="ce1696"/>
          <table:table-cell/>
          <table:table-cell table:style-name="Default"/>
          <table:table-cell table:number-columns-repeated="16373"/>
        </table:table-row>
        <table:table-row table:style-name="ro10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8">➖➖➖ </text:span><text:span text:style-name="T29">Godoni nyelvek </text:span><text:span text:style-name="T30">➖➖➖</text:span></text:p>
          </table:table-cell>
          <table:table-cell table:number-columns-repeated="2"/>
          <table:table-cell table:style-name="ce1707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708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709" office:value-type="string" calcext:value-type="string">
            <text:p><text:span text:style-name="T28">➖➖➖ </text:span><text:span text:style-name="T31">Származás </text:span><text:span text:style-name="T32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1">
          <table:table-cell table:style-name="ce1697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707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708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708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1">
          <table:table-cell table:style-name="ce1697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707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708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708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1">
          <table:table-cell table:style-name="ce1697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</text:p>
          </table:table-cell>
          <table:table-cell office:value-type="string" calcext:value-type="string">
            <text:p>sha</text:p>
          </table:table-cell>
          <table:table-cell/>
          <table:table-cell table:style-name="ce1707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708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708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1">
          <table:table-cell table:style-name="ce1697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707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708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708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1">
          <table:table-cell table:style-name="ce1697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701" office:value-type="float" office:value="2" calcext:value-type="float">
            <text:p>2</text:p>
          </table:table-cell>
          <table:table-cell/>
          <table:table-cell office:value-type="string" calcext:value-type="string">
            <text:p>gorviki</text:p>
          </table:table-cell>
          <table:table-cell office:value-type="string" calcext:value-type="string">
            <text:p>gor</text:p>
          </table:table-cell>
          <table:table-cell/>
          <table:table-cell table:style-name="ce1707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708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708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1">
          <table:table-cell table:style-name="ce1697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702" office:value-type="float" office:value="3" calcext:value-type="float">
            <text:p>3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707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708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708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10">
          <table:table-cell office:value-type="string" calcext:value-type="string">
            <text:p><text:span text:style-name="T27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707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708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709" office:value-type="string" calcext:value-type="string">
            <text:p><text:span text:style-name="T28">➖➖➖ </text:span><text:span text:style-name="T31">Jellem, fóbiák, hobbik </text:span><text:span text:style-name="T32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1">
          <table:table-cell table:style-name="ce1697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707" office:value-type="string" calcext:value-type="string">
            <text:p><text:a xlink:href="https://github.com/kaktusztea/km100/blob/master/md/hatterek.szabad/kalligrafia.md" xlink:type="simple">Kalligrafia</text:a></text:p>
          </table:table-cell>
          <table:table-cell/>
          <table:table-cell table:style-name="ce1708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708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1">
          <table:table-cell table:style-name="ce1697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701" office:value-type="float" office:value="2" calcext:value-type="float">
            <text:p>2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707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/>
          <table:table-cell table:style-name="ce1708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708" office:value-type="string" calcext:value-type="string">
            <text:p>Élet</text:p>
          </table:table-cell>
          <table:table-cell table:number-columns-repeated="16373"/>
        </table:table-row>
        <table:table-row table:style-name="ro1">
          <table:table-cell table:style-name="ce1697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707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708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708" office:value-type="string" calcext:value-type="string">
            <text:p>Gondoskodó</text:p>
          </table:table-cell>
          <table:table-cell table:number-columns-repeated="16373"/>
        </table:table-row>
        <table:table-row table:style-name="ro1">
          <table:table-cell table:style-name="ce1697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701" office:value-type="float" office:value="2" calcext:value-type="float">
            <text:p>2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707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708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708" office:value-type="string" calcext:value-type="string">
            <text:p>Gyáva</text:p>
          </table:table-cell>
          <table:table-cell table:number-columns-repeated="16373"/>
        </table:table-row>
        <table:table-row table:style-name="ro1">
          <table:table-cell table:style-name="ce1697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707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3"/>
          <table:table-cell table:style-name="ce1708" office:value-type="string" calcext:value-type="string">
            <text:p>Halál</text:p>
          </table:table-cell>
          <table:table-cell table:number-columns-repeated="16373"/>
        </table:table-row>
        <table:table-row table:style-name="ro1">
          <table:table-cell table:style-name="ce1697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701" office:value-type="float" office:value="2" calcext:value-type="float">
            <text:p>2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707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Default"/>
          <table:table-cell/>
          <table:table-cell table:style-name="ce1708" office:value-type="string" calcext:value-type="string">
            <text:p>Hallgatag</text:p>
          </table:table-cell>
          <table:table-cell table:number-columns-repeated="16373"/>
        </table:table-row>
        <table:table-row table:style-name="ro1">
          <table:table-cell table:style-name="ce1697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707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ce1706" office:value-type="string" calcext:value-type="string">
            <text:p>Bónusz Hátterek</text:p>
          </table:table-cell>
          <table:table-cell/>
          <table:table-cell table:style-name="ce1708" office:value-type="string" calcext:value-type="string">
            <text:p>Káosz</text:p>
          </table:table-cell>
          <table:table-cell table:number-columns-repeated="16373"/>
        </table:table-row>
        <table:table-row table:style-name="ro1">
          <table:table-cell table:style-name="ce1697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702" office:value-type="float" office:value="3" calcext:value-type="float">
            <text:p>3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707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ce1696"/>
          <table:table-cell/>
          <table:table-cell table:style-name="ce1708" office:value-type="string" calcext:value-type="string">
            <text:p>Kígyóiszony</text:p>
          </table:table-cell>
          <table:table-cell table:number-columns-repeated="16373"/>
        </table:table-row>
        <table:table-row table:style-name="ro1">
          <table:table-cell table:style-name="ce1697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707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ce1708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708" office:value-type="string" calcext:value-type="string">
            <text:p>Megbízhatatlan</text:p>
          </table:table-cell>
          <table:table-cell table:number-columns-repeated="16373"/>
        </table:table-row>
        <table:table-row table:style-name="ro1">
          <table:table-cell table:style-name="ce1697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701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707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ce1708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708" office:value-type="string" calcext:value-type="string">
            <text:p>Megbízható</text:p>
          </table:table-cell>
          <table:table-cell table:number-columns-repeated="16373"/>
        </table:table-row>
        <table:table-row table:style-name="ro1">
          <table:table-cell table:style-name="ce1697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707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ce1708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708" office:value-type="string" calcext:value-type="string">
            <text:p>Meggondolatlan</text:p>
          </table:table-cell>
          <table:table-cell table:number-columns-repeated="16373"/>
        </table:table-row>
        <table:table-row table:style-name="ro1">
          <table:table-cell table:style-name="ce1697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701" office:value-type="float" office:value="2" calcext:value-type="float">
            <text:p>2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707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ce1708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708" office:value-type="string" calcext:value-type="string">
            <text:p>Naív</text:p>
          </table:table-cell>
          <table:table-cell table:number-columns-repeated="16373"/>
        </table:table-row>
        <table:table-row table:style-name="ro1">
          <table:table-cell table:style-name="ce1697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701" office:value-type="float" office:value="2" calcext:value-type="float">
            <text:p>2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707"/>
          <table:table-cell/>
          <table:table-cell table:style-name="ce1708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708" office:value-type="string" calcext:value-type="string">
            <text:p>Nárcisztikus</text:p>
          </table:table-cell>
          <table:table-cell table:number-columns-repeated="16373"/>
        </table:table-row>
        <table:table-row table:style-name="ro1">
          <table:table-cell table:style-name="ce1697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e-chran</text:p>
          </table:table-cell>
          <table:table-cell office:value-type="string" calcext:value-type="string">
            <text:p>cra</text:p>
          </table:table-cell>
          <table:table-cell/>
          <table:table-cell table:style-name="ce1706" office:value-type="string" calcext:value-type="string">
            <text:p>Spéci Szabad Hátterek (külön táblázatban)</text:p>
          </table:table-cell>
          <table:table-cell/>
          <table:table-cell table:style-name="ce1708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708" office:value-type="string" calcext:value-type="string">
            <text:p>Pókiszony</text:p>
          </table:table-cell>
          <table:table-cell table:number-columns-repeated="16373"/>
        </table:table-row>
        <table:table-row table:style-name="ro1">
          <table:table-cell table:style-name="ce1697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agmar</text:p>
          </table:table-cell>
          <table:table-cell office:value-type="string" calcext:value-type="string">
            <text:p>ang</text:p>
          </table:table-cell>
          <table:table-cell/>
          <table:table-cell table:style-name="ce1707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/>
          <table:table-cell table:style-name="ce1708" office:value-type="string" calcext:value-type="string">
            <text:p>Precíz</text:p>
          </table:table-cell>
          <table:table-cell table:number-columns-repeated="16373"/>
        </table:table-row>
        <table:table-row table:style-name="ro1">
          <table:table-cell table:style-name="ce1697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95" office:value-type="string" calcext:value-type="string">
            <text:p><text:span text:style-name="T28">➖➖➖ </text:span><text:span text:style-name="T29">Faj nyelvek </text:span><text:span text:style-name="T30">➖➖➖ </text:span></text:p>
          </table:table-cell>
          <table:table-cell table:number-columns-repeated="2"/>
          <table:table-cell table:style-name="ce1707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/>
          <table:table-cell table:style-name="ce1708" office:value-type="string" calcext:value-type="string">
            <text:p>Rend</text:p>
          </table:table-cell>
          <table:table-cell table:number-columns-repeated="16373"/>
        </table:table-row>
        <table:table-row table:style-name="ro1">
          <table:table-cell table:style-name="ce1697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707"/>
          <table:table-cell/>
          <table:table-cell table:style-name="Default"/>
          <table:table-cell/>
          <table:table-cell table:style-name="ce1708" office:value-type="string" calcext:value-type="string">
            <text:p>Tériszony</text:p>
          </table:table-cell>
          <table:table-cell table:number-columns-repeated="16373"/>
        </table:table-row>
        <table:table-row table:style-name="ro10">
          <table:table-cell table:style-name="ce1697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706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709" office:value-type="string" calcext:value-type="string">
            <text:p><text:span text:style-name="T28">➖➖➖ </text:span><text:span text:style-name="T31">Küllem, fizikum </text:span><text:span text:style-name="T32">➖➖➖ </text:span></text:p>
          </table:table-cell>
          <table:table-cell table:number-columns-repeated="16373"/>
        </table:table-row>
        <table:table-row table:style-name="ro1">
          <table:table-cell table:style-name="ce1697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  <table:table-cell table:style-name="Default"/>
          <table:table-cell/>
          <table:table-cell table:style-name="ce1708" office:value-type="string" calcext:value-type="string">
            <text:p>Alacsony</text:p>
          </table:table-cell>
          <table:table-cell table:number-columns-repeated="16373"/>
        </table:table-row>
        <table:table-row table:style-name="ro1">
          <table:table-cell table:style-name="ce1697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701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708" office:value-type="string" calcext:value-type="string">
            <text:p>toroni</text:p>
          </table:table-cell>
          <table:table-cell/>
          <table:table-cell table:style-name="Default"/>
          <table:table-cell/>
          <table:table-cell table:style-name="ce1708" office:value-type="string" calcext:value-type="string">
            <text:p>Divatos</text:p>
          </table:table-cell>
          <table:table-cell table:number-columns-repeated="16373"/>
        </table:table-row>
        <table:table-row table:style-name="ro1">
          <table:table-cell table:style-name="ce1697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enn</text:p>
          </table:table-cell>
          <table:table-cell office:value-type="string" calcext:value-type="string">
            <text:p>dzse</text:p>
          </table:table-cell>
          <table:table-cell/>
          <table:table-cell table:style-name="ce1708" office:value-type="string" calcext:value-type="string">
            <text:p>pyarroni</text:p>
          </table:table-cell>
          <table:table-cell/>
          <table:table-cell table:style-name="Default"/>
          <table:table-cell/>
          <table:table-cell table:style-name="ce1708" office:value-type="string" calcext:value-type="string">
            <text:p>Jóképű</text:p>
          </table:table-cell>
          <table:table-cell table:number-columns-repeated="16373"/>
        </table:table-row>
        <table:table-row table:style-name="ro1">
          <table:table-cell table:style-name="ce1697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701" office:value-type="float" office:value="2" calcext:value-type="float">
            <text:p>2</text:p>
          </table:table-cell>
          <table:table-cell/>
          <table:table-cell office:value-type="string" calcext:value-type="string">
            <text:p>dzsad</text:p>
          </table:table-cell>
          <table:table-cell office:value-type="string" calcext:value-type="string">
            <text:p>dzs</text:p>
          </table:table-cell>
          <table:table-cell/>
          <table:table-cell table:style-name="ce1708" office:value-type="string" calcext:value-type="string">
            <text:p>shadoni</text:p>
          </table:table-cell>
          <table:table-cell/>
          <table:table-cell table:style-name="Default"/>
          <table:table-cell/>
          <table:table-cell table:style-name="ce1708" office:value-type="string" calcext:value-type="string">
            <text:p>Kövér</text:p>
          </table:table-cell>
          <table:table-cell table:number-columns-repeated="16373"/>
        </table:table-row>
        <table:table-row table:style-name="ro1">
          <table:table-cell table:style-name="ce1697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708" office:value-type="string" calcext:value-type="string">
            <text:p>kráni</text:p>
          </table:table-cell>
          <table:table-cell/>
          <table:table-cell table:style-name="Default"/>
          <table:table-cell/>
          <table:table-cell table:style-name="ce1708" office:value-type="string" calcext:value-type="string">
            <text:p>Magas</text:p>
          </table:table-cell>
          <table:table-cell table:number-columns-repeated="16373"/>
        </table:table-row>
        <table:table-row table:style-name="ro1">
          <table:table-cell table:style-name="ce1697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708" office:value-type="string" calcext:value-type="string">
            <text:p>ibarai</text:p>
          </table:table-cell>
          <table:table-cell/>
          <table:table-cell table:style-name="Default"/>
          <table:table-cell/>
          <table:table-cell table:style-name="ce1708" office:value-type="string" calcext:value-type="string">
            <text:p>Rusnya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27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708" office:value-type="string" calcext:value-type="string">
            <text:p>törpe</text:p>
          </table:table-cell>
          <table:table-cell/>
          <table:table-cell table:style-name="Default"/>
          <table:table-cell/>
          <table:table-cell table:style-name="ce1708" office:value-type="string" calcext:value-type="string">
            <text:p>Sánta</text:p>
          </table:table-cell>
          <table:table-cell table:number-columns-repeated="16373"/>
        </table:table-row>
        <table:table-row table:style-name="ro1">
          <table:table-cell table:style-name="ce1697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708" office:value-type="string" calcext:value-type="string">
            <text:p>elf</text:p>
          </table:table-cell>
          <table:table-cell/>
          <table:table-cell table:style-name="Default"/>
          <table:table-cell/>
          <table:table-cell table:style-name="ce1708" office:value-type="string" calcext:value-type="string">
            <text:p>Sebhelyes</text:p>
          </table:table-cell>
          <table:table-cell table:number-columns-repeated="16373"/>
        </table:table-row>
        <table:table-row table:style-name="ro1">
          <table:table-cell table:style-name="ce1697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1708" office:value-type="string" calcext:value-type="string">
            <text:p>Vékony</text:p>
          </table:table-cell>
          <table:table-cell table:number-columns-repeated="16373"/>
        </table:table-row>
        <table:table-row table:style-name="ro1">
          <table:table-cell table:style-name="ce1697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<text:span text:style-name="T27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97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97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697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95" office:value-type="string" calcext:value-type="string">
            <text:p><text:span text:style-name="T28">➖➖➖ Kyr</text:span><text:span text:style-name="T29"> nyelvek </text:span><text:span text:style-name="T30">➖➖➖ </text:span></text:p>
          </table:table-cell>
          <table:table-cell table:number-columns-repeated="2"/>
          <table:table-cell table:style-name="ce1708"/>
          <table:table-cell table:number-columns-repeated="16377"/>
        </table:table-row>
        <table:table-row table:style-name="ro1">
          <table:table-cell table:style-name="ce1697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697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697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701" office:value-type="float" office:value="2" calcext:value-type="float">
            <text:p>2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697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2" table:number-rows-repeated="3">
          <table:table-cell table:number-columns-repeated="3"/>
          <table:table-cell table:style-name="ce1695"/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36">
          <table:table-cell table:number-columns-repeated="6"/>
          <table:table-cell table:style-name="Default"/>
          <table:table-cell table:number-columns-repeated="16377"/>
        </table:table-row>
        <table:table-row table:style-name="ro10">
          <table:table-cell table:number-columns-repeated="6"/>
          <table:table-cell table:style-name="ce1709" office:value-type="string" calcext:value-type="string">
            <text:p><text:span text:style-name="T28">➖➖➖➖ Karmák</text:span><text:span text:style-name="T31"> </text:span><text:span text:style-name="T32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7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office:forms form:automatic-focus="false" form:apply-design-mode="false"/>
        <table:table-column table:style-name="co77" table:default-cell-style-name="ce1189"/>
        <table:table-column table:style-name="co78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710" office:value-type="string" calcext:value-type="string">
            <text:p>Karakter pontok (KP) elosztása </text:p>
          </table:table-cell>
          <table:table-cell table:style-name="ce1710"/>
          <table:table-cell table:number-columns-repeated="16382"/>
        </table:table-row>
        <table:table-row table:style-name="ro20">
          <table:table-cell/>
          <table:table-cell table:style-name="ce1712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1712"/>
          <table:table-cell table:number-columns-repeated="16382"/>
        </table:table-row>
        <table:table-row table:style-name="ro23">
          <table:table-cell/>
          <table:table-cell table:style-name="ce1712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1712"/>
          <table:table-cell table:number-columns-repeated="16382"/>
        </table:table-row>
        <table:table-row table:style-name="ro23">
          <table:table-cell/>
          <table:table-cell table:style-name="ce1712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712"/>
          <table:table-cell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1712"/>
          <table:table-cell table:number-columns-repeated="16382"/>
        </table:table-row>
        <table:table-row table:style-name="ro23">
          <table:table-cell/>
          <table:table-cell table:style-name="ce1712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712"/>
          <table:table-cell table:number-columns-repeated="16382"/>
        </table:table-row>
        <table:table-row table:style-name="ro20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4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5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102" table:default-cell-style-name="ce352"/>
        <table:table-column table:style-name="co14" table:number-columns-repeated="16383" table:default-cell-style-name="ce352"/>
        <table:table-row table:style-name="ro1">
          <table:table-cell table:style-name="ce1752" office:value-type="string" calcext:value-type="string">
            <text:p>V8.3.1</text:p>
          </table:table-cell>
        </table:table-row>
        <table:table-row table:style-name="ro1">
          <table:table-cell table:style-name="ce1753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753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753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753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753" office:value-type="string" calcext:value-type="string">
            <text:p>* Hamisítás képzettség bekötve</text:p>
          </table:table-cell>
        </table:table-row>
        <table:table-row table:style-name="ro1">
          <table:table-cell table:style-name="ce1753" office:value-type="string" calcext:value-type="string">
            <text:p>* Szakma lista</text:p>
          </table:table-cell>
        </table:table-row>
        <table:table-row table:style-name="ro2">
          <table:table-cell table:style-name="ce1753"/>
        </table:table-row>
        <table:table-row table:style-name="ro1">
          <table:table-cell table:style-name="ce1752" office:value-type="string" calcext:value-type="string">
            <text:p>V8.3.0</text:p>
          </table:table-cell>
        </table:table-row>
        <table:table-row table:style-name="ro1">
          <table:table-cell table:style-name="ce1753" office:value-type="string" calcext:value-type="string">
            <text:p>* Történelemismeret: Átfogó</text:p>
          </table:table-cell>
        </table:table-row>
        <table:table-row table:style-name="ro1">
          <table:table-cell table:style-name="ce1753" office:value-type="string" calcext:value-type="string">
            <text:p>* Műveltség: Átlagos (új)</text:p>
          </table:table-cell>
        </table:table-row>
        <table:table-row table:style-name="ro1">
          <table:table-cell table:style-name="ce1753" office:value-type="string" calcext:value-type="string">
            <text:p>* Irodalom-ismeret megszűnt</text:p>
          </table:table-cell>
        </table:table-row>
        <table:table-row table:style-name="ro1">
          <table:table-cell table:style-name="ce1753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753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753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753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753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753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753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1753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1753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1753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1753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1753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753"/>
        </table:table-row>
        <table:table-row table:style-name="ro1">
          <table:table-cell table:style-name="ce1752" office:value-type="string" calcext:value-type="string">
            <text:p>V8.2.6</text:p>
          </table:table-cell>
        </table:table-row>
        <table:table-row table:style-name="ro1">
          <table:table-cell table:style-name="ce1753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753" office:value-type="string" calcext:value-type="string">
            <text:p>* Helyismeret Bónusz háttér lett</text:p>
          </table:table-cell>
        </table:table-row>
        <table:table-row table:style-name="ro1">
          <table:table-cell table:style-name="ce1753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753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753" office:value-type="string" calcext:value-type="string">
            <text:p>* Pszí-iskola képzettség Átfogó</text:p>
          </table:table-cell>
        </table:table-row>
        <table:table-row table:style-name="ro1">
          <table:table-cell table:style-name="ce1753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1753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753" office:value-type="string" calcext:value-type="string">
            <text:p>* Képletek egyszerűsítése ahol lehet</text:p>
          </table:table-cell>
        </table:table-row>
        <table:table-row table:style-name="ro1">
          <table:table-cell table:style-name="ce1753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753"/>
          <table:table-cell table:number-columns-repeated="16383"/>
        </table:table-row>
        <table:table-row table:style-name="ro1">
          <table:table-cell table:style-name="ce1752" office:value-type="string" calcext:value-type="string">
            <text:p>V8.2.4</text:p>
          </table:table-cell>
        </table:table-row>
        <table:table-row table:style-name="ro1">
          <table:table-cell table:style-name="ce1753" office:value-type="string" calcext:value-type="string">
            <text:p>* Fülek átnevezése, színezése</text:p>
          </table:table-cell>
        </table:table-row>
        <table:table-row table:style-name="ro1">
          <table:table-cell table:style-name="ce1753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753"/>
        </table:table-row>
        <table:table-row table:style-name="ro1">
          <table:table-cell table:style-name="ce1752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1753" office:value-type="string" calcext:value-type="string">
            <text:p>* Új fül: Fortélyok</text:p>
          </table:table-cell>
        </table:table-row>
        <table:table-row table:style-name="ro2">
          <table:table-cell table:style-name="ce1752"/>
        </table:table-row>
        <table:table-row table:style-name="ro1">
          <table:table-cell table:style-name="ce1752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Új betűtípus: Avenir</text:p>
          </table:table-cell>
        </table:table-row>
        <table:table-row table:style-name="ro1">
          <table:table-cell table:style-name="ce1753" office:value-type="string" calcext:value-type="string">
            <text:p>* Páncélok SFÉ, MGT értékei KP_Táblázat fülön</text:p>
          </table:table-cell>
        </table:table-row>
        <table:table-row table:style-name="ro1">
          <table:table-cell table:style-name="ce1753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753"/>
          <table:table-cell table:number-columns-repeated="16383"/>
        </table:table-row>
        <table:table-row table:style-name="ro1">
          <table:table-cell table:style-name="ce1752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753"/>
          <table:table-cell table:number-columns-repeated="16383"/>
        </table:table-row>
        <table:table-row table:style-name="ro1">
          <table:table-cell table:style-name="ce1752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753"/>
          <table:table-cell table:number-columns-repeated="16383"/>
        </table:table-row>
        <table:table-row table:style-name="ro1">
          <table:table-cell table:style-name="ce1752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753"/>
          <table:table-cell table:number-columns-repeated="16383"/>
        </table:table-row>
        <table:table-row table:style-name="ro1">
          <table:table-cell table:style-name="ce1752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753"/>
          <table:table-cell table:number-columns-repeated="16383"/>
        </table:table-row>
        <table:table-row table:style-name="ro1">
          <table:table-cell table:style-name="ce1752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753"/>
          <table:table-cell table:number-columns-repeated="16383"/>
        </table:table-row>
        <table:table-row table:style-name="ro1">
          <table:table-cell table:style-name="ce1752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Szekunder képzettségek maximuma: (szint x <text:span text:style-name="T33">6</text:span>)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753"/>
          <table:table-cell table:number-columns-repeated="16383"/>
        </table:table-row>
        <table:table-row table:style-name="ro1">
          <table:table-cell table:style-name="ce1752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753"/>
          <table:table-cell table:number-columns-repeated="16383"/>
        </table:table-row>
        <table:table-row table:style-name="ro1">
          <table:table-cell table:style-name="ce1752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753"/>
          <table:table-cell table:number-columns-repeated="16383"/>
        </table:table-row>
        <table:table-row table:style-name="ro1">
          <table:table-cell table:style-name="ce1752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753"/>
          <table:table-cell table:number-columns-repeated="16383"/>
        </table:table-row>
        <table:table-row table:style-name="ro1">
          <table:table-cell table:style-name="ce1752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754"/>
          <table:table-cell table:number-columns-repeated="16383"/>
        </table:table-row>
        <table:table-row table:style-name="ro2">
          <table:table-cell table:style-name="ce1755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756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754"/>
          <table:table-cell table:number-columns-repeated="16383"/>
        </table:table-row>
        <table:table-row table:style-name="ro2">
          <table:table-cell table:style-name="ce1755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758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758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758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758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758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758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759"/>
          <table:table-cell table:number-columns-repeated="16383"/>
        </table:table-row>
        <table:table-row table:style-name="ro2">
          <table:table-cell table:style-name="ce1755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754"/>
          <table:table-cell table:number-columns-repeated="16383"/>
        </table:table-row>
        <table:table-row table:style-name="ro2">
          <table:table-cell table:style-name="ce1755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34">[Új]:</text:span><text:span text:style-name="T35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<text:span text:style-name="T34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34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34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34">[Változás]:</text:span><text:span text:style-name="T35"> Kiegészítő KP / Szint: (</text:span><text:span text:style-name="T42">20</text:span><text:span text:style-name="T35">+Emlékezet)</text:span>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34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34">[Változás]:</text:span><text:span text:style-name="T35"> 1 HM = 4 KP</text:span>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34">[Változás]:</text:span><text:span text:style-name="T35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34">[Változás]:</text:span><text:span text:style-name="T35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34">[Változás]:</text:span><text:span text:style-name="T35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34">[Változás]:</text:span><text:span text:style-name="T35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34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34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34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34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34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34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34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34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34">[Új]</text:span>: Erőbónusz beszámít: (Erő/2) <text:span text:style-name="T49">→ </text:span><text:span text:style-name="T50">lefelé</text:span><text:span text:style-name="T49"> kerekítve</text:span>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34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                   <text:span text:style-name="T49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                   <text:span text:style-name="T49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34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34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34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34">[Változás]:</text:span><text:span text:style-name="T35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754"/>
          <table:table-cell table:number-columns-repeated="16383"/>
        </table:table-row>
        <table:table-row table:style-name="ro2">
          <table:table-cell table:style-name="ce1755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755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754"/>
          <table:table-cell table:number-columns-repeated="16383"/>
        </table:table-row>
        <table:table-row table:style-name="ro2">
          <table:table-cell table:style-name="ce1755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754"/>
          <table:table-cell table:number-columns-repeated="16383"/>
        </table:table-row>
        <table:table-row table:style-name="ro2">
          <table:table-cell table:style-name="ce1755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754"/>
          <table:table-cell table:number-columns-repeated="16383"/>
        </table:table-row>
        <table:table-row table:style-name="ro2">
          <table:table-cell table:style-name="ce1755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7">
          <table:table-cell table:style-name="ce175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758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758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758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32">
          <table:table-cell office:value-type="string" calcext:value-type="string">
            <text:p> <text:span text:style-name="T20"> </text:span><text:span text:style-name="T51">→</text:span><text:span text:style-name="T20"> </text:span>Karakter neve, faja, vallása</text:p>
          </table:table-cell>
          <table:table-cell table:number-columns-repeated="16383"/>
        </table:table-row>
        <table:table-row table:style-name="ro32">
          <table:table-cell office:value-type="string" calcext:value-type="string">
            <text:p><text:span text:style-name="T20">  </text:span><text:span text:style-name="T51">→</text:span><text:span text:style-name="T20"> Személyiségjegyei</text:span></text:p>
          </table:table-cell>
          <table:table-cell table:number-columns-repeated="16383"/>
        </table:table-row>
        <table:table-row table:style-name="ro32">
          <table:table-cell office:value-type="string" calcext:value-type="string">
            <text:p><text:span text:style-name="T20">  </text:span><text:span text:style-name="T51">→</text:span><text:span text:style-name="T20"> Kommunikáció, szociális érzék</text:span></text:p>
          </table:table-cell>
          <table:table-cell table:number-columns-repeated="16383"/>
        </table:table-row>
        <table:table-row table:style-name="ro32">
          <table:table-cell office:value-type="string" calcext:value-type="string">
            <text:p><text:span text:style-name="T20">  </text:span><text:span text:style-name="T51">→</text:span><text:span text:style-name="T20"> Külső</text:span></text:p>
          </table:table-cell>
          <table:table-cell table:number-columns-repeated="16383"/>
        </table:table-row>
        <table:table-row table:style-name="ro2">
          <table:table-cell table:style-name="ce1754"/>
          <table:table-cell table:number-columns-repeated="16383"/>
        </table:table-row>
        <table:table-row table:style-name="ro2">
          <table:table-cell table:style-name="ce1755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4.9</text:p>
          </table:table-cell>
          <table:table-cell table:number-columns-repeated="16383"/>
        </table:table-row>
        <table:table-row table:style-name="ro37">
          <table:table-cell table:style-name="ce175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757"/>
          <table:table-cell table:number-columns-repeated="16383"/>
        </table:table-row>
        <table:table-row table:style-name="ro2">
          <table:table-cell table:style-name="ce1755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57"/>
          <table:table-cell table:number-columns-repeated="16383"/>
        </table:table-row>
        <table:table-row table:style-name="ro2">
          <table:table-cell table:style-name="ce1755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757"/>
          <table:table-cell table:number-columns-repeated="16383"/>
        </table:table-row>
        <table:table-row table:style-name="ro2">
          <table:table-cell table:style-name="ce1755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757"/>
          <table:table-cell table:number-columns-repeated="16383"/>
        </table:table-row>
        <table:table-row table:style-name="ro2">
          <table:table-cell table:style-name="ce1755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757"/>
          <table:table-cell table:number-columns-repeated="16383"/>
        </table:table-row>
        <table:table-row table:style-name="ro2">
          <table:table-cell table:style-name="ce1755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757"/>
          <table:table-cell table:number-columns-repeated="16383"/>
        </table:table-row>
        <table:table-row table:style-name="ro2">
          <table:table-cell table:style-name="ce1755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55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55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55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55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55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55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755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755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755" office:value-type="string" calcext:value-type="string">
            <text:p>v2.3</text:p>
          </table:table-cell>
          <table:table-cell table:number-columns-repeated="16383"/>
        </table:table-row>
        <table:table-row table:style-name="ro37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6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4" table:print="false">
        <table:table-column table:style-name="co103" table:default-cell-style-name="ce1695"/>
        <table:table-column table:style-name="co104" table:default-cell-style-name="ce1695"/>
        <table:table-column table:style-name="co105" table:default-cell-style-name="ce1695"/>
        <table:table-column table:style-name="co106" table:default-cell-style-name="ce1695"/>
        <table:table-column table:style-name="co105" table:default-cell-style-name="ce1695"/>
        <table:table-column table:style-name="co80" table:default-cell-style-name="ce1695"/>
        <table:table-column table:style-name="co107" table:default-cell-style-name="ce1695"/>
        <table:table-column table:style-name="co108" table:default-cell-style-name="ce1695"/>
        <table:table-column table:style-name="co109" table:default-cell-style-name="ce1695"/>
        <table:table-column table:style-name="co110" table:default-cell-style-name="ce1695"/>
        <table:table-column table:style-name="co111" table:default-cell-style-name="ce1695"/>
        <table:table-column table:style-name="co112" table:default-cell-style-name="ce1695"/>
        <table:table-column table:style-name="co48" table:default-cell-style-name="ce1695"/>
        <table:table-column table:style-name="co113" table:default-cell-style-name="ce1695"/>
        <table:table-column table:style-name="co114" table:default-cell-style-name="ce1695"/>
        <table:table-column table:style-name="co115" table:default-cell-style-name="ce1695"/>
        <table:table-column table:style-name="co116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780"/>
          <table:covered-table-cell table:style-name="ce1788"/>
          <table:covered-table-cell table:style-name="ce1797"/>
          <table:covered-table-cell table:style-name="ce1806"/>
          <table:covered-table-cell table:number-columns-repeated="6" table:style-name="ce1797"/>
          <table:covered-table-cell table:number-columns-repeated="3" table:style-name="ce1860"/>
          <table:covered-table-cell table:style-name="ce1797"/>
          <table:table-cell table:number-columns-repeated="240"/>
        </table:table-row>
        <table:table-row table:style-name="ro38">
          <table:table-cell table:style-name="ce1235"/>
          <table:table-cell table:style-name="ce1246"/>
          <table:table-cell table:style-name="ce1780"/>
          <table:table-cell table:style-name="ce1788"/>
          <table:table-cell table:style-name="ce1797"/>
          <table:table-cell table:style-name="ce1806"/>
          <table:table-cell table:style-name="ce1797" table:number-columns-repeated="6"/>
          <table:table-cell table:style-name="ce1860" table:number-columns-repeated="3"/>
          <table:table-cell table:style-name="ce1797"/>
          <table:table-cell table:number-columns-repeated="240"/>
        </table:table-row>
        <table:table-row table:style-name="ro2">
          <table:table-cell table:style-name="ce1236"/>
          <table:table-cell table:style-name="ce1445" office:value-type="string" calcext:value-type="string" table:number-columns-spanned="5" table:number-rows-spanned="1">
            <text:p>Képzettségek KP igénye</text:p>
          </table:table-cell>
          <table:covered-table-cell table:style-name="ce1459"/>
          <table:covered-table-cell table:style-name="ce1468"/>
          <table:covered-table-cell table:style-name="ce1483"/>
          <table:covered-table-cell table:style-name="ce1488"/>
          <table:table-cell table:style-name="ce379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861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768" office:value-type="string" calcext:value-type="string">
            <text:p>Szint</text:p>
          </table:table-cell>
          <table:table-cell table:style-name="ce1768" office:value-type="string" calcext:value-type="string" table:number-columns-spanned="2" table:number-rows-spanned="1">
            <text:p>Átfogó</text:p>
          </table:table-cell>
          <table:covered-table-cell table:style-name="ce1768"/>
          <table:table-cell table:style-name="ce1768" office:value-type="string" calcext:value-type="string" table:number-columns-spanned="2" table:number-rows-spanned="1">
            <text:p>Átlagos</text:p>
          </table:table-cell>
          <table:covered-table-cell table:style-name="ce1768"/>
          <table:table-cell table:style-name="Default" table:number-columns-repeated="2"/>
          <table:table-cell table:style-name="ce379" table:number-columns-repeated="4"/>
          <table:table-cell table:style-name="ce1861" table:number-columns-repeated="3"/>
          <table:table-cell table:style-name="ce379"/>
          <table:table-cell table:number-columns-repeated="240"/>
        </table:table-row>
        <table:table-row table:style-name="ro28">
          <table:table-cell table:style-name="ce1728"/>
          <table:table-cell table:style-name="ce1249" office:value-type="float" office:value="0" calcext:value-type="float">
            <text:p>0</text:p>
          </table:table-cell>
          <table:table-cell table:style-name="ce1249" table:number-columns-repeated="4"/>
          <table:table-cell table:style-name="Default" table:number-columns-repeated="2"/>
          <table:table-cell table:style-name="ce932"/>
          <table:table-cell table:style-name="ce379" table:number-columns-repeated="3"/>
          <table:table-cell table:style-name="ce1861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Default" table:number-columns-repeated="2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728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Default" table:number-columns-repeated="2"/>
          <table:table-cell table:style-name="ce1700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728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Default" table:number-columns-repeated="2"/>
          <table:table-cell table:style-name="ce1700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728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Default" table:number-columns-repeated="2"/>
          <table:table-cell table:style-name="ce1700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728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Default" table:number-columns-repeated="2"/>
          <table:table-cell table:style-name="ce1700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728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Default" table:number-columns-repeated="2"/>
          <table:table-cell table:style-name="ce1700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728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Default" table:number-columns-repeated="2"/>
          <table:table-cell table:style-name="ce1700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728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Default" table:number-columns-repeated="2"/>
          <table:table-cell table:style-name="ce1700"/>
          <table:table-cell table:style-name="ce1825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728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Default" table:number-columns-repeated="2"/>
          <table:table-cell table:style-name="ce1700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728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Default" table:number-columns-repeated="2"/>
          <table:table-cell table:style-name="ce1700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80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772"/>
          <table:table-cell table:number-columns-repeated="240"/>
        </table:table-row>
        <table:table-row table:style-name="ro2">
          <table:table-cell table:style-name="ce1728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Default" table:number-columns-repeated="2"/>
          <table:table-cell table:style-name="ce1700"/>
          <table:table-cell table:style-name="ce1419" office:value-type="string" calcext:value-type="string">
            <text:p>CÉ konstans</text:p>
          </table:table-cell>
          <table:table-cell table:style-name="ce1331" table:content-validation-name="val165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Default" table:number-columns-repeated="2"/>
          <table:table-cell table:style-name="ce1700"/>
          <table:table-cell table:style-name="ce896" table:number-columns-repeated="2"/>
          <table:table-cell/>
          <table:table-cell table:style-name="ce1772" office:value-type="float" office:value="0" calcext:value-type="float">
            <text:p>0</text:p>
          </table:table-cell>
          <table:table-cell table:style-name="ce1772" office:value-type="float" office:value="-10" calcext:value-type="float">
            <text:p>-10</text:p>
          </table:table-cell>
          <table:table-cell table:style-name="ce1772" office:value-type="float" office:value="-20" calcext:value-type="float">
            <text:p>-20</text:p>
          </table:table-cell>
          <table:table-cell table:style-name="ce1772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728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Default" table:number-columns-repeated="2"/>
          <table:table-cell table:style-name="ce1700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728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Default" table:number-columns-repeated="2"/>
          <table:table-cell table:style-name="ce1700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728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Default" table:number-columns-repeated="2"/>
          <table:table-cell table:style-name="ce1700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771" table:number-columns-repeated="3"/>
          <table:table-cell table:style-name="ce1700"/>
          <table:table-cell table:style-name="ce1291"/>
          <table:table-cell table:style-name="ce1298"/>
          <table:table-cell table:style-name="ce1291"/>
          <table:table-cell table:style-name="ce1700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825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728"/>
          <table:table-cell table:style-name="ce1771" table:number-columns-repeated="3"/>
          <table:table-cell table:style-name="ce1700"/>
          <table:table-cell table:style-name="ce1291"/>
          <table:table-cell table:style-name="ce1298"/>
          <table:table-cell table:style-name="ce1291"/>
          <table:table-cell table:style-name="ce1700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825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2" calcext:value-type="float">
            <text:p>2 SzP</text:p>
          </table:table-cell>
          <table:table-cell table:number-columns-repeated="241"/>
        </table:table-row>
        <table:table-row table:style-name="ro2">
          <table:table-cell table:style-name="ce1728"/>
          <table:table-cell table:number-columns-repeated="3"/>
          <table:table-cell table:style-name="ce1700"/>
          <table:table-cell table:number-columns-repeated="3"/>
          <table:table-cell table:style-name="ce1700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772"/>
          <table:table-cell table:style-name="ce1771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63" office:value-type="string" calcext:value-type="string">
            <text:p>Egyik HM nagyobb lehet</text:p>
          </table:table-cell>
          <table:table-cell table:style-name="ce1832" table:content-validation-name="val163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704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704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704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704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704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704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704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704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704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704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704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832" office:value-type="string" calcext:value-type="string">
            <text:p>Erőbónusz</text:p>
          </table:table-cell>
          <table:table-cell table:style-name="ce1832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832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832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728"/>
          <table:table-cell table:number-columns-repeated="2"/>
          <table:table-cell table:style-name="ce1776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728"/>
          <table:table-cell table:number-columns-repeated="2"/>
          <table:table-cell table:style-name="ce1786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728"/>
          <table:table-cell table:number-columns-repeated="2"/>
          <table:table-cell table:style-name="ce1786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772" office:value-type="string" calcext:value-type="string">
            <text:p>Erőbónusz</text:p>
          </table:table-cell>
          <table:table-cell table:style-name="ce1772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20">
          <table:table-cell table:number-columns-repeated="3"/>
          <table:table-cell table:style-name="ce1776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728"/>
          <table:table-cell table:number-columns-repeated="2"/>
          <table:table-cell table:style-name="ce1793" office:value-type="string" calcext:value-type="string">
            <text:p>Fok</text:p>
          </table:table-cell>
          <table:table-cell table:style-name="ce1793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728"/>
          <table:table-cell table:number-columns-repeated="2"/>
          <table:table-cell table:style-name="ce1772" office:value-type="float" office:value="0" calcext:value-type="float">
            <text:p>0</text:p>
          </table:table-cell>
          <table:table-cell table:style-name="ce179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772"/>
          <table:table-cell/>
          <table:table-cell table:style-name="ce1778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728"/>
          <table:table-cell table:style-name="ce1485"/>
          <table:table-cell/>
          <table:table-cell table:style-name="ce1772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772"/>
          <table:table-cell/>
          <table:table-cell table:style-name="ce1793" office:value-type="string" calcext:value-type="string">
            <text:p>Fok</text:p>
          </table:table-cell>
          <table:table-cell table:style-name="ce1793" office:value-type="string" calcext:value-type="string">
            <text:p>Sebesség bónusz</text:p>
          </table:table-cell>
          <table:table-cell table:style-name="ce1793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728"/>
          <table:table-cell table:number-columns-repeated="2"/>
          <table:table-cell table:style-name="ce1772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728"/>
          <table:table-cell table:number-columns-repeated="2"/>
          <table:table-cell table:style-name="ce1772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728"/>
          <table:table-cell table:number-columns-repeated="5"/>
          <table:table-cell table:style-name="ce1700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728"/>
          <table:table-cell table:number-columns-repeated="4"/>
          <table:table-cell table:style-name="ce1809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6">
          <table:table-cell table:style-name="ce1728"/>
          <table:table-cell table:style-name="ce1774" office:value-type="string" calcext:value-type="string" table:number-columns-spanned="2" table:number-rows-spanned="1">
            <text:p>Pajzs</text:p>
          </table:table-cell>
          <table:covered-table-cell/>
          <table:table-cell table:style-name="ce1774" office:value-type="string" calcext:value-type="string">
            <text:p>VÉ</text:p>
          </table:table-cell>
          <table:table-cell table:style-name="ce1774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864" table:number-columns-repeated="4"/>
          <table:table-cell table:number-columns-repeated="243"/>
        </table:table-row>
        <table:table-row table:style-name="ro2">
          <table:table-cell table:style-name="ce1728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778" table:content-validation-name="val164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64"/>
          <table:table-cell table:style-name="ce864" table:number-columns-repeated="2"/>
          <table:table-cell table:number-columns-repeated="243"/>
        </table:table-row>
        <table:table-row table:style-name="ro2">
          <table:table-cell table:style-name="ce1728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700"/>
          <table:table-cell table:style-name="ce1793" table:content-validation-name="val164" office:value-type="string" calcext:value-type="string">
            <text:p>Fok</text:p>
          </table:table-cell>
          <table:table-cell table:style-name="ce1793" table:content-validation-name="val164" office:value-type="string" calcext:value-type="string">
            <text:p>Bónusz</text:p>
          </table:table-cell>
          <table:table-cell table:style-name="ce964"/>
          <table:table-cell table:style-name="ce1867"/>
          <table:table-cell table:number-columns-repeated="243"/>
        </table:table-row>
        <table:table-row table:style-name="ro2">
          <table:table-cell table:style-name="ce1728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700"/>
          <table:table-cell table:style-name="ce507" table:content-validation-name="val164" office:value-type="float" office:value="0" calcext:value-type="float">
            <text:p>0</text:p>
          </table:table-cell>
          <table:table-cell table:style-name="ce1341" table:content-validation-name="val164" office:value-type="float" office:value="0" calcext:value-type="float">
            <text:p>0</text:p>
          </table:table-cell>
          <table:table-cell table:style-name="ce964"/>
          <table:table-cell table:style-name="ce1867"/>
          <table:table-cell table:number-columns-repeated="243"/>
        </table:table-row>
        <table:table-row table:style-name="ro2">
          <table:table-cell table:style-name="ce1728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700"/>
          <table:table-cell table:style-name="ce507" table:content-validation-name="val164" office:value-type="float" office:value="1" calcext:value-type="float">
            <text:p>1</text:p>
          </table:table-cell>
          <table:table-cell table:style-name="ce1341" table:content-validation-name="val164" office:value-type="float" office:value="1" calcext:value-type="float">
            <text:p>1</text:p>
          </table:table-cell>
          <table:table-cell table:style-name="ce964"/>
          <table:table-cell table:style-name="ce1867"/>
          <table:table-cell table:number-columns-repeated="243"/>
        </table:table-row>
        <table:table-row table:style-name="ro2">
          <table:table-cell table:style-name="ce1728"/>
          <table:table-cell table:number-columns-repeated="7"/>
          <table:table-cell table:style-name="ce1700"/>
          <table:table-cell table:style-name="ce964" table:number-columns-repeated="3"/>
          <table:table-cell table:style-name="ce1867"/>
          <table:table-cell table:number-columns-repeated="243"/>
        </table:table-row>
        <table:table-row table:style-name="ro2">
          <table:table-cell table:style-name="ce1728" table:content-validation-name="val53"/>
          <table:table-cell table:style-name="ce1776" table:content-validation-name="val5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786" table:content-validation-name="val53"/>
          <table:covered-table-cell table:number-columns-repeated="3" table:content-validation-name="val53"/>
          <table:table-cell table:content-validation-name="val53" table:number-columns-repeated="3"/>
          <table:table-cell table:style-name="ce1323" table:content-validation-name="val53" office:value-type="string" calcext:value-type="string" table:number-columns-spanned="2" table:number-rows-spanned="1">
            <text:p>Kétkezes harc Mf limit</text:p>
          </table:table-cell>
          <table:covered-table-cell table:style-name="ce964" table:content-validation-name="val53"/>
          <table:table-cell table:style-name="ce964" table:content-validation-name="val53"/>
          <table:table-cell table:style-name="ce1867" table:content-validation-name="val53"/>
          <table:table-cell table:content-validation-name="val53" table:number-columns-repeated="3"/>
          <table:table-cell table:number-columns-repeated="240"/>
        </table:table-row>
        <table:table-row table:style-name="ro2">
          <table:table-cell table:style-name="ce1728" table:content-validation-name="val53"/>
          <table:table-cell table:style-name="ce1777" table:content-validation-name="val53" office:value-type="string" calcext:value-type="string" table:number-columns-spanned="2" table:number-rows-spanned="1">
            <text:p>Fok</text:p>
          </table:table-cell>
          <table:covered-table-cell table:content-validation-name="val53"/>
          <table:table-cell table:style-name="ce1777" table:content-validation-name="val53" office:value-type="string" calcext:value-type="string" table:number-columns-spanned="3" table:number-rows-spanned="1">
            <text:p>Csökkentés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793" table:content-validation-name="val53" office:value-type="string" calcext:value-type="string">
            <text:p>Fegyver</text:p>
          </table:table-cell>
          <table:table-cell table:style-name="ce1793" table:content-validation-name="val53" office:value-type="string" calcext:value-type="string">
            <text:p>Mf Innen számít</text:p>
          </table:table-cell>
          <table:table-cell table:style-name="ce964" table:content-validation-name="val53"/>
          <table:table-cell table:style-name="ce1867" table:content-validation-name="val53"/>
          <table:table-cell table:style-name="ce1874" table:content-validation-name="val53" table:number-columns-repeated="2"/>
          <table:table-cell table:style-name="ce1700" table:content-validation-name="val53"/>
          <table:table-cell table:number-columns-repeated="240"/>
        </table:table-row>
        <table:table-row table:style-name="ro2">
          <table:table-cell table:style-name="ce1728" table:content-validation-name="val53"/>
          <table:table-cell table:style-name="ce1772" table:content-validation-name="val53" office:value-type="float" office:value="0" calcext:value-type="float" table:number-columns-spanned="2" table:number-rows-spanned="1">
            <text:p>0</text:p>
          </table:table-cell>
          <table:covered-table-cell table:content-validation-name="val53"/>
          <table:table-cell table:style-name="ce1794" table:content-validation-name="val53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322" table:content-validation-name="val53" office:value-type="string" calcext:value-type="string">
            <text:p>Elsődleges fegyver</text:p>
          </table:table-cell>
          <table:table-cell table:style-name="ce1342" table:content-validation-name="val53" office:value-type="float" office:value="2" calcext:value-type="float">
            <text:p>2. fok</text:p>
          </table:table-cell>
          <table:table-cell table:style-name="ce964" table:content-validation-name="val53"/>
          <table:table-cell table:style-name="ce1867" table:content-validation-name="val53"/>
          <table:table-cell table:style-name="ce1874" table:content-validation-name="val53" table:number-columns-repeated="2"/>
          <table:table-cell table:style-name="ce1700" table:content-validation-name="val53"/>
          <table:table-cell table:number-columns-repeated="240"/>
        </table:table-row>
        <table:table-row table:style-name="ro2">
          <table:table-cell table:style-name="ce1728" table:content-validation-name="val53"/>
          <table:table-cell table:style-name="ce1772" table:content-validation-name="val53" office:value-type="float" office:value="1" calcext:value-type="float" table:number-columns-spanned="2" table:number-rows-spanned="1">
            <text:p>1</text:p>
          </table:table-cell>
          <table:covered-table-cell table:content-validation-name="val53"/>
          <table:table-cell table:style-name="ce1794" table:content-validation-name="val53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3"/>
          <table:table-cell table:style-name="ce1720" table:content-validation-name="val53" office:value-type="string" calcext:value-type="string" table:number-columns-spanned="2" table:number-rows-spanned="1">
            <text:p>Csak könnyűvértre</text:p>
          </table:table-cell>
          <table:covered-table-cell table:content-validation-name="val53"/>
          <table:table-cell table:content-validation-name="val53"/>
          <table:table-cell table:style-name="ce1322" table:content-validation-name="val53" office:value-type="string" calcext:value-type="string">
            <text:p>Másodlagos fegyver</text:p>
          </table:table-cell>
          <table:table-cell table:style-name="ce1342" table:content-validation-name="val53" office:value-type="float" office:value="3" calcext:value-type="float">
            <text:p>3. fok</text:p>
          </table:table-cell>
          <table:table-cell table:style-name="ce964" table:content-validation-name="val53"/>
          <table:table-cell table:style-name="ce1867" table:content-validation-name="val53"/>
          <table:table-cell table:style-name="ce1874" table:content-validation-name="val53" table:number-columns-repeated="2"/>
          <table:table-cell table:style-name="ce1700" table:content-validation-name="val53"/>
          <table:table-cell table:number-columns-repeated="240"/>
        </table:table-row>
        <table:table-row table:style-name="ro2">
          <table:table-cell table:style-name="ce1728" table:content-validation-name="val53"/>
          <table:table-cell table:style-name="ce1772" table:content-validation-name="val53" office:value-type="float" office:value="2" calcext:value-type="float" table:number-columns-spanned="2" table:number-rows-spanned="1">
            <text:p>2</text:p>
          </table:table-cell>
          <table:covered-table-cell table:content-validation-name="val53"/>
          <table:table-cell table:style-name="ce1794" table:content-validation-name="val53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00" table:content-validation-name="val53"/>
          <table:table-cell table:style-name="ce964" table:content-validation-name="val53" table:number-columns-repeated="3"/>
          <table:table-cell table:style-name="ce1867" table:content-validation-name="val53"/>
          <table:table-cell table:style-name="ce1874" table:content-validation-name="val53" table:number-columns-repeated="2"/>
          <table:table-cell table:style-name="ce1700" table:content-validation-name="val53"/>
          <table:table-cell table:number-columns-repeated="240"/>
        </table:table-row>
        <table:table-row table:style-name="ro2">
          <table:table-cell table:style-name="ce1728" table:content-validation-name="val53"/>
          <table:table-cell table:style-name="ce1772" table:content-validation-name="val53" office:value-type="float" office:value="3" calcext:value-type="float" table:number-columns-spanned="2" table:number-rows-spanned="1">
            <text:p>3</text:p>
          </table:table-cell>
          <table:covered-table-cell table:content-validation-name="val53"/>
          <table:table-cell table:style-name="ce1794" table:content-validation-name="val53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00" table:content-validation-name="val53"/>
          <table:table-cell table:style-name="ce1324" table:content-validation-name="val53" office:value-type="string" calcext:value-type="string">
            <text:p>Kétkezes harc max pengehossz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964" table:content-validation-name="val53"/>
          <table:table-cell table:style-name="ce1867" table:content-validation-name="val53"/>
          <table:table-cell table:style-name="ce1874" table:content-validation-name="val53" table:number-columns-repeated="2"/>
          <table:table-cell table:style-name="ce1700" table:content-validation-name="val53"/>
          <table:table-cell table:number-columns-repeated="240"/>
        </table:table-row>
        <table:table-row table:style-name="ro2">
          <table:table-cell table:style-name="ce1728" table:content-validation-name="val53"/>
          <table:table-cell table:style-name="ce1771" table:content-validation-name="val53" table:number-columns-repeated="3"/>
          <table:table-cell table:style-name="ce1700" table:content-validation-name="val53"/>
          <table:table-cell table:style-name="ce1294" table:content-validation-name="val53"/>
          <table:table-cell table:style-name="ce1700" table:content-validation-name="val53" table:number-columns-repeated="3"/>
          <table:table-cell table:style-name="ce1322" table:content-validation-name="val53" office:value-type="string" calcext:value-type="string">
            <text:p>Minimum Erő 2 pengénél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964" table:content-validation-name="val53"/>
          <table:table-cell table:style-name="ce1867" table:content-validation-name="val53"/>
          <table:table-cell table:style-name="ce1874" table:content-validation-name="val53" table:number-columns-repeated="2"/>
          <table:table-cell table:style-name="ce1700" table:content-validation-name="val53"/>
          <table:table-cell table:number-columns-repeated="240"/>
        </table:table-row>
        <table:table-row table:style-name="ro2">
          <table:table-cell table:style-name="ce1728" table:content-validation-name="val53"/>
          <table:table-cell table:style-name="ce1778" table:content-validation-name="val53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3"/>
          <table:covered-table-cell table:number-columns-repeated="5" table:style-name="ce864" table:content-validation-name="val53"/>
          <table:covered-table-cell table:style-name="ce964" table:content-validation-name="val53"/>
          <table:table-cell table:style-name="ce964" table:content-validation-name="val53" table:number-columns-repeated="3"/>
          <table:table-cell table:style-name="ce1867" table:content-validation-name="val53"/>
          <table:table-cell table:style-name="ce1874" table:content-validation-name="val53" table:number-columns-repeated="2"/>
          <table:table-cell table:style-name="ce1700" table:content-validation-name="val53"/>
          <table:table-cell table:number-columns-repeated="240"/>
        </table:table-row>
        <table:table-row table:style-name="ro2">
          <table:table-cell table:style-name="ce1728" table:content-validation-name="val53"/>
          <table:table-cell table:style-name="ce1260" table:content-validation-name="val53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3"/>
          <table:table-cell table:style-name="ce1795" table:content-validation-name="val53" office:value-type="string" calcext:value-type="string" table:number-columns-spanned="3" table:number-rows-spanned="1">
            <text:p>SFÉ</text:p>
          </table:table-cell>
          <table:covered-table-cell table:number-columns-repeated="2" table:style-name="ce1795" table:content-validation-name="val53"/>
          <table:table-cell table:style-name="ce1817" table:content-validation-name="val53" office:value-type="string" calcext:value-type="string">
            <text:p>SFÉ diff</text:p>
          </table:table-cell>
          <table:table-cell table:style-name="ce1817" table:content-validation-name="val53" office:value-type="string" calcext:value-type="string" table:number-columns-spanned="2" table:number-rows-spanned="1">
            <text:p>Alap MGT</text:p>
          </table:table-cell>
          <table:covered-table-cell table:style-name="ce964" table:content-validation-name="val53"/>
          <table:table-cell table:style-name="ce964" table:content-validation-name="val53" table:number-columns-repeated="3"/>
          <table:table-cell table:style-name="ce1867" table:content-validation-name="val53"/>
          <table:table-cell table:style-name="ce1874" table:content-validation-name="val53" table:number-columns-repeated="2"/>
          <table:table-cell table:style-name="ce1700" table:content-validation-name="val53"/>
          <table:table-cell table:number-columns-repeated="240"/>
        </table:table-row>
        <table:table-row table:style-name="ro2">
          <table:table-cell table:style-name="ce1728" table:content-validation-name="val53"/>
          <table:table-cell table:style-name="ce1260" table:content-validation-name="val53" table:number-columns-spanned="2" table:number-rows-spanned="1"/>
          <table:covered-table-cell table:style-name="ce1269" table:content-validation-name="val53"/>
          <table:table-cell table:style-name="ce1795" table:content-validation-name="val53" office:value-type="string" calcext:value-type="string">
            <text:p>Szúró</text:p>
          </table:table-cell>
          <table:table-cell table:style-name="ce1795" table:content-validation-name="val53" office:value-type="string" calcext:value-type="string">
            <text:p>Vágó</text:p>
          </table:table-cell>
          <table:table-cell table:style-name="ce1795" table:content-validation-name="val53" office:value-type="string" calcext:value-type="string">
            <text:p>Zúzó</text:p>
          </table:table-cell>
          <table:table-cell table:style-name="ce1302" table:content-validation-name="val53"/>
          <table:table-cell table:style-name="ce1304" table:content-validation-name="val53" table:number-columns-spanned="2" table:number-rows-spanned="1"/>
          <table:covered-table-cell table:style-name="ce964" table:content-validation-name="val53"/>
          <table:table-cell table:style-name="ce964" table:content-validation-name="val53" table:number-columns-repeated="3"/>
          <table:table-cell table:style-name="ce1867" table:content-validation-name="val53"/>
          <table:table-cell table:style-name="ce1874" table:content-validation-name="val53" table:number-columns-repeated="2"/>
          <table:table-cell table:style-name="ce1700" table:content-validation-name="val53"/>
          <table:table-cell table:number-columns-repeated="240"/>
        </table:table-row>
        <table:table-row table:style-name="ro2">
          <table:table-cell table:style-name="ce1728" table:content-validation-name="val53"/>
          <table:table-cell table:style-name="ce1053" table:content-validation-name="val53" office:value-type="string" calcext:value-type="string" table:number-columns-spanned="2" table:number-rows-spanned="1">
            <text:p>Posztó/Bunda</text:p>
          </table:table-cell>
          <table:covered-table-cell table:style-name="ce1053" table:content-validation-name="val53"/>
          <table:table-cell table:style-name="ce1278" table:content-validation-name="val53" office:value-type="float" office:value="0" calcext:value-type="float">
            <text:p>0</text:p>
          </table:table-cell>
          <table:table-cell table:number-columns-repeated="2"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964" table:content-validation-name="val53"/>
          <table:table-cell table:content-validation-name="val53"/>
          <table:table-cell table:style-name="ce1700" table:content-validation-name="val53" table:number-columns-repeated="2"/>
          <table:table-cell table:style-name="ce1861" table:content-validation-name="val53"/>
          <table:table-cell table:style-name="ce1874" table:content-validation-name="val53" table:number-columns-repeated="2"/>
          <table:table-cell table:style-name="ce1700" table:content-validation-name="val53"/>
          <table:table-cell table:number-columns-repeated="240"/>
        </table:table-row>
        <table:table-row table:style-name="ro2">
          <table:table-cell table:style-name="ce1728" table:content-validation-name="val53"/>
          <table:table-cell table:style-name="ce1053" table:content-validation-name="val53" office:value-type="string" calcext:value-type="string" table:number-columns-spanned="2" table:number-rows-spanned="1">
            <text:p>Fegyverkabát</text:p>
          </table:table-cell>
          <table:covered-table-cell table:style-name="ce1053" table:content-validation-name="val53"/>
          <table:table-cell table:number-columns-repeated="2" table:style-name="ce1278" table:content-validation-name="val53" office:value-type="float" office:value="3" calcext:value-type="float">
            <text:p>3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964" table:content-validation-name="val53"/>
          <table:table-cell table:content-validation-name="val53"/>
          <table:table-cell table:style-name="ce1700" table:content-validation-name="val53" table:number-columns-repeated="2"/>
          <table:table-cell table:style-name="ce1861" table:content-validation-name="val53"/>
          <table:table-cell table:style-name="ce1874" table:content-validation-name="val53" table:number-columns-repeated="2"/>
          <table:table-cell table:style-name="ce1700" table:content-validation-name="val53"/>
          <table:table-cell table:number-columns-repeated="240"/>
        </table:table-row>
        <table:table-row table:style-name="ro2">
          <table:table-cell table:style-name="ce1728" table:content-validation-name="val53"/>
          <table:table-cell table:style-name="ce1053" table:content-validation-name="val53" office:value-type="string" calcext:value-type="string" table:number-columns-spanned="2" table:number-rows-spanned="1">
            <text:p>Bőr</text:p>
          </table:table-cell>
          <table:covered-table-cell table:style-name="ce1053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8" calcext:value-type="float" table:number-columns-spanned="2" table:number-rows-spanned="1">
            <text:p>8</text:p>
          </table:table-cell>
          <table:covered-table-cell table:style-name="ce964" table:content-validation-name="val53"/>
          <table:table-cell table:content-validation-name="val53"/>
          <table:table-cell table:style-name="ce1700" table:content-validation-name="val53" table:number-columns-repeated="2"/>
          <table:table-cell table:style-name="ce1861" table:content-validation-name="val53"/>
          <table:table-cell table:style-name="ce1874" table:content-validation-name="val53" table:number-columns-repeated="2"/>
          <table:table-cell table:style-name="ce1700" table:content-validation-name="val53"/>
          <table:table-cell table:number-columns-repeated="240"/>
        </table:table-row>
        <table:table-row table:style-name="ro2">
          <table:table-cell table:style-name="ce1728" table:content-validation-name="val53"/>
          <table:table-cell table:style-name="ce1053" table:content-validation-name="val53" office:value-type="string" calcext:value-type="string" table:number-columns-spanned="2" table:number-rows-spanned="1">
            <text:p>Brigantin</text:p>
          </table:table-cell>
          <table:covered-table-cell table:style-name="ce1053" table:content-validation-name="val53"/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7" calcext:value-type="float">
            <text:p>7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1" calcext:value-type="float" table:number-columns-spanned="2" table:number-rows-spanned="1">
            <text:p>11</text:p>
          </table:table-cell>
          <table:covered-table-cell table:style-name="ce964" table:content-validation-name="val53"/>
          <table:table-cell table:content-validation-name="val53"/>
          <table:table-cell table:style-name="ce1700" table:content-validation-name="val53" table:number-columns-repeated="2"/>
          <table:table-cell table:style-name="ce1861" table:content-validation-name="val53"/>
          <table:table-cell table:style-name="ce1874" table:content-validation-name="val53" table:number-columns-repeated="2"/>
          <table:table-cell table:style-name="ce1700" table:content-validation-name="val53"/>
          <table:table-cell table:number-columns-repeated="240"/>
        </table:table-row>
        <table:table-row table:style-name="ro2">
          <table:table-cell table:style-name="ce1728" table:content-validation-name="val53"/>
          <table:table-cell table:style-name="ce1053" table:content-validation-name="val53" office:value-type="string" calcext:value-type="string" table:number-columns-spanned="2" table:number-rows-spanned="1">
            <text:p>Lánc/Sodrony</text:p>
          </table:table-cell>
          <table:covered-table-cell table:style-name="ce1053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3" calcext:value-type="float" table:number-columns-spanned="2" table:number-rows-spanned="1">
            <text:p>13</text:p>
          </table:table-cell>
          <table:covered-table-cell table:style-name="ce964" table:content-validation-name="val53"/>
          <table:table-cell table:content-validation-name="val53"/>
          <table:table-cell table:style-name="ce1700" table:content-validation-name="val53" table:number-columns-repeated="2"/>
          <table:table-cell table:style-name="ce1861" table:content-validation-name="val53"/>
          <table:table-cell table:style-name="ce1874" table:content-validation-name="val53" table:number-columns-repeated="2"/>
          <table:table-cell table:style-name="ce1700" table:content-validation-name="val53"/>
          <table:table-cell table:number-columns-repeated="240"/>
        </table:table-row>
        <table:table-row table:style-name="ro2">
          <table:table-cell table:style-name="ce1728" table:content-validation-name="val53"/>
          <table:table-cell table:style-name="ce1053" table:content-validation-name="val53" office:value-type="string" calcext:value-type="string" table:number-columns-spanned="2" table:number-rows-spanned="1">
            <text:p>Pikkelypáncél</text:p>
          </table:table-cell>
          <table:covered-table-cell table:style-name="ce1053" table:content-validation-name="val53"/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7" calcext:value-type="float" table:number-columns-spanned="2" table:number-rows-spanned="1">
            <text:p>17</text:p>
          </table:table-cell>
          <table:covered-table-cell table:style-name="ce964" table:content-validation-name="val53"/>
          <table:table-cell table:content-validation-name="val53"/>
          <table:table-cell table:style-name="ce1700" table:content-validation-name="val53" table:number-columns-repeated="2"/>
          <table:table-cell table:style-name="ce1861" table:content-validation-name="val53"/>
          <table:table-cell table:style-name="ce1874" table:content-validation-name="val53" table:number-columns-repeated="2"/>
          <table:table-cell table:style-name="ce1700" table:content-validation-name="val53"/>
          <table:table-cell table:number-columns-repeated="240"/>
        </table:table-row>
        <table:table-row table:style-name="ro2">
          <table:table-cell table:style-name="ce1728" table:content-validation-name="val53"/>
          <table:table-cell table:style-name="ce1053" table:content-validation-name="val53" office:value-type="string" calcext:value-type="string" table:number-columns-spanned="2" table:number-rows-spanned="1">
            <text:p>Lemezpáncél</text:p>
          </table:table-cell>
          <table:covered-table-cell table:style-name="ce1053" table:content-validation-name="val53"/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18" calcext:value-type="float">
            <text:p>18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8" calcext:value-type="float" table:number-columns-spanned="2" table:number-rows-spanned="1">
            <text:p>18</text:p>
          </table:table-cell>
          <table:covered-table-cell table:style-name="ce964" table:content-validation-name="val53"/>
          <table:table-cell table:content-validation-name="val53"/>
          <table:table-cell table:style-name="ce1700" table:content-validation-name="val53" table:number-columns-repeated="2"/>
          <table:table-cell table:style-name="ce1861" table:content-validation-name="val53"/>
          <table:table-cell table:style-name="ce1874" table:content-validation-name="val53" table:number-columns-repeated="2"/>
          <table:table-cell table:style-name="ce1700" table:content-validation-name="val53"/>
          <table:table-cell table:number-columns-repeated="240"/>
        </table:table-row>
        <table:table-row table:style-name="ro2" table:number-rows-repeated="148">
          <table:table-cell table:style-name="Default" table:number-columns-repeated="16"/>
          <table:table-cell table:number-columns-repeated="240"/>
        </table:table-row>
        <table:table-row table:style-name="ro2" table:number-rows-repeated="65306">
          <table:table-cell table:style-name="ce1728"/>
          <table:table-cell table:style-name="ce1771" table:number-columns-repeated="3"/>
          <table:table-cell table:style-name="ce1700"/>
          <table:table-cell table:style-name="ce932"/>
          <table:table-cell table:style-name="ce1700" table:number-columns-repeated="6"/>
          <table:table-cell table:style-name="ce1861"/>
          <table:table-cell table:style-name="ce1874" table:number-columns-repeated="2"/>
          <table:table-cell table:style-name="ce1700"/>
          <table:table-cell table:number-columns-repeated="240"/>
        </table:table-row>
        <table:table-row table:style-name="ro2" table:number-rows-repeated="2">
          <table:table-cell table:style-name="ce1728"/>
          <table:table-cell table:number-columns-repeated="8"/>
          <table:table-cell table:style-name="ce1700" table:number-columns-repeated="3"/>
          <table:table-cell table:style-name="ce1861"/>
          <table:table-cell table:style-name="ce1874" table:number-columns-repeated="2"/>
          <table:table-cell table:style-name="ce1700"/>
          <table:table-cell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4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3">
          <table:table-cell table:style-name="ce187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KP_tablazat.$B$5:.$G$5"/>
        <table:named-range table:name="KP_táblázat" table:base-cell-address="$Alapértékek.$L$28" table:cell-range-address="$KP_tablazat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ortelyok_altalanos" table:target-range-address="Fortélylista.A4:Fortélylista.A48" table:on-update-keep-styles="true" table:on-update-keep-size="false"/>
        <table:database-range table:name="fortelyok_altalanos_full" table:target-range-address="Fortélylista.A4:Fortélylista.B48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24" table:on-update-keep-styles="true" table:on-update-keep-size="false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.B2:Fegyverek.O63"/>
        <table:database-range table:name="kezifegyverek_nev" table:target-range-address="Fegyverek.B2:Fegyverek.B63" table:orientation="column"/>
        <table:database-range table:name="kulturkorok" table:target-range-address="Fortélylista.G31:Fortélylista.G38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KP_tablazat.D51:KP_tablazat.H54" table:orientation="column"/>
        <table:database-range table:name="nyelvek" table:target-range-address="Fortélylista.D4:Fortélylista.D49" table:on-update-keep-styles="true" table:on-update-keep-size="false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I79" table:on-update-keep-styles="true" table:on-update-keep-size="false"/>
        <table:database-range table:name="pancel_strukturak_nev" table:target-range-address="KP_tablazat.B73:KP_tablazat.C79" table:on-update-keep-styles="true" table:on-update-keep-size="false"/>
        <table:database-range table:name="primer_atfogo" table:target-range-address="Képzettséglista.A4:Képzettséglista.A19" table:on-update-keep-styles="true" table:on-update-keep-size="false"/>
        <table:database-range table:name="primer_atlagos" table:target-range-address="Képzettséglista.A23:Képzettséglista.A28"/>
        <table:database-range table:name="szakmak" table:target-range-address="Képzettséglista.H23:Képzettséglista.H42" table:on-update-keep-styles="true" table:on-update-keep-size="false"/>
        <table:database-range table:name="szekunder_atfogo" table:target-range-address="Képzettséglista.C4:Képzettséglista.C9"/>
        <table:database-range table:name="szekunder_atlagos" table:target-range-address="Képzettséglista.C12:Képzettséglista.C40"/>
        <table:database-range table:name="szekunder_konnyu" table:target-range-address="Képzettséglista.I4:Képzettséglista.I6"/>
        <table:database-range table:name="tavolsagi_fegyverek_all" table:target-range-address="Fegyverek.B67:Fegyverek.O93" table:on-update-keep-size="false"/>
        <table:database-range table:name="tavolsagi_fegyverek_nev" table:target-range-address="Fegyverek.B67:Fegyverek.B93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adornments="Bold" style:font-family-generic="swiss" style:font-pitch="variable"/>
    <style:font-face style:name="Avenir2" svg:font-family="Avenir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 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30">00/00/0000</text:date>, <text:time style:data-style-name="N2" text:time-value="11:55:31.362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4-30T11:58:29.002000000</dc:date>
    <meta:editing-cycles>487</meta:editing-cycles>
    <meta:editing-duration>P2DT13H38M4S</meta:editing-duration>
    <meta:document-statistic meta:table-count="11" meta:cell-count="3004" meta:object-count="0"/>
    <meta:user-defined meta:name="Author">Fekete Bálint (Kaktusztea, Ailtas)</meta:user-defined>
    <meta:user-defined meta:name="Szerepjáték">km100</meta:user-defined>
  </office:meta>
</office:document-meta>
</file>